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54pt"/>
    </style:style>
    <style:style style:name="co2" style:family="table-column">
      <style:table-column-properties fo:break-before="auto" style:column-width="148.65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123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_train_18" table:style-name="ta1">
        <office:forms form:automatic-focus="false" form:apply-design-mode="false"/>
        <table:shapes>
          <draw:frame draw:z-index="0" draw:style-name="gr1" draw:text-style-name="P1" svg:width="851.24pt" svg:height="514.97pt" svg:x="406.43pt" svg:y="3640.11pt">
            <draw:object draw:notify-on-update-of-ranges="cost_train_18.B1:cost_train_18.B1 cost_train_18.B2:cost_train_18.B312 cost_train_18.D1:cost_train_18.D1 cost_train_18.D2:cost_train_18.D312 cost_train_18.C1:cost_train_18.C1 cost_train_18.C2:cost_train_18.C3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tch Cost</text:p>
          </table:table-cell>
          <table:table-cell office:value-type="string" calcext:value-type="string">
            <text:p>Lr = 0.1 e l = 3</text:p>
          </table:table-cell>
          <table:table-cell office:value-type="string" calcext:value-type="string">
            <text:p>Lr = 0.01 e l = 3</text:p>
          </table:table-cell>
          <table:table-cell office:value-type="string" calcext:value-type="string">
            <text:p>Lr = 0.01 e l = 2</text:p>
          </table:table-cell>
        </table:table-row>
        <table:table-row table:style-name="ro1">
          <table:table-cell office:value-type="string" calcext:value-type="string">
            <text:p>65.52508544921875</text:p>
          </table:table-cell>
          <table:table-cell table:formula="of:=[.A2]*1" office:value-type="float" office:value="65.5250854492188" calcext:value-type="float">
            <text:p>65.5250854492188</text:p>
          </table:table-cell>
          <table:table-cell office:value-type="float" office:value="76.7486114501953" calcext:value-type="float">
            <text:p>76.7486114501953</text:p>
          </table:table-cell>
          <table:table-cell office:value-type="float" office:value="61.5614242553711" calcext:value-type="float">
            <text:p>61.5614242553711</text:p>
          </table:table-cell>
        </table:table-row>
        <table:table-row table:style-name="ro1">
          <table:table-cell office:value-type="string" calcext:value-type="string">
            <text:p>51.36476135253906</text:p>
          </table:table-cell>
          <table:table-cell table:formula="of:=[.A3]*1" office:value-type="float" office:value="51.3647613525391" calcext:value-type="float">
            <text:p>51.3647613525391</text:p>
          </table:table-cell>
          <table:table-cell office:value-type="float" office:value="77.0276260375977" calcext:value-type="float">
            <text:p>77.0276260375977</text:p>
          </table:table-cell>
          <table:table-cell office:value-type="float" office:value="53.3954048156738" calcext:value-type="float">
            <text:p>53.3954048156738</text:p>
          </table:table-cell>
        </table:table-row>
        <table:table-row table:style-name="ro1">
          <table:table-cell office:value-type="string" calcext:value-type="string">
            <text:p>71.4029312133789</text:p>
          </table:table-cell>
          <table:table-cell table:formula="of:=[.A4]*1" office:value-type="float" office:value="71.4029312133789" calcext:value-type="float">
            <text:p>71.4029312133789</text:p>
          </table:table-cell>
          <table:table-cell office:value-type="float" office:value="70.0257110595703" calcext:value-type="float">
            <text:p>70.0257110595703</text:p>
          </table:table-cell>
          <table:table-cell office:value-type="float" office:value="62.142505645752" calcext:value-type="float">
            <text:p>62.142505645752</text:p>
          </table:table-cell>
        </table:table-row>
        <table:table-row table:style-name="ro1">
          <table:table-cell office:value-type="string" calcext:value-type="string">
            <text:p>68.89347076416016</text:p>
          </table:table-cell>
          <table:table-cell table:formula="of:=[.A5]*1" office:value-type="float" office:value="68.8934707641602" calcext:value-type="float">
            <text:p>68.8934707641602</text:p>
          </table:table-cell>
          <table:table-cell office:value-type="float" office:value="72.9650344848633" calcext:value-type="float">
            <text:p>72.9650344848633</text:p>
          </table:table-cell>
          <table:table-cell office:value-type="float" office:value="68.154052734375" calcext:value-type="float">
            <text:p>68.154052734375</text:p>
          </table:table-cell>
        </table:table-row>
        <table:table-row table:style-name="ro1">
          <table:table-cell office:value-type="string" calcext:value-type="string">
            <text:p>58.58742141723633</text:p>
          </table:table-cell>
          <table:table-cell table:formula="of:=[.A6]*1" office:value-type="float" office:value="58.5874214172363" calcext:value-type="float">
            <text:p>58.5874214172363</text:p>
          </table:table-cell>
          <table:table-cell office:value-type="float" office:value="72.8391876220703" calcext:value-type="float">
            <text:p>72.8391876220703</text:p>
          </table:table-cell>
          <table:table-cell office:value-type="float" office:value="62.2607307434082" calcext:value-type="float">
            <text:p>62.2607307434082</text:p>
          </table:table-cell>
        </table:table-row>
        <table:table-row table:style-name="ro1">
          <table:table-cell office:value-type="string" calcext:value-type="string">
            <text:p>64.59353637695312</text:p>
          </table:table-cell>
          <table:table-cell table:formula="of:=[.A7]*1" office:value-type="float" office:value="64.5935363769531" calcext:value-type="float">
            <text:p>64.5935363769531</text:p>
          </table:table-cell>
          <table:table-cell office:value-type="float" office:value="67.2667007446289" calcext:value-type="float">
            <text:p>67.2667007446289</text:p>
          </table:table-cell>
          <table:table-cell office:value-type="float" office:value="60.3783416748047" calcext:value-type="float">
            <text:p>60.3783416748047</text:p>
          </table:table-cell>
        </table:table-row>
        <table:table-row table:style-name="ro1">
          <table:table-cell office:value-type="string" calcext:value-type="string">
            <text:p>69.07425689697266</text:p>
          </table:table-cell>
          <table:table-cell table:formula="of:=[.A8]*1" office:value-type="float" office:value="69.0742568969727" calcext:value-type="float">
            <text:p>69.0742568969727</text:p>
          </table:table-cell>
          <table:table-cell office:value-type="float" office:value="68.2422790527344" calcext:value-type="float">
            <text:p>68.2422790527344</text:p>
          </table:table-cell>
          <table:table-cell office:value-type="float" office:value="61.2102088928223" calcext:value-type="float">
            <text:p>61.2102088928223</text:p>
          </table:table-cell>
        </table:table-row>
        <table:table-row table:style-name="ro1">
          <table:table-cell office:value-type="string" calcext:value-type="string">
            <text:p>64.14987182617188</text:p>
          </table:table-cell>
          <table:table-cell table:formula="of:=[.A9]*1" office:value-type="float" office:value="64.1498718261719" calcext:value-type="float">
            <text:p>64.1498718261719</text:p>
          </table:table-cell>
          <table:table-cell office:value-type="float" office:value="63.5051612854004" calcext:value-type="float">
            <text:p>63.5051612854004</text:p>
          </table:table-cell>
          <table:table-cell office:value-type="float" office:value="54.6950607299805" calcext:value-type="float">
            <text:p>54.6950607299805</text:p>
          </table:table-cell>
        </table:table-row>
        <table:table-row table:style-name="ro1">
          <table:table-cell office:value-type="string" calcext:value-type="string">
            <text:p>53.99597930908203</text:p>
          </table:table-cell>
          <table:table-cell table:formula="of:=[.A10]*1" office:value-type="float" office:value="53.995979309082" calcext:value-type="float">
            <text:p>53.995979309082</text:p>
          </table:table-cell>
          <table:table-cell office:value-type="float" office:value="61.8878974914551" calcext:value-type="float">
            <text:p>61.8878974914551</text:p>
          </table:table-cell>
          <table:table-cell office:value-type="float" office:value="49.517032623291" calcext:value-type="float">
            <text:p>49.517032623291</text:p>
          </table:table-cell>
        </table:table-row>
        <table:table-row table:style-name="ro1">
          <table:table-cell office:value-type="string" calcext:value-type="string">
            <text:p>56.332664489746094</text:p>
          </table:table-cell>
          <table:table-cell table:formula="of:=[.A11]*1" office:value-type="float" office:value="56.3326644897461" calcext:value-type="float">
            <text:p>56.3326644897461</text:p>
          </table:table-cell>
          <table:table-cell office:value-type="float" office:value="64.1082382202148" calcext:value-type="float">
            <text:p>64.1082382202148</text:p>
          </table:table-cell>
          <table:table-cell office:value-type="float" office:value="60.6033439636231" calcext:value-type="float">
            <text:p>60.6033439636231</text:p>
          </table:table-cell>
        </table:table-row>
        <table:table-row table:style-name="ro1">
          <table:table-cell office:value-type="string" calcext:value-type="string">
            <text:p>78.37162780761719</text:p>
          </table:table-cell>
          <table:table-cell table:formula="of:=[.A12]*1" office:value-type="float" office:value="78.3716278076172" calcext:value-type="float">
            <text:p>78.3716278076172</text:p>
          </table:table-cell>
          <table:table-cell office:value-type="float" office:value="55.521598815918" calcext:value-type="float">
            <text:p>55.521598815918</text:p>
          </table:table-cell>
          <table:table-cell office:value-type="float" office:value="57.189094543457" calcext:value-type="float">
            <text:p>57.189094543457</text:p>
          </table:table-cell>
        </table:table-row>
        <table:table-row table:style-name="ro1">
          <table:table-cell office:value-type="string" calcext:value-type="string">
            <text:p>63.87056350708008</text:p>
          </table:table-cell>
          <table:table-cell table:formula="of:=[.A13]*1" office:value-type="float" office:value="63.8705635070801" calcext:value-type="float">
            <text:p>63.8705635070801</text:p>
          </table:table-cell>
          <table:table-cell office:value-type="float" office:value="58.1273460388184" calcext:value-type="float">
            <text:p>58.1273460388184</text:p>
          </table:table-cell>
          <table:table-cell office:value-type="float" office:value="50.7929611206055" calcext:value-type="float">
            <text:p>50.7929611206055</text:p>
          </table:table-cell>
        </table:table-row>
        <table:table-row table:style-name="ro1">
          <table:table-cell office:value-type="string" calcext:value-type="string">
            <text:p>71.10464477539062</text:p>
          </table:table-cell>
          <table:table-cell table:formula="of:=[.A14]*1" office:value-type="float" office:value="71.1046447753906" calcext:value-type="float">
            <text:p>71.1046447753906</text:p>
          </table:table-cell>
          <table:table-cell office:value-type="float" office:value="57.4039039611816" calcext:value-type="float">
            <text:p>57.4039039611816</text:p>
          </table:table-cell>
          <table:table-cell office:value-type="float" office:value="55.8209495544434" calcext:value-type="float">
            <text:p>55.8209495544434</text:p>
          </table:table-cell>
        </table:table-row>
        <table:table-row table:style-name="ro1">
          <table:table-cell office:value-type="string" calcext:value-type="string">
            <text:p>62.008140563964844</text:p>
          </table:table-cell>
          <table:table-cell table:formula="of:=[.A15]*1" office:value-type="float" office:value="62.0081405639648" calcext:value-type="float">
            <text:p>62.0081405639648</text:p>
          </table:table-cell>
          <table:table-cell office:value-type="float" office:value="52.0078010559082" calcext:value-type="float">
            <text:p>52.0078010559082</text:p>
          </table:table-cell>
          <table:table-cell office:value-type="float" office:value="61.1510200500488" calcext:value-type="float">
            <text:p>61.1510200500488</text:p>
          </table:table-cell>
        </table:table-row>
        <table:table-row table:style-name="ro1">
          <table:table-cell office:value-type="string" calcext:value-type="string">
            <text:p>57.86170196533203</text:p>
          </table:table-cell>
          <table:table-cell table:formula="of:=[.A16]*1" office:value-type="float" office:value="57.861701965332" calcext:value-type="float">
            <text:p>57.861701965332</text:p>
          </table:table-cell>
          <table:table-cell office:value-type="float" office:value="59.9869956970215" calcext:value-type="float">
            <text:p>59.9869956970215</text:p>
          </table:table-cell>
          <table:table-cell office:value-type="float" office:value="54.5945663452148" calcext:value-type="float">
            <text:p>54.5945663452148</text:p>
          </table:table-cell>
        </table:table-row>
        <table:table-row table:style-name="ro1">
          <table:table-cell office:value-type="string" calcext:value-type="string">
            <text:p>66.76071166992188</text:p>
          </table:table-cell>
          <table:table-cell table:formula="of:=[.A17]*1" office:value-type="float" office:value="66.7607116699219" calcext:value-type="float">
            <text:p>66.7607116699219</text:p>
          </table:table-cell>
          <table:table-cell office:value-type="float" office:value="43.837646484375" calcext:value-type="float">
            <text:p>43.837646484375</text:p>
          </table:table-cell>
          <table:table-cell office:value-type="float" office:value="55.3937950134277" calcext:value-type="float">
            <text:p>55.3937950134277</text:p>
          </table:table-cell>
        </table:table-row>
        <table:table-row table:style-name="ro1">
          <table:table-cell office:value-type="string" calcext:value-type="string">
            <text:p>68.52140045166016</text:p>
          </table:table-cell>
          <table:table-cell table:formula="of:=[.A18]*1" office:value-type="float" office:value="68.5214004516602" calcext:value-type="float">
            <text:p>68.5214004516602</text:p>
          </table:table-cell>
          <table:table-cell office:value-type="float" office:value="54.5304565429688" calcext:value-type="float">
            <text:p>54.5304565429688</text:p>
          </table:table-cell>
          <table:table-cell office:value-type="float" office:value="41.9018707275391" calcext:value-type="float">
            <text:p>41.9018707275391</text:p>
          </table:table-cell>
        </table:table-row>
        <table:table-row table:style-name="ro1">
          <table:table-cell office:value-type="string" calcext:value-type="string">
            <text:p>66.72464752197266</text:p>
          </table:table-cell>
          <table:table-cell table:formula="of:=[.A19]*1" office:value-type="float" office:value="66.7246475219727" calcext:value-type="float">
            <text:p>66.7246475219727</text:p>
          </table:table-cell>
          <table:table-cell office:value-type="float" office:value="41.1028175354004" calcext:value-type="float">
            <text:p>41.1028175354004</text:p>
          </table:table-cell>
          <table:table-cell office:value-type="float" office:value="42.5282554626465" calcext:value-type="float">
            <text:p>42.5282554626465</text:p>
          </table:table-cell>
        </table:table-row>
        <table:table-row table:style-name="ro1">
          <table:table-cell office:value-type="string" calcext:value-type="string">
            <text:p>45.647579193115234</text:p>
          </table:table-cell>
          <table:table-cell table:formula="of:=[.A20]*1" office:value-type="float" office:value="45.6475791931152" calcext:value-type="float">
            <text:p>45.6475791931152</text:p>
          </table:table-cell>
          <table:table-cell office:value-type="float" office:value="46.2657814025879" calcext:value-type="float">
            <text:p>46.2657814025879</text:p>
          </table:table-cell>
          <table:table-cell office:value-type="float" office:value="44.480396270752" calcext:value-type="float">
            <text:p>44.480396270752</text:p>
          </table:table-cell>
        </table:table-row>
        <table:table-row table:style-name="ro1">
          <table:table-cell office:value-type="string" calcext:value-type="string">
            <text:p>65.57958221435547</text:p>
          </table:table-cell>
          <table:table-cell table:formula="of:=[.A21]*1" office:value-type="float" office:value="65.5795822143555" calcext:value-type="float">
            <text:p>65.5795822143555</text:p>
          </table:table-cell>
          <table:table-cell office:value-type="float" office:value="48.8444023132324" calcext:value-type="float">
            <text:p>48.8444023132324</text:p>
          </table:table-cell>
          <table:table-cell office:value-type="float" office:value="44.7180709838867" calcext:value-type="float">
            <text:p>44.7180709838867</text:p>
          </table:table-cell>
        </table:table-row>
        <table:table-row table:style-name="ro1">
          <table:table-cell office:value-type="string" calcext:value-type="string">
            <text:p>54.01762771606445</text:p>
          </table:table-cell>
          <table:table-cell table:formula="of:=[.A22]*1" office:value-type="float" office:value="54.0176277160645" calcext:value-type="float">
            <text:p>54.0176277160645</text:p>
          </table:table-cell>
          <table:table-cell office:value-type="float" office:value="43.0555458068848" calcext:value-type="float">
            <text:p>43.0555458068848</text:p>
          </table:table-cell>
          <table:table-cell office:value-type="float" office:value="46.2796478271484" calcext:value-type="float">
            <text:p>46.2796478271484</text:p>
          </table:table-cell>
        </table:table-row>
        <table:table-row table:style-name="ro1">
          <table:table-cell office:value-type="string" calcext:value-type="string">
            <text:p>56.074180603027344</text:p>
          </table:table-cell>
          <table:table-cell table:formula="of:=[.A23]*1" office:value-type="float" office:value="56.0741806030273" calcext:value-type="float">
            <text:p>56.0741806030273</text:p>
          </table:table-cell>
          <table:table-cell office:value-type="float" office:value="63.716495513916" calcext:value-type="float">
            <text:p>63.716495513916</text:p>
          </table:table-cell>
          <table:table-cell office:value-type="float" office:value="36.5344848632812" calcext:value-type="float">
            <text:p>36.5344848632812</text:p>
          </table:table-cell>
        </table:table-row>
        <table:table-row table:style-name="ro1">
          <table:table-cell office:value-type="string" calcext:value-type="string">
            <text:p>52.01736831665039</text:p>
          </table:table-cell>
          <table:table-cell table:formula="of:=[.A24]*1" office:value-type="float" office:value="52.0173683166504" calcext:value-type="float">
            <text:p>52.0173683166504</text:p>
          </table:table-cell>
          <table:table-cell office:value-type="float" office:value="54.8427467346191" calcext:value-type="float">
            <text:p>54.8427467346191</text:p>
          </table:table-cell>
          <table:table-cell office:value-type="float" office:value="47.6094284057617" calcext:value-type="float">
            <text:p>47.6094284057617</text:p>
          </table:table-cell>
        </table:table-row>
        <table:table-row table:style-name="ro1">
          <table:table-cell office:value-type="string" calcext:value-type="string">
            <text:p>65.3543472290039</text:p>
          </table:table-cell>
          <table:table-cell table:formula="of:=[.A25]*1" office:value-type="float" office:value="65.3543472290039" calcext:value-type="float">
            <text:p>65.3543472290039</text:p>
          </table:table-cell>
          <table:table-cell office:value-type="float" office:value="46.801025390625" calcext:value-type="float">
            <text:p>46.801025390625</text:p>
          </table:table-cell>
          <table:table-cell office:value-type="float" office:value="31.1862907409668" calcext:value-type="float">
            <text:p>31.1862907409668</text:p>
          </table:table-cell>
        </table:table-row>
        <table:table-row table:style-name="ro1">
          <table:table-cell office:value-type="string" calcext:value-type="string">
            <text:p>51.8150520324707</text:p>
          </table:table-cell>
          <table:table-cell table:formula="of:=[.A26]*1" office:value-type="float" office:value="51.8150520324707" calcext:value-type="float">
            <text:p>51.8150520324707</text:p>
          </table:table-cell>
          <table:table-cell office:value-type="float" office:value="52.0955619812012" calcext:value-type="float">
            <text:p>52.0955619812012</text:p>
          </table:table-cell>
          <table:table-cell office:value-type="float" office:value="42.0322265625" calcext:value-type="float">
            <text:p>42.0322265625</text:p>
          </table:table-cell>
        </table:table-row>
        <table:table-row table:style-name="ro1">
          <table:table-cell office:value-type="string" calcext:value-type="string">
            <text:p>60.013248443603516</text:p>
          </table:table-cell>
          <table:table-cell table:formula="of:=[.A27]*1" office:value-type="float" office:value="60.0132484436035" calcext:value-type="float">
            <text:p>60.0132484436035</text:p>
          </table:table-cell>
          <table:table-cell office:value-type="float" office:value="47.6263961791992" calcext:value-type="float">
            <text:p>47.6263961791992</text:p>
          </table:table-cell>
          <table:table-cell office:value-type="float" office:value="42.2063522338867" calcext:value-type="float">
            <text:p>42.2063522338867</text:p>
          </table:table-cell>
        </table:table-row>
        <table:table-row table:style-name="ro1">
          <table:table-cell office:value-type="string" calcext:value-type="string">
            <text:p>51.299293518066406</text:p>
          </table:table-cell>
          <table:table-cell table:formula="of:=[.A28]*1" office:value-type="float" office:value="51.2992935180664" calcext:value-type="float">
            <text:p>51.2992935180664</text:p>
          </table:table-cell>
          <table:table-cell office:value-type="float" office:value="54.3285217285156" calcext:value-type="float">
            <text:p>54.3285217285156</text:p>
          </table:table-cell>
          <table:table-cell office:value-type="float" office:value="38.4584083557129" calcext:value-type="float">
            <text:p>38.4584083557129</text:p>
          </table:table-cell>
        </table:table-row>
        <table:table-row table:style-name="ro1">
          <table:table-cell office:value-type="string" calcext:value-type="string">
            <text:p>48.60174560546875</text:p>
          </table:table-cell>
          <table:table-cell table:formula="of:=[.A29]*1" office:value-type="float" office:value="48.6017456054688" calcext:value-type="float">
            <text:p>48.6017456054688</text:p>
          </table:table-cell>
          <table:table-cell office:value-type="float" office:value="55.8870391845703" calcext:value-type="float">
            <text:p>55.8870391845703</text:p>
          </table:table-cell>
          <table:table-cell office:value-type="float" office:value="38.4815254211426" calcext:value-type="float">
            <text:p>38.4815254211426</text:p>
          </table:table-cell>
        </table:table-row>
        <table:table-row table:style-name="ro1">
          <table:table-cell office:value-type="string" calcext:value-type="string">
            <text:p>54.66608810424805</text:p>
          </table:table-cell>
          <table:table-cell table:formula="of:=[.A30]*1" office:value-type="float" office:value="54.666088104248" calcext:value-type="float">
            <text:p>54.666088104248</text:p>
          </table:table-cell>
          <table:table-cell office:value-type="float" office:value="55.265682220459" calcext:value-type="float">
            <text:p>55.265682220459</text:p>
          </table:table-cell>
          <table:table-cell office:value-type="float" office:value="41.3674430847168" calcext:value-type="float">
            <text:p>41.3674430847168</text:p>
          </table:table-cell>
        </table:table-row>
        <table:table-row table:style-name="ro1">
          <table:table-cell office:value-type="string" calcext:value-type="string">
            <text:p>39.14864730834961</text:p>
          </table:table-cell>
          <table:table-cell table:formula="of:=[.A31]*1" office:value-type="float" office:value="39.1486473083496" calcext:value-type="float">
            <text:p>39.1486473083496</text:p>
          </table:table-cell>
          <table:table-cell office:value-type="float" office:value="43.9546127319336" calcext:value-type="float">
            <text:p>43.9546127319336</text:p>
          </table:table-cell>
          <table:table-cell office:value-type="float" office:value="41.9037208557129" calcext:value-type="float">
            <text:p>41.9037208557129</text:p>
          </table:table-cell>
        </table:table-row>
        <table:table-row table:style-name="ro1">
          <table:table-cell office:value-type="string" calcext:value-type="string">
            <text:p>52.35942459106445</text:p>
          </table:table-cell>
          <table:table-cell table:formula="of:=[.A32]*1" office:value-type="float" office:value="52.3594245910645" calcext:value-type="float">
            <text:p>52.3594245910645</text:p>
          </table:table-cell>
          <table:table-cell office:value-type="float" office:value="45.6624031066895" calcext:value-type="float">
            <text:p>45.6624031066895</text:p>
          </table:table-cell>
          <table:table-cell office:value-type="float" office:value="36.2153091430664" calcext:value-type="float">
            <text:p>36.2153091430664</text:p>
          </table:table-cell>
        </table:table-row>
        <table:table-row table:style-name="ro1">
          <table:table-cell office:value-type="string" calcext:value-type="string">
            <text:p>49.08115768432617</text:p>
          </table:table-cell>
          <table:table-cell table:formula="of:=[.A33]*1" office:value-type="float" office:value="49.0811576843262" calcext:value-type="float">
            <text:p>49.0811576843262</text:p>
          </table:table-cell>
          <table:table-cell office:value-type="float" office:value="47.367057800293" calcext:value-type="float">
            <text:p>47.367057800293</text:p>
          </table:table-cell>
          <table:table-cell office:value-type="float" office:value="39.1485977172852" calcext:value-type="float">
            <text:p>39.1485977172852</text:p>
          </table:table-cell>
        </table:table-row>
        <table:table-row table:style-name="ro1">
          <table:table-cell office:value-type="string" calcext:value-type="string">
            <text:p>32.259132385253906</text:p>
          </table:table-cell>
          <table:table-cell table:formula="of:=[.A34]*1" office:value-type="float" office:value="32.2591323852539" calcext:value-type="float">
            <text:p>32.2591323852539</text:p>
          </table:table-cell>
          <table:table-cell office:value-type="float" office:value="46.5733261108398" calcext:value-type="float">
            <text:p>46.5733261108398</text:p>
          </table:table-cell>
          <table:table-cell office:value-type="float" office:value="34.819938659668" calcext:value-type="float">
            <text:p>34.819938659668</text:p>
          </table:table-cell>
        </table:table-row>
        <table:table-row table:style-name="ro1">
          <table:table-cell office:value-type="string" calcext:value-type="string">
            <text:p>57.100982666015625</text:p>
          </table:table-cell>
          <table:table-cell table:formula="of:=[.A35]*1" office:value-type="float" office:value="57.1009826660156" calcext:value-type="float">
            <text:p>57.1009826660156</text:p>
          </table:table-cell>
          <table:table-cell office:value-type="float" office:value="42.642448425293" calcext:value-type="float">
            <text:p>42.642448425293</text:p>
          </table:table-cell>
          <table:table-cell office:value-type="float" office:value="44.9645843505859" calcext:value-type="float">
            <text:p>44.9645843505859</text:p>
          </table:table-cell>
        </table:table-row>
        <table:table-row table:style-name="ro1">
          <table:table-cell office:value-type="string" calcext:value-type="string">
            <text:p>45.72654724121094</text:p>
          </table:table-cell>
          <table:table-cell table:formula="of:=[.A36]*1" office:value-type="float" office:value="45.7265472412109" calcext:value-type="float">
            <text:p>45.7265472412109</text:p>
          </table:table-cell>
          <table:table-cell office:value-type="float" office:value="46.4408721923828" calcext:value-type="float">
            <text:p>46.4408721923828</text:p>
          </table:table-cell>
          <table:table-cell office:value-type="float" office:value="36.1235580444336" calcext:value-type="float">
            <text:p>36.1235580444336</text:p>
          </table:table-cell>
        </table:table-row>
        <table:table-row table:style-name="ro1">
          <table:table-cell office:value-type="string" calcext:value-type="string">
            <text:p>38.90481948852539</text:p>
          </table:table-cell>
          <table:table-cell table:formula="of:=[.A37]*1" office:value-type="float" office:value="38.9048194885254" calcext:value-type="float">
            <text:p>38.9048194885254</text:p>
          </table:table-cell>
          <table:table-cell office:value-type="float" office:value="46.3989334106445" calcext:value-type="float">
            <text:p>46.3989334106445</text:p>
          </table:table-cell>
          <table:table-cell office:value-type="float" office:value="38.4878578186035" calcext:value-type="float">
            <text:p>38.4878578186035</text:p>
          </table:table-cell>
        </table:table-row>
        <table:table-row table:style-name="ro1">
          <table:table-cell office:value-type="string" calcext:value-type="string">
            <text:p>48.6038932800293</text:p>
          </table:table-cell>
          <table:table-cell table:formula="of:=[.A38]*1" office:value-type="float" office:value="48.6038932800293" calcext:value-type="float">
            <text:p>48.6038932800293</text:p>
          </table:table-cell>
          <table:table-cell office:value-type="float" office:value="36.5464706420898" calcext:value-type="float">
            <text:p>36.5464706420898</text:p>
          </table:table-cell>
          <table:table-cell office:value-type="float" office:value="23.2959842681885" calcext:value-type="float">
            <text:p>23.2959842681885</text:p>
          </table:table-cell>
        </table:table-row>
        <table:table-row table:style-name="ro1">
          <table:table-cell office:value-type="string" calcext:value-type="string">
            <text:p>41.738487243652344</text:p>
          </table:table-cell>
          <table:table-cell table:formula="of:=[.A39]*1" office:value-type="float" office:value="41.7384872436523" calcext:value-type="float">
            <text:p>41.7384872436523</text:p>
          </table:table-cell>
          <table:table-cell office:value-type="float" office:value="46.1823043823242" calcext:value-type="float">
            <text:p>46.1823043823242</text:p>
          </table:table-cell>
          <table:table-cell office:value-type="float" office:value="35.3278541564941" calcext:value-type="float">
            <text:p>35.3278541564941</text:p>
          </table:table-cell>
        </table:table-row>
        <table:table-row table:style-name="ro1">
          <table:table-cell office:value-type="string" calcext:value-type="string">
            <text:p>42.95115661621094</text:p>
          </table:table-cell>
          <table:table-cell table:formula="of:=[.A40]*1" office:value-type="float" office:value="42.9511566162109" calcext:value-type="float">
            <text:p>42.9511566162109</text:p>
          </table:table-cell>
          <table:table-cell office:value-type="float" office:value="48.4561920166016" calcext:value-type="float">
            <text:p>48.4561920166016</text:p>
          </table:table-cell>
          <table:table-cell office:value-type="float" office:value="37.2734069824219" calcext:value-type="float">
            <text:p>37.2734069824219</text:p>
          </table:table-cell>
        </table:table-row>
        <table:table-row table:style-name="ro1">
          <table:table-cell office:value-type="string" calcext:value-type="string">
            <text:p>46.28878402709961</text:p>
          </table:table-cell>
          <table:table-cell table:formula="of:=[.A41]*1" office:value-type="float" office:value="46.2887840270996" calcext:value-type="float">
            <text:p>46.2887840270996</text:p>
          </table:table-cell>
          <table:table-cell office:value-type="float" office:value="42.7916488647461" calcext:value-type="float">
            <text:p>42.7916488647461</text:p>
          </table:table-cell>
          <table:table-cell office:value-type="float" office:value="34.4890556335449" calcext:value-type="float">
            <text:p>34.4890556335449</text:p>
          </table:table-cell>
        </table:table-row>
        <table:table-row table:style-name="ro1">
          <table:table-cell office:value-type="string" calcext:value-type="string">
            <text:p>54.05388641357422</text:p>
          </table:table-cell>
          <table:table-cell table:formula="of:=[.A42]*1" office:value-type="float" office:value="54.0538864135742" calcext:value-type="float">
            <text:p>54.0538864135742</text:p>
          </table:table-cell>
          <table:table-cell office:value-type="float" office:value="41.6492042541504" calcext:value-type="float">
            <text:p>41.6492042541504</text:p>
          </table:table-cell>
          <table:table-cell office:value-type="float" office:value="31.3203125" calcext:value-type="float">
            <text:p>31.3203125</text:p>
          </table:table-cell>
        </table:table-row>
        <table:table-row table:style-name="ro1">
          <table:table-cell office:value-type="string" calcext:value-type="string">
            <text:p>45.23299026489258</text:p>
          </table:table-cell>
          <table:table-cell table:formula="of:=[.A43]*1" office:value-type="float" office:value="45.2329902648926" calcext:value-type="float">
            <text:p>45.2329902648926</text:p>
          </table:table-cell>
          <table:table-cell office:value-type="float" office:value="48.7844123840332" calcext:value-type="float">
            <text:p>48.7844123840332</text:p>
          </table:table-cell>
          <table:table-cell office:value-type="float" office:value="27.8652420043945" calcext:value-type="float">
            <text:p>27.8652420043945</text:p>
          </table:table-cell>
        </table:table-row>
        <table:table-row table:style-name="ro1">
          <table:table-cell office:value-type="string" calcext:value-type="string">
            <text:p>44.32316589355469</text:p>
          </table:table-cell>
          <table:table-cell table:formula="of:=[.A44]*1" office:value-type="float" office:value="44.3231658935547" calcext:value-type="float">
            <text:p>44.3231658935547</text:p>
          </table:table-cell>
          <table:table-cell office:value-type="float" office:value="50.6890335083008" calcext:value-type="float">
            <text:p>50.6890335083008</text:p>
          </table:table-cell>
          <table:table-cell office:value-type="float" office:value="37.8092346191406" calcext:value-type="float">
            <text:p>37.8092346191406</text:p>
          </table:table-cell>
        </table:table-row>
        <table:table-row table:style-name="ro1">
          <table:table-cell office:value-type="string" calcext:value-type="string">
            <text:p>42.6966552734375</text:p>
          </table:table-cell>
          <table:table-cell table:formula="of:=[.A45]*1" office:value-type="float" office:value="42.6966552734375" calcext:value-type="float">
            <text:p>42.6966552734375</text:p>
          </table:table-cell>
          <table:table-cell office:value-type="float" office:value="39.2647705078125" calcext:value-type="float">
            <text:p>39.2647705078125</text:p>
          </table:table-cell>
          <table:table-cell office:value-type="float" office:value="29.5351734161377" calcext:value-type="float">
            <text:p>29.5351734161377</text:p>
          </table:table-cell>
        </table:table-row>
        <table:table-row table:style-name="ro1">
          <table:table-cell office:value-type="string" calcext:value-type="string">
            <text:p>45.60098648071289</text:p>
          </table:table-cell>
          <table:table-cell table:formula="of:=[.A46]*1" office:value-type="float" office:value="45.6009864807129" calcext:value-type="float">
            <text:p>45.6009864807129</text:p>
          </table:table-cell>
          <table:table-cell office:value-type="float" office:value="43.557502746582" calcext:value-type="float">
            <text:p>43.557502746582</text:p>
          </table:table-cell>
          <table:table-cell office:value-type="float" office:value="34.2322463989258" calcext:value-type="float">
            <text:p>34.2322463989258</text:p>
          </table:table-cell>
        </table:table-row>
        <table:table-row table:style-name="ro1">
          <table:table-cell office:value-type="string" calcext:value-type="string">
            <text:p>45.97870635986328</text:p>
          </table:table-cell>
          <table:table-cell table:formula="of:=[.A47]*1" office:value-type="float" office:value="45.9787063598633" calcext:value-type="float">
            <text:p>45.9787063598633</text:p>
          </table:table-cell>
          <table:table-cell office:value-type="float" office:value="43.3528938293457" calcext:value-type="float">
            <text:p>43.3528938293457</text:p>
          </table:table-cell>
          <table:table-cell office:value-type="float" office:value="45.9710159301758" calcext:value-type="float">
            <text:p>45.9710159301758</text:p>
          </table:table-cell>
        </table:table-row>
        <table:table-row table:style-name="ro1">
          <table:table-cell office:value-type="string" calcext:value-type="string">
            <text:p>44.78895568847656</text:p>
          </table:table-cell>
          <table:table-cell table:formula="of:=[.A48]*1" office:value-type="float" office:value="44.7889556884766" calcext:value-type="float">
            <text:p>44.7889556884766</text:p>
          </table:table-cell>
          <table:table-cell office:value-type="float" office:value="34.4210548400879" calcext:value-type="float">
            <text:p>34.4210548400879</text:p>
          </table:table-cell>
          <table:table-cell office:value-type="float" office:value="41.3511695861816" calcext:value-type="float">
            <text:p>41.3511695861816</text:p>
          </table:table-cell>
        </table:table-row>
        <table:table-row table:style-name="ro1">
          <table:table-cell office:value-type="string" calcext:value-type="string">
            <text:p>37.841453552246094</text:p>
          </table:table-cell>
          <table:table-cell table:formula="of:=[.A49]*1" office:value-type="float" office:value="37.8414535522461" calcext:value-type="float">
            <text:p>37.8414535522461</text:p>
          </table:table-cell>
          <table:table-cell office:value-type="float" office:value="40.9583435058594" calcext:value-type="float">
            <text:p>40.9583435058594</text:p>
          </table:table-cell>
          <table:table-cell office:value-type="float" office:value="30.3525695800781" calcext:value-type="float">
            <text:p>30.3525695800781</text:p>
          </table:table-cell>
        </table:table-row>
        <table:table-row table:style-name="ro1">
          <table:table-cell office:value-type="string" calcext:value-type="string">
            <text:p>37.151344299316406</text:p>
          </table:table-cell>
          <table:table-cell table:formula="of:=[.A50]*1" office:value-type="float" office:value="37.1513442993164" calcext:value-type="float">
            <text:p>37.1513442993164</text:p>
          </table:table-cell>
          <table:table-cell office:value-type="float" office:value="32.6555633544922" calcext:value-type="float">
            <text:p>32.6555633544922</text:p>
          </table:table-cell>
          <table:table-cell office:value-type="float" office:value="31.6213359832764" calcext:value-type="float">
            <text:p>31.6213359832764</text:p>
          </table:table-cell>
        </table:table-row>
        <table:table-row table:style-name="ro1">
          <table:table-cell office:value-type="string" calcext:value-type="string">
            <text:p>39.80458068847656</text:p>
          </table:table-cell>
          <table:table-cell table:formula="of:=[.A51]*1" office:value-type="float" office:value="39.8045806884766" calcext:value-type="float">
            <text:p>39.8045806884766</text:p>
          </table:table-cell>
          <table:table-cell office:value-type="float" office:value="36.1730461120605" calcext:value-type="float">
            <text:p>36.1730461120605</text:p>
          </table:table-cell>
          <table:table-cell office:value-type="float" office:value="33.9161376953125" calcext:value-type="float">
            <text:p>33.9161376953125</text:p>
          </table:table-cell>
        </table:table-row>
        <table:table-row table:style-name="ro1">
          <table:table-cell office:value-type="string" calcext:value-type="string">
            <text:p>39.92366027832031</text:p>
          </table:table-cell>
          <table:table-cell table:formula="of:=[.A52]*1" office:value-type="float" office:value="39.9236602783203" calcext:value-type="float">
            <text:p>39.9236602783203</text:p>
          </table:table-cell>
          <table:table-cell office:value-type="float" office:value="39.8078231811523" calcext:value-type="float">
            <text:p>39.8078231811523</text:p>
          </table:table-cell>
          <table:table-cell office:value-type="float" office:value="25.0378551483154" calcext:value-type="float">
            <text:p>25.0378551483154</text:p>
          </table:table-cell>
        </table:table-row>
        <table:table-row table:style-name="ro1">
          <table:table-cell office:value-type="string" calcext:value-type="string">
            <text:p>25.81719398498535</text:p>
          </table:table-cell>
          <table:table-cell table:formula="of:=[.A53]*1" office:value-type="float" office:value="25.8171939849854" calcext:value-type="float">
            <text:p>25.8171939849854</text:p>
          </table:table-cell>
          <table:table-cell office:value-type="float" office:value="35.5121765136719" calcext:value-type="float">
            <text:p>35.5121765136719</text:p>
          </table:table-cell>
          <table:table-cell office:value-type="float" office:value="30.1257610321045" calcext:value-type="float">
            <text:p>30.1257610321045</text:p>
          </table:table-cell>
        </table:table-row>
        <table:table-row table:style-name="ro1">
          <table:table-cell office:value-type="string" calcext:value-type="string">
            <text:p>31.051218032836914</text:p>
          </table:table-cell>
          <table:table-cell table:formula="of:=[.A54]*1" office:value-type="float" office:value="31.0512180328369" calcext:value-type="float">
            <text:p>31.0512180328369</text:p>
          </table:table-cell>
          <table:table-cell office:value-type="float" office:value="34.6028747558594" calcext:value-type="float">
            <text:p>34.6028747558594</text:p>
          </table:table-cell>
          <table:table-cell office:value-type="float" office:value="25.6557083129883" calcext:value-type="float">
            <text:p>25.6557083129883</text:p>
          </table:table-cell>
        </table:table-row>
        <table:table-row table:style-name="ro1">
          <table:table-cell office:value-type="string" calcext:value-type="string">
            <text:p>37.16911315917969</text:p>
          </table:table-cell>
          <table:table-cell table:formula="of:=[.A55]*1" office:value-type="float" office:value="37.1691131591797" calcext:value-type="float">
            <text:p>37.1691131591797</text:p>
          </table:table-cell>
          <table:table-cell office:value-type="float" office:value="33.2139701843262" calcext:value-type="float">
            <text:p>33.2139701843262</text:p>
          </table:table-cell>
          <table:table-cell office:value-type="float" office:value="29.5730419158936" calcext:value-type="float">
            <text:p>29.5730419158936</text:p>
          </table:table-cell>
        </table:table-row>
        <table:table-row table:style-name="ro1">
          <table:table-cell office:value-type="string" calcext:value-type="string">
            <text:p>39.3129997253418</text:p>
          </table:table-cell>
          <table:table-cell table:formula="of:=[.A56]*1" office:value-type="float" office:value="39.3129997253418" calcext:value-type="float">
            <text:p>39.3129997253418</text:p>
          </table:table-cell>
          <table:table-cell office:value-type="float" office:value="35.032283782959" calcext:value-type="float">
            <text:p>35.032283782959</text:p>
          </table:table-cell>
          <table:table-cell office:value-type="float" office:value="25.9891586303711" calcext:value-type="float">
            <text:p>25.9891586303711</text:p>
          </table:table-cell>
        </table:table-row>
        <table:table-row table:style-name="ro1">
          <table:table-cell office:value-type="string" calcext:value-type="string">
            <text:p>51.40563201904297</text:p>
          </table:table-cell>
          <table:table-cell table:formula="of:=[.A57]*1" office:value-type="float" office:value="51.405632019043" calcext:value-type="float">
            <text:p>51.405632019043</text:p>
          </table:table-cell>
          <table:table-cell office:value-type="float" office:value="31.4750919342041" calcext:value-type="float">
            <text:p>31.4750919342041</text:p>
          </table:table-cell>
          <table:table-cell office:value-type="float" office:value="15.9247531890869" calcext:value-type="float">
            <text:p>15.9247531890869</text:p>
          </table:table-cell>
        </table:table-row>
        <table:table-row table:style-name="ro1">
          <table:table-cell office:value-type="string" calcext:value-type="string">
            <text:p>34.01223373413086</text:p>
          </table:table-cell>
          <table:table-cell table:formula="of:=[.A58]*1" office:value-type="float" office:value="34.0122337341309" calcext:value-type="float">
            <text:p>34.0122337341309</text:p>
          </table:table-cell>
          <table:table-cell office:value-type="float" office:value="26.9250602722168" calcext:value-type="float">
            <text:p>26.9250602722168</text:p>
          </table:table-cell>
          <table:table-cell office:value-type="float" office:value="23.9547824859619" calcext:value-type="float">
            <text:p>23.9547824859619</text:p>
          </table:table-cell>
        </table:table-row>
        <table:table-row table:style-name="ro1">
          <table:table-cell office:value-type="string" calcext:value-type="string">
            <text:p>36.46791076660156</text:p>
          </table:table-cell>
          <table:table-cell table:formula="of:=[.A59]*1" office:value-type="float" office:value="36.4679107666016" calcext:value-type="float">
            <text:p>36.4679107666016</text:p>
          </table:table-cell>
          <table:table-cell office:value-type="float" office:value="30.4552116394043" calcext:value-type="float">
            <text:p>30.4552116394043</text:p>
          </table:table-cell>
          <table:table-cell office:value-type="float" office:value="24.1620769500732" calcext:value-type="float">
            <text:p>24.1620769500732</text:p>
          </table:table-cell>
        </table:table-row>
        <table:table-row table:style-name="ro1">
          <table:table-cell office:value-type="string" calcext:value-type="string">
            <text:p>31.48414421081543</text:p>
          </table:table-cell>
          <table:table-cell table:formula="of:=[.A60]*1" office:value-type="float" office:value="31.4841442108154" calcext:value-type="float">
            <text:p>31.4841442108154</text:p>
          </table:table-cell>
          <table:table-cell office:value-type="float" office:value="35.028621673584" calcext:value-type="float">
            <text:p>35.028621673584</text:p>
          </table:table-cell>
          <table:table-cell office:value-type="float" office:value="37.4655456542969" calcext:value-type="float">
            <text:p>37.4655456542969</text:p>
          </table:table-cell>
        </table:table-row>
        <table:table-row table:style-name="ro1">
          <table:table-cell office:value-type="string" calcext:value-type="string">
            <text:p>27.183429718017578</text:p>
          </table:table-cell>
          <table:table-cell table:formula="of:=[.A61]*1" office:value-type="float" office:value="27.1834297180176" calcext:value-type="float">
            <text:p>27.1834297180176</text:p>
          </table:table-cell>
          <table:table-cell office:value-type="float" office:value="37.6162719726562" calcext:value-type="float">
            <text:p>37.6162719726562</text:p>
          </table:table-cell>
          <table:table-cell office:value-type="float" office:value="16.0063095092773" calcext:value-type="float">
            <text:p>16.0063095092773</text:p>
          </table:table-cell>
        </table:table-row>
        <table:table-row table:style-name="ro1">
          <table:table-cell office:value-type="string" calcext:value-type="string">
            <text:p>34.03066635131836</text:p>
          </table:table-cell>
          <table:table-cell table:formula="of:=[.A62]*1" office:value-type="float" office:value="34.0306663513184" calcext:value-type="float">
            <text:p>34.0306663513184</text:p>
          </table:table-cell>
          <table:table-cell office:value-type="float" office:value="28.988374710083" calcext:value-type="float">
            <text:p>28.988374710083</text:p>
          </table:table-cell>
          <table:table-cell office:value-type="float" office:value="33.0336799621582" calcext:value-type="float">
            <text:p>33.0336799621582</text:p>
          </table:table-cell>
        </table:table-row>
        <table:table-row table:style-name="ro1">
          <table:table-cell office:value-type="string" calcext:value-type="string">
            <text:p>23.389860153198242</text:p>
          </table:table-cell>
          <table:table-cell table:formula="of:=[.A63]*1" office:value-type="float" office:value="23.3898601531982" calcext:value-type="float">
            <text:p>23.3898601531982</text:p>
          </table:table-cell>
          <table:table-cell office:value-type="float" office:value="37.3818664550781" calcext:value-type="float">
            <text:p>37.3818664550781</text:p>
          </table:table-cell>
          <table:table-cell office:value-type="float" office:value="31.8802604675293" calcext:value-type="float">
            <text:p>31.8802604675293</text:p>
          </table:table-cell>
        </table:table-row>
        <table:table-row table:style-name="ro1">
          <table:table-cell office:value-type="string" calcext:value-type="string">
            <text:p>40.02055358886719</text:p>
          </table:table-cell>
          <table:table-cell table:formula="of:=[.A64]*1" office:value-type="float" office:value="40.0205535888672" calcext:value-type="float">
            <text:p>40.0205535888672</text:p>
          </table:table-cell>
          <table:table-cell office:value-type="float" office:value="25.6603202819824" calcext:value-type="float">
            <text:p>25.6603202819824</text:p>
          </table:table-cell>
          <table:table-cell office:value-type="float" office:value="22.7256355285645" calcext:value-type="float">
            <text:p>22.7256355285645</text:p>
          </table:table-cell>
        </table:table-row>
        <table:table-row table:style-name="ro1">
          <table:table-cell office:value-type="string" calcext:value-type="string">
            <text:p>28.367372512817383</text:p>
          </table:table-cell>
          <table:table-cell table:formula="of:=[.A65]*1" office:value-type="float" office:value="28.3673725128174" calcext:value-type="float">
            <text:p>28.3673725128174</text:p>
          </table:table-cell>
          <table:table-cell office:value-type="float" office:value="41.0232963562012" calcext:value-type="float">
            <text:p>41.0232963562012</text:p>
          </table:table-cell>
          <table:table-cell office:value-type="float" office:value="19.5539226531982" calcext:value-type="float">
            <text:p>19.5539226531982</text:p>
          </table:table-cell>
        </table:table-row>
        <table:table-row table:style-name="ro1">
          <table:table-cell office:value-type="string" calcext:value-type="string">
            <text:p>23.879289627075195</text:p>
          </table:table-cell>
          <table:table-cell table:formula="of:=[.A66]*1" office:value-type="float" office:value="23.8792896270752" calcext:value-type="float">
            <text:p>23.8792896270752</text:p>
          </table:table-cell>
          <table:table-cell office:value-type="float" office:value="31.2819786071777" calcext:value-type="float">
            <text:p>31.2819786071777</text:p>
          </table:table-cell>
          <table:table-cell office:value-type="float" office:value="32.5902824401855" calcext:value-type="float">
            <text:p>32.5902824401855</text:p>
          </table:table-cell>
        </table:table-row>
        <table:table-row table:style-name="ro1">
          <table:table-cell office:value-type="string" calcext:value-type="string">
            <text:p>29.243167877197266</text:p>
          </table:table-cell>
          <table:table-cell table:formula="of:=[.A67]*1" office:value-type="float" office:value="29.2431678771973" calcext:value-type="float">
            <text:p>29.2431678771973</text:p>
          </table:table-cell>
          <table:table-cell office:value-type="float" office:value="18.9840641021729" calcext:value-type="float">
            <text:p>18.9840641021729</text:p>
          </table:table-cell>
          <table:table-cell office:value-type="float" office:value="31.0270881652832" calcext:value-type="float">
            <text:p>31.0270881652832</text:p>
          </table:table-cell>
        </table:table-row>
        <table:table-row table:style-name="ro1">
          <table:table-cell office:value-type="string" calcext:value-type="string">
            <text:p>20.991491317749023</text:p>
          </table:table-cell>
          <table:table-cell table:formula="of:=[.A68]*1" office:value-type="float" office:value="20.991491317749" calcext:value-type="float">
            <text:p>20.991491317749</text:p>
          </table:table-cell>
          <table:table-cell office:value-type="float" office:value="31.8510932922363" calcext:value-type="float">
            <text:p>31.8510932922363</text:p>
          </table:table-cell>
          <table:table-cell office:value-type="float" office:value="17.4770450592041" calcext:value-type="float">
            <text:p>17.4770450592041</text:p>
          </table:table-cell>
        </table:table-row>
        <table:table-row table:style-name="ro1">
          <table:table-cell office:value-type="string" calcext:value-type="string">
            <text:p>27.638214111328125</text:p>
          </table:table-cell>
          <table:table-cell table:formula="of:=[.A69]*1" office:value-type="float" office:value="27.6382141113281" calcext:value-type="float">
            <text:p>27.6382141113281</text:p>
          </table:table-cell>
          <table:table-cell office:value-type="float" office:value="33.317325592041" calcext:value-type="float">
            <text:p>33.317325592041</text:p>
          </table:table-cell>
          <table:table-cell office:value-type="float" office:value="33.2184028625488" calcext:value-type="float">
            <text:p>33.2184028625488</text:p>
          </table:table-cell>
        </table:table-row>
        <table:table-row table:style-name="ro1">
          <table:table-cell office:value-type="string" calcext:value-type="string">
            <text:p>33.129722595214844</text:p>
          </table:table-cell>
          <table:table-cell table:formula="of:=[.A70]*1" office:value-type="float" office:value="33.1297225952148" calcext:value-type="float">
            <text:p>33.1297225952148</text:p>
          </table:table-cell>
          <table:table-cell office:value-type="float" office:value="34.8907432556152" calcext:value-type="float">
            <text:p>34.8907432556152</text:p>
          </table:table-cell>
          <table:table-cell office:value-type="float" office:value="27.3833599090576" calcext:value-type="float">
            <text:p>27.3833599090576</text:p>
          </table:table-cell>
        </table:table-row>
        <table:table-row table:style-name="ro1">
          <table:table-cell office:value-type="string" calcext:value-type="string">
            <text:p>22.818283081054688</text:p>
          </table:table-cell>
          <table:table-cell table:formula="of:=[.A71]*1" office:value-type="float" office:value="22.8182830810547" calcext:value-type="float">
            <text:p>22.8182830810547</text:p>
          </table:table-cell>
          <table:table-cell office:value-type="float" office:value="34.0407638549805" calcext:value-type="float">
            <text:p>34.0407638549805</text:p>
          </table:table-cell>
          <table:table-cell office:value-type="float" office:value="21.6769847869873" calcext:value-type="float">
            <text:p>21.6769847869873</text:p>
          </table:table-cell>
        </table:table-row>
        <table:table-row table:style-name="ro1">
          <table:table-cell office:value-type="string" calcext:value-type="string">
            <text:p>26.352413177490234</text:p>
          </table:table-cell>
          <table:table-cell table:formula="of:=[.A72]*1" office:value-type="float" office:value="26.3524131774902" calcext:value-type="float">
            <text:p>26.3524131774902</text:p>
          </table:table-cell>
          <table:table-cell office:value-type="float" office:value="30.9479103088379" calcext:value-type="float">
            <text:p>30.9479103088379</text:p>
          </table:table-cell>
          <table:table-cell office:value-type="float" office:value="31.7797794342041" calcext:value-type="float">
            <text:p>31.7797794342041</text:p>
          </table:table-cell>
        </table:table-row>
        <table:table-row table:style-name="ro1">
          <table:table-cell office:value-type="string" calcext:value-type="string">
            <text:p>28.455413818359375</text:p>
          </table:table-cell>
          <table:table-cell table:formula="of:=[.A73]*1" office:value-type="float" office:value="28.4554138183594" calcext:value-type="float">
            <text:p>28.4554138183594</text:p>
          </table:table-cell>
          <table:table-cell office:value-type="float" office:value="28.5585193634033" calcext:value-type="float">
            <text:p>28.5585193634033</text:p>
          </table:table-cell>
          <table:table-cell office:value-type="float" office:value="22.6215476989746" calcext:value-type="float">
            <text:p>22.6215476989746</text:p>
          </table:table-cell>
        </table:table-row>
        <table:table-row table:style-name="ro1">
          <table:table-cell office:value-type="string" calcext:value-type="string">
            <text:p>23.199127197265625</text:p>
          </table:table-cell>
          <table:table-cell table:formula="of:=[.A74]*1" office:value-type="float" office:value="23.1991271972656" calcext:value-type="float">
            <text:p>23.1991271972656</text:p>
          </table:table-cell>
          <table:table-cell office:value-type="float" office:value="27.1894836425781" calcext:value-type="float">
            <text:p>27.1894836425781</text:p>
          </table:table-cell>
          <table:table-cell office:value-type="float" office:value="22.6657867431641" calcext:value-type="float">
            <text:p>22.6657867431641</text:p>
          </table:table-cell>
        </table:table-row>
        <table:table-row table:style-name="ro1">
          <table:table-cell office:value-type="string" calcext:value-type="string">
            <text:p>25.61330795288086</text:p>
          </table:table-cell>
          <table:table-cell table:formula="of:=[.A75]*1" office:value-type="float" office:value="25.6133079528809" calcext:value-type="float">
            <text:p>25.6133079528809</text:p>
          </table:table-cell>
          <table:table-cell office:value-type="float" office:value="28.7519798278809" calcext:value-type="float">
            <text:p>28.7519798278809</text:p>
          </table:table-cell>
          <table:table-cell office:value-type="float" office:value="26.5325031280518" calcext:value-type="float">
            <text:p>26.5325031280518</text:p>
          </table:table-cell>
        </table:table-row>
        <table:table-row table:style-name="ro1">
          <table:table-cell office:value-type="string" calcext:value-type="string">
            <text:p>30.546737670898438</text:p>
          </table:table-cell>
          <table:table-cell table:formula="of:=[.A76]*1" office:value-type="float" office:value="30.5467376708984" calcext:value-type="float">
            <text:p>30.5467376708984</text:p>
          </table:table-cell>
          <table:table-cell office:value-type="float" office:value="32.9384002685547" calcext:value-type="float">
            <text:p>32.9384002685547</text:p>
          </table:table-cell>
          <table:table-cell office:value-type="float" office:value="23.4637336730957" calcext:value-type="float">
            <text:p>23.4637336730957</text:p>
          </table:table-cell>
        </table:table-row>
        <table:table-row table:style-name="ro1">
          <table:table-cell office:value-type="string" calcext:value-type="string">
            <text:p>36.675357818603516</text:p>
          </table:table-cell>
          <table:table-cell table:formula="of:=[.A77]*1" office:value-type="float" office:value="36.6753578186035" calcext:value-type="float">
            <text:p>36.6753578186035</text:p>
          </table:table-cell>
          <table:table-cell office:value-type="float" office:value="22.6123161315918" calcext:value-type="float">
            <text:p>22.6123161315918</text:p>
          </table:table-cell>
          <table:table-cell office:value-type="float" office:value="24.3827877044678" calcext:value-type="float">
            <text:p>24.3827877044678</text:p>
          </table:table-cell>
        </table:table-row>
        <table:table-row table:style-name="ro1">
          <table:table-cell office:value-type="string" calcext:value-type="string">
            <text:p>29.85251808166504</text:p>
          </table:table-cell>
          <table:table-cell table:formula="of:=[.A78]*1" office:value-type="float" office:value="29.852518081665" calcext:value-type="float">
            <text:p>29.852518081665</text:p>
          </table:table-cell>
          <table:table-cell office:value-type="float" office:value="29.3537521362305" calcext:value-type="float">
            <text:p>29.3537521362305</text:p>
          </table:table-cell>
          <table:table-cell office:value-type="float" office:value="28.1538505554199" calcext:value-type="float">
            <text:p>28.1538505554199</text:p>
          </table:table-cell>
        </table:table-row>
        <table:table-row table:style-name="ro1">
          <table:table-cell office:value-type="string" calcext:value-type="string">
            <text:p>21.89807891845703</text:p>
          </table:table-cell>
          <table:table-cell table:formula="of:=[.A79]*1" office:value-type="float" office:value="21.898078918457" calcext:value-type="float">
            <text:p>21.898078918457</text:p>
          </table:table-cell>
          <table:table-cell office:value-type="float" office:value="28.5534820556641" calcext:value-type="float">
            <text:p>28.5534820556641</text:p>
          </table:table-cell>
          <table:table-cell office:value-type="float" office:value="21.3524723052979" calcext:value-type="float">
            <text:p>21.3524723052979</text:p>
          </table:table-cell>
        </table:table-row>
        <table:table-row table:style-name="ro1">
          <table:table-cell office:value-type="string" calcext:value-type="string">
            <text:p>22.11300277709961</text:p>
          </table:table-cell>
          <table:table-cell table:formula="of:=[.A80]*1" office:value-type="float" office:value="22.1130027770996" calcext:value-type="float">
            <text:p>22.1130027770996</text:p>
          </table:table-cell>
          <table:table-cell office:value-type="float" office:value="29.0309829711914" calcext:value-type="float">
            <text:p>29.0309829711914</text:p>
          </table:table-cell>
          <table:table-cell office:value-type="float" office:value="23.392972946167" calcext:value-type="float">
            <text:p>23.392972946167</text:p>
          </table:table-cell>
        </table:table-row>
        <table:table-row table:style-name="ro1">
          <table:table-cell office:value-type="string" calcext:value-type="string">
            <text:p>25.77623748779297</text:p>
          </table:table-cell>
          <table:table-cell table:formula="of:=[.A81]*1" office:value-type="float" office:value="25.776237487793" calcext:value-type="float">
            <text:p>25.776237487793</text:p>
          </table:table-cell>
          <table:table-cell office:value-type="float" office:value="28.109733581543" calcext:value-type="float">
            <text:p>28.109733581543</text:p>
          </table:table-cell>
          <table:table-cell office:value-type="float" office:value="24.7041149139404" calcext:value-type="float">
            <text:p>24.7041149139404</text:p>
          </table:table-cell>
        </table:table-row>
        <table:table-row table:style-name="ro1">
          <table:table-cell office:value-type="string" calcext:value-type="string">
            <text:p>32.851539611816406</text:p>
          </table:table-cell>
          <table:table-cell table:formula="of:=[.A82]*1" office:value-type="float" office:value="32.8515396118164" calcext:value-type="float">
            <text:p>32.8515396118164</text:p>
          </table:table-cell>
          <table:table-cell office:value-type="float" office:value="31.4825592041016" calcext:value-type="float">
            <text:p>31.4825592041016</text:p>
          </table:table-cell>
          <table:table-cell office:value-type="float" office:value="24.6319065093994" calcext:value-type="float">
            <text:p>24.6319065093994</text:p>
          </table:table-cell>
        </table:table-row>
        <table:table-row table:style-name="ro1">
          <table:table-cell office:value-type="string" calcext:value-type="string">
            <text:p>24.573339462280273</text:p>
          </table:table-cell>
          <table:table-cell table:formula="of:=[.A83]*1" office:value-type="float" office:value="24.5733394622803" calcext:value-type="float">
            <text:p>24.5733394622803</text:p>
          </table:table-cell>
          <table:table-cell office:value-type="float" office:value="23.080472946167" calcext:value-type="float">
            <text:p>23.080472946167</text:p>
          </table:table-cell>
          <table:table-cell office:value-type="float" office:value="19.7248954772949" calcext:value-type="float">
            <text:p>19.7248954772949</text:p>
          </table:table-cell>
        </table:table-row>
        <table:table-row table:style-name="ro1">
          <table:table-cell office:value-type="string" calcext:value-type="string">
            <text:p>29.014738082885742</text:p>
          </table:table-cell>
          <table:table-cell table:formula="of:=[.A84]*1" office:value-type="float" office:value="29.0147380828857" calcext:value-type="float">
            <text:p>29.0147380828857</text:p>
          </table:table-cell>
          <table:table-cell office:value-type="float" office:value="29.8979682922363" calcext:value-type="float">
            <text:p>29.8979682922363</text:p>
          </table:table-cell>
          <table:table-cell office:value-type="float" office:value="25.6236610412598" calcext:value-type="float">
            <text:p>25.6236610412598</text:p>
          </table:table-cell>
        </table:table-row>
        <table:table-row table:style-name="ro1">
          <table:table-cell office:value-type="string" calcext:value-type="string">
            <text:p>24.659658432006836</text:p>
          </table:table-cell>
          <table:table-cell table:formula="of:=[.A85]*1" office:value-type="float" office:value="24.6596584320068" calcext:value-type="float">
            <text:p>24.6596584320068</text:p>
          </table:table-cell>
          <table:table-cell office:value-type="float" office:value="35.8602828979492" calcext:value-type="float">
            <text:p>35.8602828979492</text:p>
          </table:table-cell>
          <table:table-cell office:value-type="float" office:value="20.735279083252" calcext:value-type="float">
            <text:p>20.735279083252</text:p>
          </table:table-cell>
        </table:table-row>
        <table:table-row table:style-name="ro1">
          <table:table-cell office:value-type="string" calcext:value-type="string">
            <text:p>33.88134765625</text:p>
          </table:table-cell>
          <table:table-cell table:formula="of:=[.A86]*1" office:value-type="float" office:value="33.88134765625" calcext:value-type="float">
            <text:p>33.88134765625</text:p>
          </table:table-cell>
          <table:table-cell office:value-type="float" office:value="27.2559223175049" calcext:value-type="float">
            <text:p>27.2559223175049</text:p>
          </table:table-cell>
          <table:table-cell office:value-type="float" office:value="27.6345539093018" calcext:value-type="float">
            <text:p>27.6345539093018</text:p>
          </table:table-cell>
        </table:table-row>
        <table:table-row table:style-name="ro1">
          <table:table-cell office:value-type="string" calcext:value-type="string">
            <text:p>16.436960220336914</text:p>
          </table:table-cell>
          <table:table-cell table:formula="of:=[.A87]*1" office:value-type="float" office:value="16.4369602203369" calcext:value-type="float">
            <text:p>16.4369602203369</text:p>
          </table:table-cell>
          <table:table-cell office:value-type="float" office:value="30.9489479064941" calcext:value-type="float">
            <text:p>30.9489479064941</text:p>
          </table:table-cell>
          <table:table-cell office:value-type="float" office:value="30.0475788116455" calcext:value-type="float">
            <text:p>30.0475788116455</text:p>
          </table:table-cell>
        </table:table-row>
        <table:table-row table:style-name="ro1">
          <table:table-cell office:value-type="string" calcext:value-type="string">
            <text:p>22.921567916870117</text:p>
          </table:table-cell>
          <table:table-cell table:formula="of:=[.A88]*1" office:value-type="float" office:value="22.9215679168701" calcext:value-type="float">
            <text:p>22.9215679168701</text:p>
          </table:table-cell>
          <table:table-cell office:value-type="float" office:value="29.4125308990478" calcext:value-type="float">
            <text:p>29.4125308990478</text:p>
          </table:table-cell>
          <table:table-cell office:value-type="float" office:value="16.9720726013184" calcext:value-type="float">
            <text:p>16.9720726013184</text:p>
          </table:table-cell>
        </table:table-row>
        <table:table-row table:style-name="ro1">
          <table:table-cell office:value-type="string" calcext:value-type="string">
            <text:p>40.01152801513672</text:p>
          </table:table-cell>
          <table:table-cell table:formula="of:=[.A89]*1" office:value-type="float" office:value="40.0115280151367" calcext:value-type="float">
            <text:p>40.0115280151367</text:p>
          </table:table-cell>
          <table:table-cell office:value-type="float" office:value="38.5731468200684" calcext:value-type="float">
            <text:p>38.5731468200684</text:p>
          </table:table-cell>
          <table:table-cell office:value-type="float" office:value="27.7178421020508" calcext:value-type="float">
            <text:p>27.7178421020508</text:p>
          </table:table-cell>
        </table:table-row>
        <table:table-row table:style-name="ro1">
          <table:table-cell office:value-type="string" calcext:value-type="string">
            <text:p>19.908241271972656</text:p>
          </table:table-cell>
          <table:table-cell table:formula="of:=[.A90]*1" office:value-type="float" office:value="19.9082412719727" calcext:value-type="float">
            <text:p>19.9082412719727</text:p>
          </table:table-cell>
          <table:table-cell office:value-type="float" office:value="27.5829544067383" calcext:value-type="float">
            <text:p>27.5829544067383</text:p>
          </table:table-cell>
          <table:table-cell office:value-type="float" office:value="20.8737983703613" calcext:value-type="float">
            <text:p>20.8737983703613</text:p>
          </table:table-cell>
        </table:table-row>
        <table:table-row table:style-name="ro1">
          <table:table-cell office:value-type="string" calcext:value-type="string">
            <text:p>24.876319885253906</text:p>
          </table:table-cell>
          <table:table-cell table:formula="of:=[.A91]*1" office:value-type="float" office:value="24.8763198852539" calcext:value-type="float">
            <text:p>24.8763198852539</text:p>
          </table:table-cell>
          <table:table-cell office:value-type="float" office:value="20.167537689209" calcext:value-type="float">
            <text:p>20.167537689209</text:p>
          </table:table-cell>
          <table:table-cell office:value-type="float" office:value="27.3513641357422" calcext:value-type="float">
            <text:p>27.3513641357422</text:p>
          </table:table-cell>
        </table:table-row>
        <table:table-row table:style-name="ro1">
          <table:table-cell office:value-type="string" calcext:value-type="string">
            <text:p>25.825021743774414</text:p>
          </table:table-cell>
          <table:table-cell table:formula="of:=[.A92]*1" office:value-type="float" office:value="25.8250217437744" calcext:value-type="float">
            <text:p>25.8250217437744</text:p>
          </table:table-cell>
          <table:table-cell office:value-type="float" office:value="19.0316295623779" calcext:value-type="float">
            <text:p>19.0316295623779</text:p>
          </table:table-cell>
          <table:table-cell office:value-type="float" office:value="33.328742980957" calcext:value-type="float">
            <text:p>33.328742980957</text:p>
          </table:table-cell>
        </table:table-row>
        <table:table-row table:style-name="ro1">
          <table:table-cell office:value-type="string" calcext:value-type="string">
            <text:p>28.719764709472656</text:p>
          </table:table-cell>
          <table:table-cell table:formula="of:=[.A93]*1" office:value-type="float" office:value="28.7197647094727" calcext:value-type="float">
            <text:p>28.7197647094727</text:p>
          </table:table-cell>
          <table:table-cell office:value-type="float" office:value="18.7783432006836" calcext:value-type="float">
            <text:p>18.7783432006836</text:p>
          </table:table-cell>
          <table:table-cell office:value-type="float" office:value="22.5238418579102" calcext:value-type="float">
            <text:p>22.5238418579102</text:p>
          </table:table-cell>
        </table:table-row>
        <table:table-row table:style-name="ro1">
          <table:table-cell office:value-type="string" calcext:value-type="string">
            <text:p>33.64189147949219</text:p>
          </table:table-cell>
          <table:table-cell table:formula="of:=[.A94]*1" office:value-type="float" office:value="33.6418914794922" calcext:value-type="float">
            <text:p>33.6418914794922</text:p>
          </table:table-cell>
          <table:table-cell office:value-type="float" office:value="28.9817733764648" calcext:value-type="float">
            <text:p>28.9817733764648</text:p>
          </table:table-cell>
          <table:table-cell office:value-type="float" office:value="23.7666473388672" calcext:value-type="float">
            <text:p>23.7666473388672</text:p>
          </table:table-cell>
        </table:table-row>
        <table:table-row table:style-name="ro1">
          <table:table-cell office:value-type="string" calcext:value-type="string">
            <text:p>22.48912811279297</text:p>
          </table:table-cell>
          <table:table-cell table:formula="of:=[.A95]*1" office:value-type="float" office:value="22.489128112793" calcext:value-type="float">
            <text:p>22.489128112793</text:p>
          </table:table-cell>
          <table:table-cell office:value-type="float" office:value="23.3545341491699" calcext:value-type="float">
            <text:p>23.3545341491699</text:p>
          </table:table-cell>
          <table:table-cell office:value-type="float" office:value="27.1021385192871" calcext:value-type="float">
            <text:p>27.1021385192871</text:p>
          </table:table-cell>
        </table:table-row>
        <table:table-row table:style-name="ro1">
          <table:table-cell office:value-type="string" calcext:value-type="string">
            <text:p>22.504356384277344</text:p>
          </table:table-cell>
          <table:table-cell table:formula="of:=[.A96]*1" office:value-type="float" office:value="22.5043563842773" calcext:value-type="float">
            <text:p>22.5043563842773</text:p>
          </table:table-cell>
          <table:table-cell office:value-type="float" office:value="15.8022489547729" calcext:value-type="float">
            <text:p>15.8022489547729</text:p>
          </table:table-cell>
          <table:table-cell office:value-type="float" office:value="22.7281322479248" calcext:value-type="float">
            <text:p>22.7281322479248</text:p>
          </table:table-cell>
        </table:table-row>
        <table:table-row table:style-name="ro1">
          <table:table-cell office:value-type="string" calcext:value-type="string">
            <text:p>33.928741455078125</text:p>
          </table:table-cell>
          <table:table-cell table:formula="of:=[.A97]*1" office:value-type="float" office:value="33.9287414550781" calcext:value-type="float">
            <text:p>33.9287414550781</text:p>
          </table:table-cell>
          <table:table-cell office:value-type="float" office:value="29.2448844909668" calcext:value-type="float">
            <text:p>29.2448844909668</text:p>
          </table:table-cell>
          <table:table-cell office:value-type="float" office:value="28.5636310577393" calcext:value-type="float">
            <text:p>28.5636310577393</text:p>
          </table:table-cell>
        </table:table-row>
        <table:table-row table:style-name="ro1">
          <table:table-cell office:value-type="string" calcext:value-type="string">
            <text:p>23.753110885620117</text:p>
          </table:table-cell>
          <table:table-cell table:formula="of:=[.A98]*1" office:value-type="float" office:value="23.7531108856201" calcext:value-type="float">
            <text:p>23.7531108856201</text:p>
          </table:table-cell>
          <table:table-cell office:value-type="float" office:value="27.5552711486816" calcext:value-type="float">
            <text:p>27.5552711486816</text:p>
          </table:table-cell>
          <table:table-cell office:value-type="float" office:value="22.375768661499" calcext:value-type="float">
            <text:p>22.375768661499</text:p>
          </table:table-cell>
        </table:table-row>
        <table:table-row table:style-name="ro1">
          <table:table-cell office:value-type="string" calcext:value-type="string">
            <text:p>21.835100173950195</text:p>
          </table:table-cell>
          <table:table-cell table:formula="of:=[.A99]*1" office:value-type="float" office:value="21.8351001739502" calcext:value-type="float">
            <text:p>21.8351001739502</text:p>
          </table:table-cell>
          <table:table-cell office:value-type="float" office:value="26.0911026000977" calcext:value-type="float">
            <text:p>26.0911026000977</text:p>
          </table:table-cell>
          <table:table-cell office:value-type="float" office:value="23.8790035247803" calcext:value-type="float">
            <text:p>23.8790035247803</text:p>
          </table:table-cell>
        </table:table-row>
        <table:table-row table:style-name="ro1">
          <table:table-cell office:value-type="string" calcext:value-type="string">
            <text:p>18.077449798583984</text:p>
          </table:table-cell>
          <table:table-cell table:formula="of:=[.A100]*1" office:value-type="float" office:value="18.077449798584" calcext:value-type="float">
            <text:p>18.077449798584</text:p>
          </table:table-cell>
          <table:table-cell office:value-type="float" office:value="22.9384937286377" calcext:value-type="float">
            <text:p>22.9384937286377</text:p>
          </table:table-cell>
          <table:table-cell office:value-type="float" office:value="14.0887632369995" calcext:value-type="float">
            <text:p>14.0887632369995</text:p>
          </table:table-cell>
        </table:table-row>
        <table:table-row table:style-name="ro1">
          <table:table-cell office:value-type="string" calcext:value-type="string">
            <text:p>26.394140243530273</text:p>
          </table:table-cell>
          <table:table-cell table:formula="of:=[.A101]*1" office:value-type="float" office:value="26.3941402435303" calcext:value-type="float">
            <text:p>26.3941402435303</text:p>
          </table:table-cell>
          <table:table-cell office:value-type="float" office:value="25.1794357299805" calcext:value-type="float">
            <text:p>25.1794357299805</text:p>
          </table:table-cell>
          <table:table-cell office:value-type="float" office:value="23.9115028381348" calcext:value-type="float">
            <text:p>23.9115028381348</text:p>
          </table:table-cell>
        </table:table-row>
        <table:table-row table:style-name="ro1">
          <table:table-cell office:value-type="string" calcext:value-type="string">
            <text:p>32.86067581176758</text:p>
          </table:table-cell>
          <table:table-cell table:formula="of:=[.A102]*1" office:value-type="float" office:value="32.8606758117676" calcext:value-type="float">
            <text:p>32.8606758117676</text:p>
          </table:table-cell>
          <table:table-cell office:value-type="float" office:value="30.395658493042" calcext:value-type="float">
            <text:p>30.395658493042</text:p>
          </table:table-cell>
          <table:table-cell office:value-type="float" office:value="19.9177284240723" calcext:value-type="float">
            <text:p>19.9177284240723</text:p>
          </table:table-cell>
        </table:table-row>
        <table:table-row table:style-name="ro1">
          <table:table-cell office:value-type="string" calcext:value-type="string">
            <text:p>21.34710121154785</text:p>
          </table:table-cell>
          <table:table-cell table:formula="of:=[.A103]*1" office:value-type="float" office:value="21.3471012115478" calcext:value-type="float">
            <text:p>21.3471012115478</text:p>
          </table:table-cell>
          <table:table-cell office:value-type="float" office:value="30.856273651123" calcext:value-type="float">
            <text:p>30.856273651123</text:p>
          </table:table-cell>
          <table:table-cell office:value-type="float" office:value="31.7166576385498" calcext:value-type="float">
            <text:p>31.7166576385498</text:p>
          </table:table-cell>
        </table:table-row>
        <table:table-row table:style-name="ro1">
          <table:table-cell office:value-type="string" calcext:value-type="string">
            <text:p>12.752915382385254</text:p>
          </table:table-cell>
          <table:table-cell table:formula="of:=[.A104]*1" office:value-type="float" office:value="12.7529153823853" calcext:value-type="float">
            <text:p>12.7529153823853</text:p>
          </table:table-cell>
          <table:table-cell office:value-type="float" office:value="16.0100746154785" calcext:value-type="float">
            <text:p>16.0100746154785</text:p>
          </table:table-cell>
          <table:table-cell office:value-type="float" office:value="24.5181674957275" calcext:value-type="float">
            <text:p>24.5181674957275</text:p>
          </table:table-cell>
        </table:table-row>
        <table:table-row table:style-name="ro1">
          <table:table-cell office:value-type="string" calcext:value-type="string">
            <text:p>31.78388786315918</text:p>
          </table:table-cell>
          <table:table-cell table:formula="of:=[.A105]*1" office:value-type="float" office:value="31.7838878631592" calcext:value-type="float">
            <text:p>31.7838878631592</text:p>
          </table:table-cell>
          <table:table-cell office:value-type="float" office:value="21.6772365570068" calcext:value-type="float">
            <text:p>21.6772365570068</text:p>
          </table:table-cell>
          <table:table-cell office:value-type="float" office:value="19.0125961303711" calcext:value-type="float">
            <text:p>19.0125961303711</text:p>
          </table:table-cell>
        </table:table-row>
        <table:table-row table:style-name="ro1">
          <table:table-cell office:value-type="string" calcext:value-type="string">
            <text:p>15.302436828613281</text:p>
          </table:table-cell>
          <table:table-cell table:formula="of:=[.A106]*1" office:value-type="float" office:value="15.3024368286133" calcext:value-type="float">
            <text:p>15.3024368286133</text:p>
          </table:table-cell>
          <table:table-cell office:value-type="float" office:value="15.931471824646" calcext:value-type="float">
            <text:p>15.931471824646</text:p>
          </table:table-cell>
          <table:table-cell office:value-type="float" office:value="22.1101322174072" calcext:value-type="float">
            <text:p>22.1101322174072</text:p>
          </table:table-cell>
        </table:table-row>
        <table:table-row table:style-name="ro1">
          <table:table-cell office:value-type="string" calcext:value-type="string">
            <text:p>15.615532875061035</text:p>
          </table:table-cell>
          <table:table-cell table:formula="of:=[.A107]*1" office:value-type="float" office:value="15.615532875061" calcext:value-type="float">
            <text:p>15.615532875061</text:p>
          </table:table-cell>
          <table:table-cell office:value-type="float" office:value="31.8867664337158" calcext:value-type="float">
            <text:p>31.8867664337158</text:p>
          </table:table-cell>
          <table:table-cell office:value-type="float" office:value="26.4541988372803" calcext:value-type="float">
            <text:p>26.4541988372803</text:p>
          </table:table-cell>
        </table:table-row>
        <table:table-row table:style-name="ro1">
          <table:table-cell office:value-type="string" calcext:value-type="string">
            <text:p>15.405577659606934</text:p>
          </table:table-cell>
          <table:table-cell table:formula="of:=[.A108]*1" office:value-type="float" office:value="15.4055776596069" calcext:value-type="float">
            <text:p>15.4055776596069</text:p>
          </table:table-cell>
          <table:table-cell office:value-type="float" office:value="31.5998229980469" calcext:value-type="float">
            <text:p>31.5998229980469</text:p>
          </table:table-cell>
          <table:table-cell office:value-type="float" office:value="25.5741310119629" calcext:value-type="float">
            <text:p>25.5741310119629</text:p>
          </table:table-cell>
        </table:table-row>
        <table:table-row table:style-name="ro1">
          <table:table-cell office:value-type="string" calcext:value-type="string">
            <text:p>17.60360336303711</text:p>
          </table:table-cell>
          <table:table-cell table:formula="of:=[.A109]*1" office:value-type="float" office:value="17.6036033630371" calcext:value-type="float">
            <text:p>17.6036033630371</text:p>
          </table:table-cell>
          <table:table-cell office:value-type="float" office:value="21.9524154663086" calcext:value-type="float">
            <text:p>21.9524154663086</text:p>
          </table:table-cell>
          <table:table-cell office:value-type="float" office:value="22.3061447143555" calcext:value-type="float">
            <text:p>22.3061447143555</text:p>
          </table:table-cell>
        </table:table-row>
        <table:table-row table:style-name="ro1">
          <table:table-cell office:value-type="string" calcext:value-type="string">
            <text:p>24.350601196289062</text:p>
          </table:table-cell>
          <table:table-cell table:formula="of:=[.A110]*1" office:value-type="float" office:value="24.3506011962891" calcext:value-type="float">
            <text:p>24.3506011962891</text:p>
          </table:table-cell>
          <table:table-cell office:value-type="float" office:value="13.9964933395386" calcext:value-type="float">
            <text:p>13.9964933395386</text:p>
          </table:table-cell>
          <table:table-cell office:value-type="float" office:value="25.6066360473633" calcext:value-type="float">
            <text:p>25.6066360473633</text:p>
          </table:table-cell>
        </table:table-row>
        <table:table-row table:style-name="ro1">
          <table:table-cell office:value-type="string" calcext:value-type="string">
            <text:p>17.08982276916504</text:p>
          </table:table-cell>
          <table:table-cell table:formula="of:=[.A111]*1" office:value-type="float" office:value="17.089822769165" calcext:value-type="float">
            <text:p>17.089822769165</text:p>
          </table:table-cell>
          <table:table-cell office:value-type="float" office:value="19.6890029907227" calcext:value-type="float">
            <text:p>19.6890029907227</text:p>
          </table:table-cell>
          <table:table-cell office:value-type="float" office:value="26.6349124908447" calcext:value-type="float">
            <text:p>26.6349124908447</text:p>
          </table:table-cell>
        </table:table-row>
        <table:table-row table:style-name="ro1">
          <table:table-cell office:value-type="string" calcext:value-type="string">
            <text:p>17.09170913696289</text:p>
          </table:table-cell>
          <table:table-cell table:formula="of:=[.A112]*1" office:value-type="float" office:value="17.0917091369629" calcext:value-type="float">
            <text:p>17.0917091369629</text:p>
          </table:table-cell>
          <table:table-cell office:value-type="float" office:value="22.9702186584473" calcext:value-type="float">
            <text:p>22.9702186584473</text:p>
          </table:table-cell>
          <table:table-cell office:value-type="float" office:value="24.4685821533203" calcext:value-type="float">
            <text:p>24.4685821533203</text:p>
          </table:table-cell>
        </table:table-row>
        <table:table-row table:style-name="ro1">
          <table:table-cell office:value-type="string" calcext:value-type="string">
            <text:p>16.47944450378418</text:p>
          </table:table-cell>
          <table:table-cell table:formula="of:=[.A113]*1" office:value-type="float" office:value="16.4794445037842" calcext:value-type="float">
            <text:p>16.4794445037842</text:p>
          </table:table-cell>
          <table:table-cell office:value-type="float" office:value="20.0724086761475" calcext:value-type="float">
            <text:p>20.0724086761475</text:p>
          </table:table-cell>
          <table:table-cell office:value-type="float" office:value="23.8292007446289" calcext:value-type="float">
            <text:p>23.8292007446289</text:p>
          </table:table-cell>
        </table:table-row>
        <table:table-row table:style-name="ro1">
          <table:table-cell office:value-type="string" calcext:value-type="string">
            <text:p>15.389983177185059</text:p>
          </table:table-cell>
          <table:table-cell table:formula="of:=[.A114]*1" office:value-type="float" office:value="15.3899831771851" calcext:value-type="float">
            <text:p>15.3899831771851</text:p>
          </table:table-cell>
          <table:table-cell office:value-type="float" office:value="24.1493053436279" calcext:value-type="float">
            <text:p>24.1493053436279</text:p>
          </table:table-cell>
          <table:table-cell office:value-type="float" office:value="28.7707366943359" calcext:value-type="float">
            <text:p>28.7707366943359</text:p>
          </table:table-cell>
        </table:table-row>
        <table:table-row table:style-name="ro1">
          <table:table-cell office:value-type="string" calcext:value-type="string">
            <text:p>14.559076309204102</text:p>
          </table:table-cell>
          <table:table-cell table:formula="of:=[.A115]*1" office:value-type="float" office:value="14.5590763092041" calcext:value-type="float">
            <text:p>14.5590763092041</text:p>
          </table:table-cell>
          <table:table-cell office:value-type="float" office:value="24.2652072906494" calcext:value-type="float">
            <text:p>24.2652072906494</text:p>
          </table:table-cell>
          <table:table-cell office:value-type="float" office:value="27.1010055541992" calcext:value-type="float">
            <text:p>27.1010055541992</text:p>
          </table:table-cell>
        </table:table-row>
        <table:table-row table:style-name="ro1">
          <table:table-cell office:value-type="string" calcext:value-type="string">
            <text:p>14.267999649047852</text:p>
          </table:table-cell>
          <table:table-cell table:formula="of:=[.A116]*1" office:value-type="float" office:value="14.2679996490479" calcext:value-type="float">
            <text:p>14.2679996490479</text:p>
          </table:table-cell>
          <table:table-cell office:value-type="float" office:value="22.2904853820801" calcext:value-type="float">
            <text:p>22.2904853820801</text:p>
          </table:table-cell>
          <table:table-cell office:value-type="float" office:value="19.8388767242432" calcext:value-type="float">
            <text:p>19.8388767242432</text:p>
          </table:table-cell>
        </table:table-row>
        <table:table-row table:style-name="ro1">
          <table:table-cell office:value-type="string" calcext:value-type="string">
            <text:p>16.21186065673828</text:p>
          </table:table-cell>
          <table:table-cell table:formula="of:=[.A117]*1" office:value-type="float" office:value="16.2118606567383" calcext:value-type="float">
            <text:p>16.2118606567383</text:p>
          </table:table-cell>
          <table:table-cell office:value-type="float" office:value="17.2436943054199" calcext:value-type="float">
            <text:p>17.2436943054199</text:p>
          </table:table-cell>
          <table:table-cell office:value-type="float" office:value="17.2188682556152" calcext:value-type="float">
            <text:p>17.2188682556152</text:p>
          </table:table-cell>
        </table:table-row>
        <table:table-row table:style-name="ro1">
          <table:table-cell office:value-type="string" calcext:value-type="string">
            <text:p>20.019941329956055</text:p>
          </table:table-cell>
          <table:table-cell table:formula="of:=[.A118]*1" office:value-type="float" office:value="20.0199413299561" calcext:value-type="float">
            <text:p>20.0199413299561</text:p>
          </table:table-cell>
          <table:table-cell office:value-type="float" office:value="26.8255882263184" calcext:value-type="float">
            <text:p>26.8255882263184</text:p>
          </table:table-cell>
          <table:table-cell office:value-type="float" office:value="22.7541618347168" calcext:value-type="float">
            <text:p>22.7541618347168</text:p>
          </table:table-cell>
        </table:table-row>
        <table:table-row table:style-name="ro1">
          <table:table-cell office:value-type="string" calcext:value-type="string">
            <text:p>21.774080276489258</text:p>
          </table:table-cell>
          <table:table-cell table:formula="of:=[.A119]*1" office:value-type="float" office:value="21.7740802764893" calcext:value-type="float">
            <text:p>21.7740802764893</text:p>
          </table:table-cell>
          <table:table-cell office:value-type="float" office:value="30.0405559539795" calcext:value-type="float">
            <text:p>30.0405559539795</text:p>
          </table:table-cell>
          <table:table-cell office:value-type="float" office:value="12.4125022888184" calcext:value-type="float">
            <text:p>12.4125022888184</text:p>
          </table:table-cell>
        </table:table-row>
        <table:table-row table:style-name="ro1">
          <table:table-cell office:value-type="string" calcext:value-type="string">
            <text:p>20.665725708007812</text:p>
          </table:table-cell>
          <table:table-cell table:formula="of:=[.A120]*1" office:value-type="float" office:value="20.6657257080078" calcext:value-type="float">
            <text:p>20.6657257080078</text:p>
          </table:table-cell>
          <table:table-cell office:value-type="float" office:value="13.7237567901611" calcext:value-type="float">
            <text:p>13.7237567901611</text:p>
          </table:table-cell>
          <table:table-cell office:value-type="float" office:value="18.9156799316406" calcext:value-type="float">
            <text:p>18.9156799316406</text:p>
          </table:table-cell>
        </table:table-row>
        <table:table-row table:style-name="ro1">
          <table:table-cell office:value-type="string" calcext:value-type="string">
            <text:p>11.292171478271484</text:p>
          </table:table-cell>
          <table:table-cell table:formula="of:=[.A121]*1" office:value-type="float" office:value="11.2921714782715" calcext:value-type="float">
            <text:p>11.2921714782715</text:p>
          </table:table-cell>
          <table:table-cell office:value-type="float" office:value="30.3739700317383" calcext:value-type="float">
            <text:p>30.3739700317383</text:p>
          </table:table-cell>
          <table:table-cell office:value-type="float" office:value="25.2008094787598" calcext:value-type="float">
            <text:p>25.2008094787598</text:p>
          </table:table-cell>
        </table:table-row>
        <table:table-row table:style-name="ro1">
          <table:table-cell office:value-type="string" calcext:value-type="string">
            <text:p>23.077838897705078</text:p>
          </table:table-cell>
          <table:table-cell table:formula="of:=[.A122]*1" office:value-type="float" office:value="23.0778388977051" calcext:value-type="float">
            <text:p>23.0778388977051</text:p>
          </table:table-cell>
          <table:table-cell office:value-type="float" office:value="29.7086944580078" calcext:value-type="float">
            <text:p>29.7086944580078</text:p>
          </table:table-cell>
          <table:table-cell office:value-type="float" office:value="26.5335140228271" calcext:value-type="float">
            <text:p>26.5335140228271</text:p>
          </table:table-cell>
        </table:table-row>
        <table:table-row table:style-name="ro1">
          <table:table-cell office:value-type="string" calcext:value-type="string">
            <text:p>14.846500396728516</text:p>
          </table:table-cell>
          <table:table-cell table:formula="of:=[.A123]*1" office:value-type="float" office:value="14.8465003967285" calcext:value-type="float">
            <text:p>14.8465003967285</text:p>
          </table:table-cell>
          <table:table-cell office:value-type="float" office:value="15.5104932785034" calcext:value-type="float">
            <text:p>15.5104932785034</text:p>
          </table:table-cell>
          <table:table-cell office:value-type="float" office:value="17.0946979522705" calcext:value-type="float">
            <text:p>17.0946979522705</text:p>
          </table:table-cell>
        </table:table-row>
        <table:table-row table:style-name="ro1">
          <table:table-cell office:value-type="string" calcext:value-type="string">
            <text:p>17.182451248168945</text:p>
          </table:table-cell>
          <table:table-cell table:formula="of:=[.A124]*1" office:value-type="float" office:value="17.1824512481689" calcext:value-type="float">
            <text:p>17.1824512481689</text:p>
          </table:table-cell>
          <table:table-cell office:value-type="float" office:value="16.0716400146484" calcext:value-type="float">
            <text:p>16.0716400146484</text:p>
          </table:table-cell>
          <table:table-cell office:value-type="float" office:value="21.0164413452148" calcext:value-type="float">
            <text:p>21.0164413452148</text:p>
          </table:table-cell>
        </table:table-row>
        <table:table-row table:style-name="ro1">
          <table:table-cell office:value-type="string" calcext:value-type="string">
            <text:p>24.186729431152344</text:p>
          </table:table-cell>
          <table:table-cell table:formula="of:=[.A125]*1" office:value-type="float" office:value="24.1867294311523" calcext:value-type="float">
            <text:p>24.1867294311523</text:p>
          </table:table-cell>
          <table:table-cell office:value-type="float" office:value="19.7873973846436" calcext:value-type="float">
            <text:p>19.7873973846436</text:p>
          </table:table-cell>
          <table:table-cell office:value-type="float" office:value="23.8526363372803" calcext:value-type="float">
            <text:p>23.8526363372803</text:p>
          </table:table-cell>
        </table:table-row>
        <table:table-row table:style-name="ro1">
          <table:table-cell office:value-type="string" calcext:value-type="string">
            <text:p>9.067598342895508</text:p>
          </table:table-cell>
          <table:table-cell table:formula="of:=[.A126]*1" office:value-type="float" office:value="9.06759834289551" calcext:value-type="float">
            <text:p>9.06759834289551</text:p>
          </table:table-cell>
          <table:table-cell office:value-type="float" office:value="30.48317527771" calcext:value-type="float">
            <text:p>30.48317527771</text:p>
          </table:table-cell>
          <table:table-cell office:value-type="float" office:value="21.7216339111328" calcext:value-type="float">
            <text:p>21.7216339111328</text:p>
          </table:table-cell>
        </table:table-row>
        <table:table-row table:style-name="ro1">
          <table:table-cell office:value-type="string" calcext:value-type="string">
            <text:p>14.331101417541504</text:p>
          </table:table-cell>
          <table:table-cell table:formula="of:=[.A127]*1" office:value-type="float" office:value="14.3311014175415" calcext:value-type="float">
            <text:p>14.3311014175415</text:p>
          </table:table-cell>
          <table:table-cell office:value-type="float" office:value="30.6591911315918" calcext:value-type="float">
            <text:p>30.6591911315918</text:p>
          </table:table-cell>
          <table:table-cell office:value-type="float" office:value="19.0975227355957" calcext:value-type="float">
            <text:p>19.0975227355957</text:p>
          </table:table-cell>
        </table:table-row>
        <table:table-row table:style-name="ro1">
          <table:table-cell office:value-type="string" calcext:value-type="string">
            <text:p>31.284807205200195</text:p>
          </table:table-cell>
          <table:table-cell table:formula="of:=[.A128]*1" office:value-type="float" office:value="31.2848072052002" calcext:value-type="float">
            <text:p>31.2848072052002</text:p>
          </table:table-cell>
          <table:table-cell office:value-type="float" office:value="24.3627338409424" calcext:value-type="float">
            <text:p>24.3627338409424</text:p>
          </table:table-cell>
          <table:table-cell office:value-type="float" office:value="25.0246601104736" calcext:value-type="float">
            <text:p>25.0246601104736</text:p>
          </table:table-cell>
        </table:table-row>
        <table:table-row table:style-name="ro1">
          <table:table-cell office:value-type="string" calcext:value-type="string">
            <text:p>20.24289321899414</text:p>
          </table:table-cell>
          <table:table-cell table:formula="of:=[.A129]*1" office:value-type="float" office:value="20.2428932189941" calcext:value-type="float">
            <text:p>20.2428932189941</text:p>
          </table:table-cell>
          <table:table-cell office:value-type="float" office:value="20.5764865875244" calcext:value-type="float">
            <text:p>20.5764865875244</text:p>
          </table:table-cell>
          <table:table-cell office:value-type="float" office:value="15.581127166748" calcext:value-type="float">
            <text:p>15.581127166748</text:p>
          </table:table-cell>
        </table:table-row>
        <table:table-row table:style-name="ro1">
          <table:table-cell office:value-type="string" calcext:value-type="string">
            <text:p>21.933616638183594</text:p>
          </table:table-cell>
          <table:table-cell table:formula="of:=[.A130]*1" office:value-type="float" office:value="21.9336166381836" calcext:value-type="float">
            <text:p>21.9336166381836</text:p>
          </table:table-cell>
          <table:table-cell office:value-type="float" office:value="24.696081161499" calcext:value-type="float">
            <text:p>24.696081161499</text:p>
          </table:table-cell>
          <table:table-cell office:value-type="float" office:value="25.8045463562012" calcext:value-type="float">
            <text:p>25.8045463562012</text:p>
          </table:table-cell>
        </table:table-row>
        <table:table-row table:style-name="ro1">
          <table:table-cell office:value-type="string" calcext:value-type="string">
            <text:p>18.618837356567383</text:p>
          </table:table-cell>
          <table:table-cell table:formula="of:=[.A131]*1" office:value-type="float" office:value="18.6188373565674" calcext:value-type="float">
            <text:p>18.6188373565674</text:p>
          </table:table-cell>
          <table:table-cell office:value-type="float" office:value="15.4438781738281" calcext:value-type="float">
            <text:p>15.4438781738281</text:p>
          </table:table-cell>
          <table:table-cell office:value-type="float" office:value="14.7559566497803" calcext:value-type="float">
            <text:p>14.7559566497803</text:p>
          </table:table-cell>
        </table:table-row>
        <table:table-row table:style-name="ro1">
          <table:table-cell office:value-type="string" calcext:value-type="string">
            <text:p>17.922691345214844</text:p>
          </table:table-cell>
          <table:table-cell table:formula="of:=[.A132]*1" office:value-type="float" office:value="17.9226913452148" calcext:value-type="float">
            <text:p>17.9226913452148</text:p>
          </table:table-cell>
          <table:table-cell office:value-type="float" office:value="17.8016796112061" calcext:value-type="float">
            <text:p>17.8016796112061</text:p>
          </table:table-cell>
          <table:table-cell office:value-type="float" office:value="15.9299917221069" calcext:value-type="float">
            <text:p>15.9299917221069</text:p>
          </table:table-cell>
        </table:table-row>
        <table:table-row table:style-name="ro1">
          <table:table-cell office:value-type="string" calcext:value-type="string">
            <text:p>11.102653503417969</text:p>
          </table:table-cell>
          <table:table-cell table:formula="of:=[.A133]*1" office:value-type="float" office:value="11.102653503418" calcext:value-type="float">
            <text:p>11.102653503418</text:p>
          </table:table-cell>
          <table:table-cell office:value-type="float" office:value="26.015344619751" calcext:value-type="float">
            <text:p>26.015344619751</text:p>
          </table:table-cell>
          <table:table-cell office:value-type="float" office:value="20.9963645935059" calcext:value-type="float">
            <text:p>20.9963645935059</text:p>
          </table:table-cell>
        </table:table-row>
        <table:table-row table:style-name="ro1">
          <table:table-cell office:value-type="string" calcext:value-type="string">
            <text:p>5.122942924499512</text:p>
          </table:table-cell>
          <table:table-cell table:formula="of:=[.A134]*1" office:value-type="float" office:value="5.12294292449951" calcext:value-type="float">
            <text:p>5.12294292449951</text:p>
          </table:table-cell>
          <table:table-cell office:value-type="float" office:value="16.9121913909912" calcext:value-type="float">
            <text:p>16.9121913909912</text:p>
          </table:table-cell>
          <table:table-cell office:value-type="float" office:value="14.4661808013916" calcext:value-type="float">
            <text:p>14.4661808013916</text:p>
          </table:table-cell>
        </table:table-row>
        <table:table-row table:style-name="ro1">
          <table:table-cell office:value-type="string" calcext:value-type="string">
            <text:p>11.57588005065918</text:p>
          </table:table-cell>
          <table:table-cell table:formula="of:=[.A135]*1" office:value-type="float" office:value="11.5758800506592" calcext:value-type="float">
            <text:p>11.5758800506592</text:p>
          </table:table-cell>
          <table:table-cell office:value-type="float" office:value="22.9874572753906" calcext:value-type="float">
            <text:p>22.9874572753906</text:p>
          </table:table-cell>
          <table:table-cell office:value-type="float" office:value="13.6246862411499" calcext:value-type="float">
            <text:p>13.6246862411499</text:p>
          </table:table-cell>
        </table:table-row>
        <table:table-row table:style-name="ro1">
          <table:table-cell office:value-type="string" calcext:value-type="string">
            <text:p>22.591121673583984</text:p>
          </table:table-cell>
          <table:table-cell table:formula="of:=[.A136]*1" office:value-type="float" office:value="22.591121673584" calcext:value-type="float">
            <text:p>22.591121673584</text:p>
          </table:table-cell>
          <table:table-cell office:value-type="float" office:value="20.1066989898682" calcext:value-type="float">
            <text:p>20.1066989898682</text:p>
          </table:table-cell>
          <table:table-cell office:value-type="float" office:value="18.4233226776123" calcext:value-type="float">
            <text:p>18.4233226776123</text:p>
          </table:table-cell>
        </table:table-row>
        <table:table-row table:style-name="ro1">
          <table:table-cell office:value-type="string" calcext:value-type="string">
            <text:p>15.926321029663086</text:p>
          </table:table-cell>
          <table:table-cell table:formula="of:=[.A137]*1" office:value-type="float" office:value="15.9263210296631" calcext:value-type="float">
            <text:p>15.9263210296631</text:p>
          </table:table-cell>
          <table:table-cell office:value-type="float" office:value="28.4297409057617" calcext:value-type="float">
            <text:p>28.4297409057617</text:p>
          </table:table-cell>
          <table:table-cell office:value-type="float" office:value="12.8699407577515" calcext:value-type="float">
            <text:p>12.8699407577515</text:p>
          </table:table-cell>
        </table:table-row>
        <table:table-row table:style-name="ro1">
          <table:table-cell office:value-type="string" calcext:value-type="string">
            <text:p>5.747674942016602</text:p>
          </table:table-cell>
          <table:table-cell table:formula="of:=[.A138]*1" office:value-type="float" office:value="5.7476749420166" calcext:value-type="float">
            <text:p>5.7476749420166</text:p>
          </table:table-cell>
          <table:table-cell office:value-type="float" office:value="19.9273319244385" calcext:value-type="float">
            <text:p>19.9273319244385</text:p>
          </table:table-cell>
          <table:table-cell office:value-type="float" office:value="20.4354057312012" calcext:value-type="float">
            <text:p>20.4354057312012</text:p>
          </table:table-cell>
        </table:table-row>
        <table:table-row table:style-name="ro1">
          <table:table-cell office:value-type="string" calcext:value-type="string">
            <text:p>19.711729049682617</text:p>
          </table:table-cell>
          <table:table-cell table:formula="of:=[.A139]*1" office:value-type="float" office:value="19.7117290496826" calcext:value-type="float">
            <text:p>19.7117290496826</text:p>
          </table:table-cell>
          <table:table-cell office:value-type="float" office:value="17.2457695007324" calcext:value-type="float">
            <text:p>17.2457695007324</text:p>
          </table:table-cell>
          <table:table-cell office:value-type="float" office:value="22.5260486602783" calcext:value-type="float">
            <text:p>22.5260486602783</text:p>
          </table:table-cell>
        </table:table-row>
        <table:table-row table:style-name="ro1">
          <table:table-cell office:value-type="string" calcext:value-type="string">
            <text:p>20.56294059753418</text:p>
          </table:table-cell>
          <table:table-cell table:formula="of:=[.A140]*1" office:value-type="float" office:value="20.5629405975342" calcext:value-type="float">
            <text:p>20.5629405975342</text:p>
          </table:table-cell>
          <table:table-cell office:value-type="float" office:value="17.2021236419678" calcext:value-type="float">
            <text:p>17.2021236419678</text:p>
          </table:table-cell>
          <table:table-cell office:value-type="float" office:value="21.0291519165039" calcext:value-type="float">
            <text:p>21.0291519165039</text:p>
          </table:table-cell>
        </table:table-row>
        <table:table-row table:style-name="ro1">
          <table:table-cell office:value-type="string" calcext:value-type="string">
            <text:p>10.457262992858887</text:p>
          </table:table-cell>
          <table:table-cell table:formula="of:=[.A141]*1" office:value-type="float" office:value="10.4572629928589" calcext:value-type="float">
            <text:p>10.4572629928589</text:p>
          </table:table-cell>
          <table:table-cell office:value-type="float" office:value="18.5648078918457" calcext:value-type="float">
            <text:p>18.5648078918457</text:p>
          </table:table-cell>
          <table:table-cell office:value-type="float" office:value="10.9906234741211" calcext:value-type="float">
            <text:p>10.9906234741211</text:p>
          </table:table-cell>
        </table:table-row>
        <table:table-row table:style-name="ro1">
          <table:table-cell office:value-type="string" calcext:value-type="string">
            <text:p>8.796731948852539</text:p>
          </table:table-cell>
          <table:table-cell table:formula="of:=[.A142]*1" office:value-type="float" office:value="8.79673194885254" calcext:value-type="float">
            <text:p>8.79673194885254</text:p>
          </table:table-cell>
          <table:table-cell office:value-type="float" office:value="24.0485076904297" calcext:value-type="float">
            <text:p>24.0485076904297</text:p>
          </table:table-cell>
          <table:table-cell office:value-type="float" office:value="25.5189628601074" calcext:value-type="float">
            <text:p>25.5189628601074</text:p>
          </table:table-cell>
        </table:table-row>
        <table:table-row table:style-name="ro1">
          <table:table-cell office:value-type="string" calcext:value-type="string">
            <text:p>8.432441711425781</text:p>
          </table:table-cell>
          <table:table-cell table:formula="of:=[.A143]*1" office:value-type="float" office:value="8.43244171142578" calcext:value-type="float">
            <text:p>8.43244171142578</text:p>
          </table:table-cell>
          <table:table-cell office:value-type="float" office:value="22.9774646759033" calcext:value-type="float">
            <text:p>22.9774646759033</text:p>
          </table:table-cell>
          <table:table-cell office:value-type="float" office:value="19.2535438537598" calcext:value-type="float">
            <text:p>19.2535438537598</text:p>
          </table:table-cell>
        </table:table-row>
        <table:table-row table:style-name="ro1">
          <table:table-cell office:value-type="string" calcext:value-type="string">
            <text:p>10.618688583374023</text:p>
          </table:table-cell>
          <table:table-cell table:formula="of:=[.A144]*1" office:value-type="float" office:value="10.618688583374" calcext:value-type="float">
            <text:p>10.618688583374</text:p>
          </table:table-cell>
          <table:table-cell office:value-type="float" office:value="14.2644052505493" calcext:value-type="float">
            <text:p>14.2644052505493</text:p>
          </table:table-cell>
          <table:table-cell office:value-type="float" office:value="16.0626831054687" calcext:value-type="float">
            <text:p>16.0626831054687</text:p>
          </table:table-cell>
        </table:table-row>
        <table:table-row table:style-name="ro1">
          <table:table-cell office:value-type="string" calcext:value-type="string">
            <text:p>9.33539867401123</text:p>
          </table:table-cell>
          <table:table-cell table:formula="of:=[.A145]*1" office:value-type="float" office:value="9.33539867401123" calcext:value-type="float">
            <text:p>9.33539867401123</text:p>
          </table:table-cell>
          <table:table-cell office:value-type="float" office:value="26.4884452819824" calcext:value-type="float">
            <text:p>26.4884452819824</text:p>
          </table:table-cell>
          <table:table-cell office:value-type="float" office:value="12.0158443450928" calcext:value-type="float">
            <text:p>12.0158443450928</text:p>
          </table:table-cell>
        </table:table-row>
        <table:table-row table:style-name="ro1">
          <table:table-cell office:value-type="string" calcext:value-type="string">
            <text:p>15.783811569213867</text:p>
          </table:table-cell>
          <table:table-cell table:formula="of:=[.A146]*1" office:value-type="float" office:value="15.7838115692139" calcext:value-type="float">
            <text:p>15.7838115692139</text:p>
          </table:table-cell>
          <table:table-cell office:value-type="float" office:value="22.9783535003662" calcext:value-type="float">
            <text:p>22.9783535003662</text:p>
          </table:table-cell>
          <table:table-cell office:value-type="float" office:value="37.5232620239258" calcext:value-type="float">
            <text:p>37.5232620239258</text:p>
          </table:table-cell>
        </table:table-row>
        <table:table-row table:style-name="ro1">
          <table:table-cell office:value-type="string" calcext:value-type="string">
            <text:p>6.743840217590332</text:p>
          </table:table-cell>
          <table:table-cell table:formula="of:=[.A147]*1" office:value-type="float" office:value="6.74384021759033" calcext:value-type="float">
            <text:p>6.74384021759033</text:p>
          </table:table-cell>
          <table:table-cell office:value-type="float" office:value="24.9795436859131" calcext:value-type="float">
            <text:p>24.9795436859131</text:p>
          </table:table-cell>
          <table:table-cell office:value-type="float" office:value="11.1548728942871" calcext:value-type="float">
            <text:p>11.1548728942871</text:p>
          </table:table-cell>
        </table:table-row>
        <table:table-row table:style-name="ro1">
          <table:table-cell office:value-type="string" calcext:value-type="string">
            <text:p>27.651689529418945</text:p>
          </table:table-cell>
          <table:table-cell table:formula="of:=[.A148]*1" office:value-type="float" office:value="27.6516895294189" calcext:value-type="float">
            <text:p>27.6516895294189</text:p>
          </table:table-cell>
          <table:table-cell office:value-type="float" office:value="18.1788959503174" calcext:value-type="float">
            <text:p>18.1788959503174</text:p>
          </table:table-cell>
          <table:table-cell office:value-type="float" office:value="17.9593696594238" calcext:value-type="float">
            <text:p>17.9593696594238</text:p>
          </table:table-cell>
        </table:table-row>
        <table:table-row table:style-name="ro1">
          <table:table-cell office:value-type="string" calcext:value-type="string">
            <text:p>14.144617080688477</text:p>
          </table:table-cell>
          <table:table-cell table:formula="of:=[.A149]*1" office:value-type="float" office:value="14.1446170806885" calcext:value-type="float">
            <text:p>14.1446170806885</text:p>
          </table:table-cell>
          <table:table-cell office:value-type="float" office:value="18.2719116210938" calcext:value-type="float">
            <text:p>18.2719116210938</text:p>
          </table:table-cell>
          <table:table-cell office:value-type="float" office:value="19.7024822235107" calcext:value-type="float">
            <text:p>19.7024822235107</text:p>
          </table:table-cell>
        </table:table-row>
        <table:table-row table:style-name="ro1">
          <table:table-cell office:value-type="string" calcext:value-type="string">
            <text:p>6.787927627563477</text:p>
          </table:table-cell>
          <table:table-cell table:formula="of:=[.A150]*1" office:value-type="float" office:value="6.78792762756348" calcext:value-type="float">
            <text:p>6.78792762756348</text:p>
          </table:table-cell>
          <table:table-cell office:value-type="float" office:value="21.7437305450439" calcext:value-type="float">
            <text:p>21.7437305450439</text:p>
          </table:table-cell>
          <table:table-cell office:value-type="float" office:value="17.2380352020264" calcext:value-type="float">
            <text:p>17.2380352020264</text:p>
          </table:table-cell>
        </table:table-row>
        <table:table-row table:style-name="ro1">
          <table:table-cell office:value-type="string" calcext:value-type="string">
            <text:p>13.122397422790527</text:p>
          </table:table-cell>
          <table:table-cell table:formula="of:=[.A151]*1" office:value-type="float" office:value="13.1223974227905" calcext:value-type="float">
            <text:p>13.1223974227905</text:p>
          </table:table-cell>
          <table:table-cell office:value-type="float" office:value="19.8769989013672" calcext:value-type="float">
            <text:p>19.8769989013672</text:p>
          </table:table-cell>
          <table:table-cell office:value-type="float" office:value="25.2159233093262" calcext:value-type="float">
            <text:p>25.2159233093262</text:p>
          </table:table-cell>
        </table:table-row>
        <table:table-row table:style-name="ro1">
          <table:table-cell office:value-type="string" calcext:value-type="string">
            <text:p>15.419757843017578</text:p>
          </table:table-cell>
          <table:table-cell table:formula="of:=[.A152]*1" office:value-type="float" office:value="15.4197578430176" calcext:value-type="float">
            <text:p>15.4197578430176</text:p>
          </table:table-cell>
          <table:table-cell office:value-type="float" office:value="26.043062210083" calcext:value-type="float">
            <text:p>26.043062210083</text:p>
          </table:table-cell>
          <table:table-cell office:value-type="float" office:value="17.9574031829834" calcext:value-type="float">
            <text:p>17.9574031829834</text:p>
          </table:table-cell>
        </table:table-row>
        <table:table-row table:style-name="ro1">
          <table:table-cell office:value-type="string" calcext:value-type="string">
            <text:p>5.678460121154785</text:p>
          </table:table-cell>
          <table:table-cell table:formula="of:=[.A153]*1" office:value-type="float" office:value="5.67846012115479" calcext:value-type="float">
            <text:p>5.67846012115479</text:p>
          </table:table-cell>
          <table:table-cell office:value-type="float" office:value="26.0676231384277" calcext:value-type="float">
            <text:p>26.0676231384277</text:p>
          </table:table-cell>
          <table:table-cell office:value-type="float" office:value="9.6371955871582" calcext:value-type="float">
            <text:p>9.6371955871582</text:p>
          </table:table-cell>
        </table:table-row>
        <table:table-row table:style-name="ro1">
          <table:table-cell office:value-type="string" calcext:value-type="string">
            <text:p>11.105247497558594</text:p>
          </table:table-cell>
          <table:table-cell table:formula="of:=[.A154]*1" office:value-type="float" office:value="11.1052474975586" calcext:value-type="float">
            <text:p>11.1052474975586</text:p>
          </table:table-cell>
          <table:table-cell office:value-type="float" office:value="19.2984104156494" calcext:value-type="float">
            <text:p>19.2984104156494</text:p>
          </table:table-cell>
          <table:table-cell office:value-type="float" office:value="21.1515598297119" calcext:value-type="float">
            <text:p>21.1515598297119</text:p>
          </table:table-cell>
        </table:table-row>
        <table:table-row table:style-name="ro1">
          <table:table-cell office:value-type="string" calcext:value-type="string">
            <text:p>9.870635032653809</text:p>
          </table:table-cell>
          <table:table-cell table:formula="of:=[.A155]*1" office:value-type="float" office:value="9.87063503265381" calcext:value-type="float">
            <text:p>9.87063503265381</text:p>
          </table:table-cell>
          <table:table-cell office:value-type="float" office:value="26.0838832855225" calcext:value-type="float">
            <text:p>26.0838832855225</text:p>
          </table:table-cell>
          <table:table-cell office:value-type="float" office:value="22.4207706451416" calcext:value-type="float">
            <text:p>22.4207706451416</text:p>
          </table:table-cell>
        </table:table-row>
        <table:table-row table:style-name="ro1">
          <table:table-cell office:value-type="string" calcext:value-type="string">
            <text:p>5.433541297912598</text:p>
          </table:table-cell>
          <table:table-cell table:formula="of:=[.A156]*1" office:value-type="float" office:value="5.4335412979126" calcext:value-type="float">
            <text:p>5.4335412979126</text:p>
          </table:table-cell>
          <table:table-cell office:value-type="float" office:value="23.989236831665" calcext:value-type="float">
            <text:p>23.989236831665</text:p>
          </table:table-cell>
          <table:table-cell office:value-type="float" office:value="22.3579807281494" calcext:value-type="float">
            <text:p>22.3579807281494</text:p>
          </table:table-cell>
        </table:table-row>
        <table:table-row table:style-name="ro1">
          <table:table-cell office:value-type="string" calcext:value-type="string">
            <text:p>19.026206970214844</text:p>
          </table:table-cell>
          <table:table-cell table:formula="of:=[.A157]*1" office:value-type="float" office:value="19.0262069702148" calcext:value-type="float">
            <text:p>19.0262069702148</text:p>
          </table:table-cell>
          <table:table-cell office:value-type="float" office:value="21.1931190490723" calcext:value-type="float">
            <text:p>21.1931190490723</text:p>
          </table:table-cell>
          <table:table-cell office:value-type="float" office:value="13.6956243515015" calcext:value-type="float">
            <text:p>13.6956243515015</text:p>
          </table:table-cell>
        </table:table-row>
        <table:table-row table:style-name="ro1">
          <table:table-cell office:value-type="string" calcext:value-type="string">
            <text:p>7.607573509216309</text:p>
          </table:table-cell>
          <table:table-cell table:formula="of:=[.A158]*1" office:value-type="float" office:value="7.60757350921631" calcext:value-type="float">
            <text:p>7.60757350921631</text:p>
          </table:table-cell>
          <table:table-cell office:value-type="float" office:value="15.9541883468628" calcext:value-type="float">
            <text:p>15.9541883468628</text:p>
          </table:table-cell>
          <table:table-cell office:value-type="float" office:value="20.5831356048584" calcext:value-type="float">
            <text:p>20.5831356048584</text:p>
          </table:table-cell>
        </table:table-row>
        <table:table-row table:style-name="ro1">
          <table:table-cell office:value-type="string" calcext:value-type="string">
            <text:p>17.36433982849121</text:p>
          </table:table-cell>
          <table:table-cell table:formula="of:=[.A159]*1" office:value-type="float" office:value="17.3643398284912" calcext:value-type="float">
            <text:p>17.3643398284912</text:p>
          </table:table-cell>
          <table:table-cell office:value-type="float" office:value="18.5440883636475" calcext:value-type="float">
            <text:p>18.5440883636475</text:p>
          </table:table-cell>
          <table:table-cell office:value-type="float" office:value="19.5829200744629" calcext:value-type="float">
            <text:p>19.5829200744629</text:p>
          </table:table-cell>
        </table:table-row>
        <table:table-row table:style-name="ro1">
          <table:table-cell office:value-type="string" calcext:value-type="string">
            <text:p>5.0940070152282715</text:p>
          </table:table-cell>
          <table:table-cell table:formula="of:=[.A160]*1" office:value-type="float" office:value="5.09400701522827" calcext:value-type="float">
            <text:p>5.09400701522827</text:p>
          </table:table-cell>
          <table:table-cell office:value-type="float" office:value="17.7821311950684" calcext:value-type="float">
            <text:p>17.7821311950684</text:p>
          </table:table-cell>
          <table:table-cell office:value-type="float" office:value="12.87233543396" calcext:value-type="float">
            <text:p>12.87233543396</text:p>
          </table:table-cell>
        </table:table-row>
        <table:table-row table:style-name="ro1">
          <table:table-cell office:value-type="string" calcext:value-type="string">
            <text:p>5.117281436920166</text:p>
          </table:table-cell>
          <table:table-cell table:formula="of:=[.A161]*1" office:value-type="float" office:value="5.11728143692017" calcext:value-type="float">
            <text:p>5.11728143692017</text:p>
          </table:table-cell>
          <table:table-cell office:value-type="float" office:value="17.9214172363281" calcext:value-type="float">
            <text:p>17.9214172363281</text:p>
          </table:table-cell>
          <table:table-cell office:value-type="float" office:value="12.6010999679565" calcext:value-type="float">
            <text:p>12.6010999679565</text:p>
          </table:table-cell>
        </table:table-row>
        <table:table-row table:style-name="ro1">
          <table:table-cell office:value-type="string" calcext:value-type="string">
            <text:p>19.75128746032715</text:p>
          </table:table-cell>
          <table:table-cell table:formula="of:=[.A162]*1" office:value-type="float" office:value="19.7512874603271" calcext:value-type="float">
            <text:p>19.7512874603271</text:p>
          </table:table-cell>
          <table:table-cell office:value-type="float" office:value="11.3728733062744" calcext:value-type="float">
            <text:p>11.3728733062744</text:p>
          </table:table-cell>
          <table:table-cell office:value-type="float" office:value="14.3927555084229" calcext:value-type="float">
            <text:p>14.3927555084229</text:p>
          </table:table-cell>
        </table:table-row>
        <table:table-row table:style-name="ro1">
          <table:table-cell office:value-type="string" calcext:value-type="string">
            <text:p>10.815982818603516</text:p>
          </table:table-cell>
          <table:table-cell table:formula="of:=[.A163]*1" office:value-type="float" office:value="10.8159828186035" calcext:value-type="float">
            <text:p>10.8159828186035</text:p>
          </table:table-cell>
          <table:table-cell office:value-type="float" office:value="14.412784576416" calcext:value-type="float">
            <text:p>14.412784576416</text:p>
          </table:table-cell>
          <table:table-cell office:value-type="float" office:value="18.7614440917969" calcext:value-type="float">
            <text:p>18.7614440917969</text:p>
          </table:table-cell>
        </table:table-row>
        <table:table-row table:style-name="ro1">
          <table:table-cell office:value-type="string" calcext:value-type="string">
            <text:p>9.25163459777832</text:p>
          </table:table-cell>
          <table:table-cell table:formula="of:=[.A164]*1" office:value-type="float" office:value="9.25163459777832" calcext:value-type="float">
            <text:p>9.25163459777832</text:p>
          </table:table-cell>
          <table:table-cell office:value-type="float" office:value="15.5895986557007" calcext:value-type="float">
            <text:p>15.5895986557007</text:p>
          </table:table-cell>
          <table:table-cell office:value-type="float" office:value="17.9446258544922" calcext:value-type="float">
            <text:p>17.9446258544922</text:p>
          </table:table-cell>
        </table:table-row>
        <table:table-row table:style-name="ro1">
          <table:table-cell office:value-type="string" calcext:value-type="string">
            <text:p>7.623072147369385</text:p>
          </table:table-cell>
          <table:table-cell table:formula="of:=[.A165]*1" office:value-type="float" office:value="7.62307214736939" calcext:value-type="float">
            <text:p>7.62307214736939</text:p>
          </table:table-cell>
          <table:table-cell office:value-type="float" office:value="14.1816463470459" calcext:value-type="float">
            <text:p>14.1816463470459</text:p>
          </table:table-cell>
          <table:table-cell office:value-type="float" office:value="17.8282890319824" calcext:value-type="float">
            <text:p>17.8282890319824</text:p>
          </table:table-cell>
        </table:table-row>
        <table:table-row table:style-name="ro1">
          <table:table-cell office:value-type="string" calcext:value-type="string">
            <text:p>17.227514266967773</text:p>
          </table:table-cell>
          <table:table-cell table:formula="of:=[.A166]*1" office:value-type="float" office:value="17.2275142669678" calcext:value-type="float">
            <text:p>17.2275142669678</text:p>
          </table:table-cell>
          <table:table-cell office:value-type="float" office:value="12.3944625854492" calcext:value-type="float">
            <text:p>12.3944625854492</text:p>
          </table:table-cell>
          <table:table-cell office:value-type="float" office:value="11.5863409042358" calcext:value-type="float">
            <text:p>11.5863409042358</text:p>
          </table:table-cell>
        </table:table-row>
        <table:table-row table:style-name="ro1">
          <table:table-cell office:value-type="string" calcext:value-type="string">
            <text:p>5.6179609298706055</text:p>
          </table:table-cell>
          <table:table-cell table:formula="of:=[.A167]*1" office:value-type="float" office:value="5.61796092987061" calcext:value-type="float">
            <text:p>5.61796092987061</text:p>
          </table:table-cell>
          <table:table-cell office:value-type="float" office:value="22.7520618438721" calcext:value-type="float">
            <text:p>22.7520618438721</text:p>
          </table:table-cell>
          <table:table-cell office:value-type="float" office:value="11.9601678848267" calcext:value-type="float">
            <text:p>11.9601678848267</text:p>
          </table:table-cell>
        </table:table-row>
        <table:table-row table:style-name="ro1">
          <table:table-cell office:value-type="string" calcext:value-type="string">
            <text:p>7.258893966674805</text:p>
          </table:table-cell>
          <table:table-cell table:formula="of:=[.A168]*1" office:value-type="float" office:value="7.25889396667481" calcext:value-type="float">
            <text:p>7.25889396667481</text:p>
          </table:table-cell>
          <table:table-cell office:value-type="float" office:value="11.0466032028198" calcext:value-type="float">
            <text:p>11.0466032028198</text:p>
          </table:table-cell>
          <table:table-cell office:value-type="float" office:value="15.7416172027588" calcext:value-type="float">
            <text:p>15.7416172027588</text:p>
          </table:table-cell>
        </table:table-row>
        <table:table-row table:style-name="ro1">
          <table:table-cell office:value-type="string" calcext:value-type="string">
            <text:p>13.494894981384277</text:p>
          </table:table-cell>
          <table:table-cell table:formula="of:=[.A169]*1" office:value-type="float" office:value="13.4948949813843" calcext:value-type="float">
            <text:p>13.4948949813843</text:p>
          </table:table-cell>
          <table:table-cell office:value-type="float" office:value="11.3842649459839" calcext:value-type="float">
            <text:p>11.3842649459839</text:p>
          </table:table-cell>
          <table:table-cell office:value-type="float" office:value="9.97434043884277" calcext:value-type="float">
            <text:p>9.97434043884277</text:p>
          </table:table-cell>
        </table:table-row>
        <table:table-row table:style-name="ro1">
          <table:table-cell office:value-type="string" calcext:value-type="string">
            <text:p>20.62857437133789</text:p>
          </table:table-cell>
          <table:table-cell table:formula="of:=[.A170]*1" office:value-type="float" office:value="20.6285743713379" calcext:value-type="float">
            <text:p>20.6285743713379</text:p>
          </table:table-cell>
          <table:table-cell office:value-type="float" office:value="15.6839714050293" calcext:value-type="float">
            <text:p>15.6839714050293</text:p>
          </table:table-cell>
          <table:table-cell office:value-type="float" office:value="19.4357585906982" calcext:value-type="float">
            <text:p>19.4357585906982</text:p>
          </table:table-cell>
        </table:table-row>
        <table:table-row table:style-name="ro1">
          <table:table-cell office:value-type="string" calcext:value-type="string">
            <text:p>23.749004364013672</text:p>
          </table:table-cell>
          <table:table-cell table:formula="of:=[.A171]*1" office:value-type="float" office:value="23.7490043640137" calcext:value-type="float">
            <text:p>23.7490043640137</text:p>
          </table:table-cell>
          <table:table-cell office:value-type="float" office:value="19.6808032989502" calcext:value-type="float">
            <text:p>19.6808032989502</text:p>
          </table:table-cell>
          <table:table-cell office:value-type="float" office:value="19.4269924163818" calcext:value-type="float">
            <text:p>19.4269924163818</text:p>
          </table:table-cell>
        </table:table-row>
        <table:table-row table:style-name="ro1">
          <table:table-cell office:value-type="string" calcext:value-type="string">
            <text:p>20.355573654174805</text:p>
          </table:table-cell>
          <table:table-cell table:formula="of:=[.A172]*1" office:value-type="float" office:value="20.3555736541748" calcext:value-type="float">
            <text:p>20.3555736541748</text:p>
          </table:table-cell>
          <table:table-cell office:value-type="float" office:value="20.0308494567871" calcext:value-type="float">
            <text:p>20.0308494567871</text:p>
          </table:table-cell>
          <table:table-cell office:value-type="float" office:value="16.6449089050293" calcext:value-type="float">
            <text:p>16.6449089050293</text:p>
          </table:table-cell>
        </table:table-row>
        <table:table-row table:style-name="ro1">
          <table:table-cell office:value-type="string" calcext:value-type="string">
            <text:p>9.099225044250488</text:p>
          </table:table-cell>
          <table:table-cell table:formula="of:=[.A173]*1" office:value-type="float" office:value="9.09922504425049" calcext:value-type="float">
            <text:p>9.09922504425049</text:p>
          </table:table-cell>
          <table:table-cell office:value-type="float" office:value="20.5257225036621" calcext:value-type="float">
            <text:p>20.5257225036621</text:p>
          </table:table-cell>
          <table:table-cell office:value-type="float" office:value="16.2558631896973" calcext:value-type="float">
            <text:p>16.2558631896973</text:p>
          </table:table-cell>
        </table:table-row>
        <table:table-row table:style-name="ro1">
          <table:table-cell office:value-type="string" calcext:value-type="string">
            <text:p>13.062628746032715</text:p>
          </table:table-cell>
          <table:table-cell table:formula="of:=[.A174]*1" office:value-type="float" office:value="13.0626287460327" calcext:value-type="float">
            <text:p>13.0626287460327</text:p>
          </table:table-cell>
          <table:table-cell office:value-type="float" office:value="20.6543159484863" calcext:value-type="float">
            <text:p>20.6543159484863</text:p>
          </table:table-cell>
          <table:table-cell office:value-type="float" office:value="14.3415756225586" calcext:value-type="float">
            <text:p>14.3415756225586</text:p>
          </table:table-cell>
        </table:table-row>
        <table:table-row table:style-name="ro1">
          <table:table-cell office:value-type="string" calcext:value-type="string">
            <text:p>8.9600830078125</text:p>
          </table:table-cell>
          <table:table-cell table:formula="of:=[.A175]*1" office:value-type="float" office:value="8.9600830078125" calcext:value-type="float">
            <text:p>8.9600830078125</text:p>
          </table:table-cell>
          <table:table-cell office:value-type="float" office:value="18.4922027587891" calcext:value-type="float">
            <text:p>18.4922027587891</text:p>
          </table:table-cell>
          <table:table-cell office:value-type="float" office:value="19.0449867248535" calcext:value-type="float">
            <text:p>19.0449867248535</text:p>
          </table:table-cell>
        </table:table-row>
        <table:table-row table:style-name="ro1">
          <table:table-cell office:value-type="string" calcext:value-type="string">
            <text:p>4.977309226989746</text:p>
          </table:table-cell>
          <table:table-cell table:formula="of:=[.A176]*1" office:value-type="float" office:value="4.97730922698975" calcext:value-type="float">
            <text:p>4.97730922698975</text:p>
          </table:table-cell>
          <table:table-cell office:value-type="float" office:value="22.7071933746338" calcext:value-type="float">
            <text:p>22.7071933746338</text:p>
          </table:table-cell>
          <table:table-cell office:value-type="float" office:value="25.0154304504395" calcext:value-type="float">
            <text:p>25.0154304504395</text:p>
          </table:table-cell>
        </table:table-row>
        <table:table-row table:style-name="ro1">
          <table:table-cell office:value-type="string" calcext:value-type="string">
            <text:p>15.157816886901855</text:p>
          </table:table-cell>
          <table:table-cell table:formula="of:=[.A177]*1" office:value-type="float" office:value="15.1578168869019" calcext:value-type="float">
            <text:p>15.1578168869019</text:p>
          </table:table-cell>
          <table:table-cell office:value-type="float" office:value="18.1879825592041" calcext:value-type="float">
            <text:p>18.1879825592041</text:p>
          </table:table-cell>
          <table:table-cell office:value-type="float" office:value="13.8123092651367" calcext:value-type="float">
            <text:p>13.8123092651367</text:p>
          </table:table-cell>
        </table:table-row>
        <table:table-row table:style-name="ro1">
          <table:table-cell office:value-type="string" calcext:value-type="string">
            <text:p>8.16215991973877</text:p>
          </table:table-cell>
          <table:table-cell table:formula="of:=[.A178]*1" office:value-type="float" office:value="8.16215991973877" calcext:value-type="float">
            <text:p>8.16215991973877</text:p>
          </table:table-cell>
          <table:table-cell office:value-type="float" office:value="27.4596843719482" calcext:value-type="float">
            <text:p>27.4596843719482</text:p>
          </table:table-cell>
          <table:table-cell office:value-type="float" office:value="25.4516277313232" calcext:value-type="float">
            <text:p>25.4516277313232</text:p>
          </table:table-cell>
        </table:table-row>
        <table:table-row table:style-name="ro1">
          <table:table-cell office:value-type="string" calcext:value-type="string">
            <text:p>14.9940185546875</text:p>
          </table:table-cell>
          <table:table-cell table:formula="of:=[.A179]*1" office:value-type="float" office:value="14.9940185546875" calcext:value-type="float">
            <text:p>14.9940185546875</text:p>
          </table:table-cell>
          <table:table-cell office:value-type="float" office:value="23.2746543884277" calcext:value-type="float">
            <text:p>23.2746543884277</text:p>
          </table:table-cell>
          <table:table-cell office:value-type="float" office:value="18.3435916900635" calcext:value-type="float">
            <text:p>18.3435916900635</text:p>
          </table:table-cell>
        </table:table-row>
        <table:table-row table:style-name="ro1">
          <table:table-cell office:value-type="string" calcext:value-type="string">
            <text:p>9.545992851257324</text:p>
          </table:table-cell>
          <table:table-cell table:formula="of:=[.A180]*1" office:value-type="float" office:value="9.54599285125732" calcext:value-type="float">
            <text:p>9.54599285125732</text:p>
          </table:table-cell>
          <table:table-cell office:value-type="float" office:value="16.0388145446777" calcext:value-type="float">
            <text:p>16.0388145446777</text:p>
          </table:table-cell>
          <table:table-cell office:value-type="float" office:value="13.8849115371704" calcext:value-type="float">
            <text:p>13.8849115371704</text:p>
          </table:table-cell>
        </table:table-row>
        <table:table-row table:style-name="ro1">
          <table:table-cell office:value-type="string" calcext:value-type="string">
            <text:p>6.914456367492676</text:p>
          </table:table-cell>
          <table:table-cell table:formula="of:=[.A181]*1" office:value-type="float" office:value="6.91445636749268" calcext:value-type="float">
            <text:p>6.91445636749268</text:p>
          </table:table-cell>
          <table:table-cell office:value-type="float" office:value="18.3533840179443" calcext:value-type="float">
            <text:p>18.3533840179443</text:p>
          </table:table-cell>
          <table:table-cell office:value-type="float" office:value="15.2822599411011" calcext:value-type="float">
            <text:p>15.2822599411011</text:p>
          </table:table-cell>
        </table:table-row>
        <table:table-row table:style-name="ro1">
          <table:table-cell office:value-type="string" calcext:value-type="string">
            <text:p>8.523621559143066</text:p>
          </table:table-cell>
          <table:table-cell table:formula="of:=[.A182]*1" office:value-type="float" office:value="8.52362155914307" calcext:value-type="float">
            <text:p>8.52362155914307</text:p>
          </table:table-cell>
          <table:table-cell office:value-type="float" office:value="16.4794101715088" calcext:value-type="float">
            <text:p>16.4794101715088</text:p>
          </table:table-cell>
          <table:table-cell office:value-type="float" office:value="27.0102577209473" calcext:value-type="float">
            <text:p>27.0102577209473</text:p>
          </table:table-cell>
        </table:table-row>
        <table:table-row table:style-name="ro1">
          <table:table-cell office:value-type="string" calcext:value-type="string">
            <text:p>5.725547790527344</text:p>
          </table:table-cell>
          <table:table-cell table:formula="of:=[.A183]*1" office:value-type="float" office:value="5.72554779052734" calcext:value-type="float">
            <text:p>5.72554779052734</text:p>
          </table:table-cell>
          <table:table-cell office:value-type="float" office:value="25.9013710021973" calcext:value-type="float">
            <text:p>25.9013710021973</text:p>
          </table:table-cell>
          <table:table-cell office:value-type="float" office:value="17.9440460205078" calcext:value-type="float">
            <text:p>17.9440460205078</text:p>
          </table:table-cell>
        </table:table-row>
        <table:table-row table:style-name="ro1">
          <table:table-cell office:value-type="string" calcext:value-type="string">
            <text:p>8.808364868164062</text:p>
          </table:table-cell>
          <table:table-cell table:formula="of:=[.A184]*1" office:value-type="float" office:value="8.80836486816406" calcext:value-type="float">
            <text:p>8.80836486816406</text:p>
          </table:table-cell>
          <table:table-cell office:value-type="float" office:value="20.1462631225586" calcext:value-type="float">
            <text:p>20.1462631225586</text:p>
          </table:table-cell>
          <table:table-cell office:value-type="float" office:value="15.8668622970581" calcext:value-type="float">
            <text:p>15.8668622970581</text:p>
          </table:table-cell>
        </table:table-row>
        <table:table-row table:style-name="ro1">
          <table:table-cell office:value-type="string" calcext:value-type="string">
            <text:p>14.235302925109863</text:p>
          </table:table-cell>
          <table:table-cell table:formula="of:=[.A185]*1" office:value-type="float" office:value="14.2353029251099" calcext:value-type="float">
            <text:p>14.2353029251099</text:p>
          </table:table-cell>
          <table:table-cell office:value-type="float" office:value="15.2325325012207" calcext:value-type="float">
            <text:p>15.2325325012207</text:p>
          </table:table-cell>
          <table:table-cell office:value-type="float" office:value="16.4936618804932" calcext:value-type="float">
            <text:p>16.4936618804932</text:p>
          </table:table-cell>
        </table:table-row>
        <table:table-row table:style-name="ro1">
          <table:table-cell office:value-type="string" calcext:value-type="string">
            <text:p>6.5416154861450195</text:p>
          </table:table-cell>
          <table:table-cell table:formula="of:=[.A186]*1" office:value-type="float" office:value="6.54161548614502" calcext:value-type="float">
            <text:p>6.54161548614502</text:p>
          </table:table-cell>
          <table:table-cell office:value-type="float" office:value="16.4633712768555" calcext:value-type="float">
            <text:p>16.4633712768555</text:p>
          </table:table-cell>
          <table:table-cell office:value-type="float" office:value="16.6935005187988" calcext:value-type="float">
            <text:p>16.6935005187988</text:p>
          </table:table-cell>
        </table:table-row>
        <table:table-row table:style-name="ro1">
          <table:table-cell office:value-type="string" calcext:value-type="string">
            <text:p>9.388514518737793</text:p>
          </table:table-cell>
          <table:table-cell table:formula="of:=[.A187]*1" office:value-type="float" office:value="9.38851451873779" calcext:value-type="float">
            <text:p>9.38851451873779</text:p>
          </table:table-cell>
          <table:table-cell office:value-type="float" office:value="22.5547351837158" calcext:value-type="float">
            <text:p>22.5547351837158</text:p>
          </table:table-cell>
          <table:table-cell office:value-type="float" office:value="15.2978067398071" calcext:value-type="float">
            <text:p>15.2978067398071</text:p>
          </table:table-cell>
        </table:table-row>
        <table:table-row table:style-name="ro1">
          <table:table-cell office:value-type="string" calcext:value-type="string">
            <text:p>18.89798927307129</text:p>
          </table:table-cell>
          <table:table-cell table:formula="of:=[.A188]*1" office:value-type="float" office:value="18.8979892730713" calcext:value-type="float">
            <text:p>18.8979892730713</text:p>
          </table:table-cell>
          <table:table-cell office:value-type="float" office:value="14.303729057312" calcext:value-type="float">
            <text:p>14.303729057312</text:p>
          </table:table-cell>
          <table:table-cell office:value-type="float" office:value="25.9380588531494" calcext:value-type="float">
            <text:p>25.9380588531494</text:p>
          </table:table-cell>
        </table:table-row>
        <table:table-row table:style-name="ro1">
          <table:table-cell office:value-type="string" calcext:value-type="string">
            <text:p>5.434783935546875</text:p>
          </table:table-cell>
          <table:table-cell table:formula="of:=[.A189]*1" office:value-type="float" office:value="5.43478393554688" calcext:value-type="float">
            <text:p>5.43478393554688</text:p>
          </table:table-cell>
          <table:table-cell office:value-type="float" office:value="13.0519857406616" calcext:value-type="float">
            <text:p>13.0519857406616</text:p>
          </table:table-cell>
          <table:table-cell office:value-type="float" office:value="17.3967323303223" calcext:value-type="float">
            <text:p>17.3967323303223</text:p>
          </table:table-cell>
        </table:table-row>
        <table:table-row table:style-name="ro1">
          <table:table-cell office:value-type="string" calcext:value-type="string">
            <text:p>8.824167251586914</text:p>
          </table:table-cell>
          <table:table-cell table:formula="of:=[.A190]*1" office:value-type="float" office:value="8.82416725158691" calcext:value-type="float">
            <text:p>8.82416725158691</text:p>
          </table:table-cell>
          <table:table-cell office:value-type="float" office:value="12.5503854751587" calcext:value-type="float">
            <text:p>12.5503854751587</text:p>
          </table:table-cell>
          <table:table-cell office:value-type="float" office:value="20.8040008544922" calcext:value-type="float">
            <text:p>20.8040008544922</text:p>
          </table:table-cell>
        </table:table-row>
        <table:table-row table:style-name="ro1">
          <table:table-cell office:value-type="string" calcext:value-type="string">
            <text:p>19.32948875427246</text:p>
          </table:table-cell>
          <table:table-cell table:formula="of:=[.A191]*1" office:value-type="float" office:value="19.3294887542725" calcext:value-type="float">
            <text:p>19.3294887542725</text:p>
          </table:table-cell>
          <table:table-cell office:value-type="float" office:value="20.7875785827637" calcext:value-type="float">
            <text:p>20.7875785827637</text:p>
          </table:table-cell>
          <table:table-cell office:value-type="float" office:value="19.0895214080811" calcext:value-type="float">
            <text:p>19.0895214080811</text:p>
          </table:table-cell>
        </table:table-row>
        <table:table-row table:style-name="ro1">
          <table:table-cell office:value-type="string" calcext:value-type="string">
            <text:p>13.385120391845703</text:p>
          </table:table-cell>
          <table:table-cell table:formula="of:=[.A192]*1" office:value-type="float" office:value="13.3851203918457" calcext:value-type="float">
            <text:p>13.3851203918457</text:p>
          </table:table-cell>
          <table:table-cell office:value-type="float" office:value="12.3479890823364" calcext:value-type="float">
            <text:p>12.3479890823364</text:p>
          </table:table-cell>
          <table:table-cell office:value-type="float" office:value="17.5602645874023" calcext:value-type="float">
            <text:p>17.5602645874023</text:p>
          </table:table-cell>
        </table:table-row>
        <table:table-row table:style-name="ro1">
          <table:table-cell office:value-type="string" calcext:value-type="string">
            <text:p>7.397279739379883</text:p>
          </table:table-cell>
          <table:table-cell table:formula="of:=[.A193]*1" office:value-type="float" office:value="7.39727973937988" calcext:value-type="float">
            <text:p>7.39727973937988</text:p>
          </table:table-cell>
          <table:table-cell office:value-type="float" office:value="22.0032176971436" calcext:value-type="float">
            <text:p>22.0032176971436</text:p>
          </table:table-cell>
          <table:table-cell office:value-type="float" office:value="16.1782093048096" calcext:value-type="float">
            <text:p>16.1782093048096</text:p>
          </table:table-cell>
        </table:table-row>
        <table:table-row table:style-name="ro1">
          <table:table-cell office:value-type="string" calcext:value-type="string">
            <text:p>12.939007759094238</text:p>
          </table:table-cell>
          <table:table-cell table:formula="of:=[.A194]*1" office:value-type="float" office:value="12.9390077590942" calcext:value-type="float">
            <text:p>12.9390077590942</text:p>
          </table:table-cell>
          <table:table-cell office:value-type="float" office:value="17.4252986907959" calcext:value-type="float">
            <text:p>17.4252986907959</text:p>
          </table:table-cell>
          <table:table-cell office:value-type="float" office:value="13.6114130020142" calcext:value-type="float">
            <text:p>13.6114130020142</text:p>
          </table:table-cell>
        </table:table-row>
        <table:table-row table:style-name="ro1">
          <table:table-cell office:value-type="string" calcext:value-type="string">
            <text:p>10.931520462036133</text:p>
          </table:table-cell>
          <table:table-cell table:formula="of:=[.A195]*1" office:value-type="float" office:value="10.9315204620361" calcext:value-type="float">
            <text:p>10.9315204620361</text:p>
          </table:table-cell>
          <table:table-cell office:value-type="float" office:value="14.8698787689209" calcext:value-type="float">
            <text:p>14.8698787689209</text:p>
          </table:table-cell>
          <table:table-cell office:value-type="float" office:value="18.9642505645752" calcext:value-type="float">
            <text:p>18.9642505645752</text:p>
          </table:table-cell>
        </table:table-row>
        <table:table-row table:style-name="ro1">
          <table:table-cell office:value-type="string" calcext:value-type="string">
            <text:p>11.585160255432129</text:p>
          </table:table-cell>
          <table:table-cell table:formula="of:=[.A196]*1" office:value-type="float" office:value="11.5851602554321" calcext:value-type="float">
            <text:p>11.5851602554321</text:p>
          </table:table-cell>
          <table:table-cell office:value-type="float" office:value="13.1734294891357" calcext:value-type="float">
            <text:p>13.1734294891357</text:p>
          </table:table-cell>
          <table:table-cell office:value-type="float" office:value="8.89191627502441" calcext:value-type="float">
            <text:p>8.89191627502441</text:p>
          </table:table-cell>
        </table:table-row>
        <table:table-row table:style-name="ro1">
          <table:table-cell office:value-type="string" calcext:value-type="string">
            <text:p>5.250637054443359</text:p>
          </table:table-cell>
          <table:table-cell table:formula="of:=[.A197]*1" office:value-type="float" office:value="5.25063705444336" calcext:value-type="float">
            <text:p>5.25063705444336</text:p>
          </table:table-cell>
          <table:table-cell office:value-type="float" office:value="18.2202777862549" calcext:value-type="float">
            <text:p>18.2202777862549</text:p>
          </table:table-cell>
          <table:table-cell office:value-type="float" office:value="8.35830116271973" calcext:value-type="float">
            <text:p>8.35830116271973</text:p>
          </table:table-cell>
        </table:table-row>
        <table:table-row table:style-name="ro1">
          <table:table-cell office:value-type="string" calcext:value-type="string">
            <text:p>6.463080406188965</text:p>
          </table:table-cell>
          <table:table-cell table:formula="of:=[.A198]*1" office:value-type="float" office:value="6.46308040618897" calcext:value-type="float">
            <text:p>6.46308040618897</text:p>
          </table:table-cell>
          <table:table-cell office:value-type="float" office:value="14.3479843139648" calcext:value-type="float">
            <text:p>14.3479843139648</text:p>
          </table:table-cell>
          <table:table-cell office:value-type="float" office:value="18.6794872283936" calcext:value-type="float">
            <text:p>18.6794872283936</text:p>
          </table:table-cell>
        </table:table-row>
        <table:table-row table:style-name="ro1">
          <table:table-cell office:value-type="string" calcext:value-type="string">
            <text:p>10.132648468017578</text:p>
          </table:table-cell>
          <table:table-cell table:formula="of:=[.A199]*1" office:value-type="float" office:value="10.1326484680176" calcext:value-type="float">
            <text:p>10.1326484680176</text:p>
          </table:table-cell>
          <table:table-cell office:value-type="float" office:value="13.4863653182983" calcext:value-type="float">
            <text:p>13.4863653182983</text:p>
          </table:table-cell>
          <table:table-cell office:value-type="float" office:value="8.49906730651856" calcext:value-type="float">
            <text:p>8.49906730651856</text:p>
          </table:table-cell>
        </table:table-row>
        <table:table-row table:style-name="ro1">
          <table:table-cell office:value-type="string" calcext:value-type="string">
            <text:p>8.060416221618652</text:p>
          </table:table-cell>
          <table:table-cell table:formula="of:=[.A200]*1" office:value-type="float" office:value="8.06041622161865" calcext:value-type="float">
            <text:p>8.06041622161865</text:p>
          </table:table-cell>
          <table:table-cell office:value-type="float" office:value="9.49745178222656" calcext:value-type="float">
            <text:p>9.49745178222656</text:p>
          </table:table-cell>
          <table:table-cell office:value-type="float" office:value="25.1856250762939" calcext:value-type="float">
            <text:p>25.1856250762939</text:p>
          </table:table-cell>
        </table:table-row>
        <table:table-row table:style-name="ro1">
          <table:table-cell office:value-type="string" calcext:value-type="string">
            <text:p>8.323068618774414</text:p>
          </table:table-cell>
          <table:table-cell table:formula="of:=[.A201]*1" office:value-type="float" office:value="8.32306861877441" calcext:value-type="float">
            <text:p>8.32306861877441</text:p>
          </table:table-cell>
          <table:table-cell office:value-type="float" office:value="9.95660400390625" calcext:value-type="float">
            <text:p>9.95660400390625</text:p>
          </table:table-cell>
          <table:table-cell office:value-type="float" office:value="23.346851348877" calcext:value-type="float">
            <text:p>23.346851348877</text:p>
          </table:table-cell>
        </table:table-row>
        <table:table-row table:style-name="ro1">
          <table:table-cell office:value-type="string" calcext:value-type="string">
            <text:p>15.402785301208496</text:p>
          </table:table-cell>
          <table:table-cell table:formula="of:=[.A202]*1" office:value-type="float" office:value="15.4027853012085" calcext:value-type="float">
            <text:p>15.4027853012085</text:p>
          </table:table-cell>
          <table:table-cell office:value-type="float" office:value="9.63107872009277" calcext:value-type="float">
            <text:p>9.63107872009277</text:p>
          </table:table-cell>
          <table:table-cell office:value-type="float" office:value="17.1731910705566" calcext:value-type="float">
            <text:p>17.1731910705566</text:p>
          </table:table-cell>
        </table:table-row>
        <table:table-row table:style-name="ro1">
          <table:table-cell office:value-type="string" calcext:value-type="string">
            <text:p>9.059614181518555</text:p>
          </table:table-cell>
          <table:table-cell table:formula="of:=[.A203]*1" office:value-type="float" office:value="9.05961418151856" calcext:value-type="float">
            <text:p>9.05961418151856</text:p>
          </table:table-cell>
          <table:table-cell office:value-type="float" office:value="7.01874113082886" calcext:value-type="float">
            <text:p>7.01874113082886</text:p>
          </table:table-cell>
          <table:table-cell office:value-type="float" office:value="20.4297523498535" calcext:value-type="float">
            <text:p>20.4297523498535</text:p>
          </table:table-cell>
        </table:table-row>
        <table:table-row table:style-name="ro1">
          <table:table-cell office:value-type="string" calcext:value-type="string">
            <text:p>13.82494068145752</text:p>
          </table:table-cell>
          <table:table-cell table:formula="of:=[.A204]*1" office:value-type="float" office:value="13.8249406814575" calcext:value-type="float">
            <text:p>13.8249406814575</text:p>
          </table:table-cell>
          <table:table-cell office:value-type="float" office:value="14.0107908248901" calcext:value-type="float">
            <text:p>14.0107908248901</text:p>
          </table:table-cell>
          <table:table-cell office:value-type="float" office:value="12.5390672683716" calcext:value-type="float">
            <text:p>12.5390672683716</text:p>
          </table:table-cell>
        </table:table-row>
        <table:table-row table:style-name="ro1">
          <table:table-cell office:value-type="string" calcext:value-type="string">
            <text:p>9.759251594543457</text:p>
          </table:table-cell>
          <table:table-cell table:formula="of:=[.A205]*1" office:value-type="float" office:value="9.75925159454346" calcext:value-type="float">
            <text:p>9.75925159454346</text:p>
          </table:table-cell>
          <table:table-cell office:value-type="float" office:value="14.1990270614624" calcext:value-type="float">
            <text:p>14.1990270614624</text:p>
          </table:table-cell>
          <table:table-cell office:value-type="float" office:value="4.43287181854248" calcext:value-type="float">
            <text:p>4.43287181854248</text:p>
          </table:table-cell>
        </table:table-row>
        <table:table-row table:style-name="ro1">
          <table:table-cell office:value-type="string" calcext:value-type="string">
            <text:p>10.19184398651123</text:p>
          </table:table-cell>
          <table:table-cell table:formula="of:=[.A206]*1" office:value-type="float" office:value="10.1918439865112" calcext:value-type="float">
            <text:p>10.1918439865112</text:p>
          </table:table-cell>
          <table:table-cell office:value-type="float" office:value="12.0192794799805" calcext:value-type="float">
            <text:p>12.0192794799805</text:p>
          </table:table-cell>
          <table:table-cell office:value-type="float" office:value="11.3808374404907" calcext:value-type="float">
            <text:p>11.3808374404907</text:p>
          </table:table-cell>
        </table:table-row>
        <table:table-row table:style-name="ro1">
          <table:table-cell office:value-type="string" calcext:value-type="string">
            <text:p>7.9508771896362305</text:p>
          </table:table-cell>
          <table:table-cell table:formula="of:=[.A207]*1" office:value-type="float" office:value="7.95087718963623" calcext:value-type="float">
            <text:p>7.95087718963623</text:p>
          </table:table-cell>
          <table:table-cell office:value-type="float" office:value="15.0283918380737" calcext:value-type="float">
            <text:p>15.0283918380737</text:p>
          </table:table-cell>
          <table:table-cell office:value-type="float" office:value="9.41228675842285" calcext:value-type="float">
            <text:p>9.41228675842285</text:p>
          </table:table-cell>
        </table:table-row>
        <table:table-row table:style-name="ro1">
          <table:table-cell office:value-type="string" calcext:value-type="string">
            <text:p>7.7462544441223145</text:p>
          </table:table-cell>
          <table:table-cell table:formula="of:=[.A208]*1" office:value-type="float" office:value="7.74625444412231" calcext:value-type="float">
            <text:p>7.74625444412231</text:p>
          </table:table-cell>
          <table:table-cell office:value-type="float" office:value="20.7323360443115" calcext:value-type="float">
            <text:p>20.7323360443115</text:p>
          </table:table-cell>
          <table:table-cell office:value-type="float" office:value="15.6939344406128" calcext:value-type="float">
            <text:p>15.6939344406128</text:p>
          </table:table-cell>
        </table:table-row>
        <table:table-row table:style-name="ro1">
          <table:table-cell office:value-type="string" calcext:value-type="string">
            <text:p>10.824787139892578</text:p>
          </table:table-cell>
          <table:table-cell table:formula="of:=[.A209]*1" office:value-type="float" office:value="10.8247871398926" calcext:value-type="float">
            <text:p>10.8247871398926</text:p>
          </table:table-cell>
          <table:table-cell office:value-type="float" office:value="17.9652805328369" calcext:value-type="float">
            <text:p>17.9652805328369</text:p>
          </table:table-cell>
          <table:table-cell office:value-type="float" office:value="13.1406993865967" calcext:value-type="float">
            <text:p>13.1406993865967</text:p>
          </table:table-cell>
        </table:table-row>
        <table:table-row table:style-name="ro1">
          <table:table-cell office:value-type="string" calcext:value-type="string">
            <text:p>24.802602767944336</text:p>
          </table:table-cell>
          <table:table-cell table:formula="of:=[.A210]*1" office:value-type="float" office:value="24.8026027679443" calcext:value-type="float">
            <text:p>24.8026027679443</text:p>
          </table:table-cell>
          <table:table-cell office:value-type="float" office:value="17.187520980835" calcext:value-type="float">
            <text:p>17.187520980835</text:p>
          </table:table-cell>
          <table:table-cell office:value-type="float" office:value="13.9519262313843" calcext:value-type="float">
            <text:p>13.9519262313843</text:p>
          </table:table-cell>
        </table:table-row>
        <table:table-row table:style-name="ro1">
          <table:table-cell office:value-type="string" calcext:value-type="string">
            <text:p>16.25560760498047</text:p>
          </table:table-cell>
          <table:table-cell table:formula="of:=[.A211]*1" office:value-type="float" office:value="16.2556076049805" calcext:value-type="float">
            <text:p>16.2556076049805</text:p>
          </table:table-cell>
          <table:table-cell office:value-type="float" office:value="17.9896793365479" calcext:value-type="float">
            <text:p>17.9896793365479</text:p>
          </table:table-cell>
          <table:table-cell office:value-type="float" office:value="14.0408058166504" calcext:value-type="float">
            <text:p>14.0408058166504</text:p>
          </table:table-cell>
        </table:table-row>
        <table:table-row table:style-name="ro1">
          <table:table-cell office:value-type="string" calcext:value-type="string">
            <text:p>12.994302749633789</text:p>
          </table:table-cell>
          <table:table-cell table:formula="of:=[.A212]*1" office:value-type="float" office:value="12.9943027496338" calcext:value-type="float">
            <text:p>12.9943027496338</text:p>
          </table:table-cell>
          <table:table-cell office:value-type="float" office:value="10.2549810409546" calcext:value-type="float">
            <text:p>10.2549810409546</text:p>
          </table:table-cell>
          <table:table-cell office:value-type="float" office:value="16.2124633789063" calcext:value-type="float">
            <text:p>16.2124633789063</text:p>
          </table:table-cell>
        </table:table-row>
        <table:table-row table:style-name="ro1">
          <table:table-cell office:value-type="string" calcext:value-type="string">
            <text:p>11.220637321472168</text:p>
          </table:table-cell>
          <table:table-cell table:formula="of:=[.A213]*1" office:value-type="float" office:value="11.2206373214722" calcext:value-type="float">
            <text:p>11.2206373214722</text:p>
          </table:table-cell>
          <table:table-cell office:value-type="float" office:value="10.9708824157715" calcext:value-type="float">
            <text:p>10.9708824157715</text:p>
          </table:table-cell>
          <table:table-cell office:value-type="float" office:value="15.3395318984985" calcext:value-type="float">
            <text:p>15.3395318984985</text:p>
          </table:table-cell>
        </table:table-row>
        <table:table-row table:style-name="ro1">
          <table:table-cell office:value-type="string" calcext:value-type="string">
            <text:p>10.485864639282227</text:p>
          </table:table-cell>
          <table:table-cell table:formula="of:=[.A214]*1" office:value-type="float" office:value="10.4858646392822" calcext:value-type="float">
            <text:p>10.4858646392822</text:p>
          </table:table-cell>
          <table:table-cell office:value-type="float" office:value="14.5859336853027" calcext:value-type="float">
            <text:p>14.5859336853027</text:p>
          </table:table-cell>
          <table:table-cell office:value-type="float" office:value="17.0490856170654" calcext:value-type="float">
            <text:p>17.0490856170654</text:p>
          </table:table-cell>
        </table:table-row>
        <table:table-row table:style-name="ro1">
          <table:table-cell office:value-type="string" calcext:value-type="string">
            <text:p>9.51266098022461</text:p>
          </table:table-cell>
          <table:table-cell table:formula="of:=[.A215]*1" office:value-type="float" office:value="9.51266098022461" calcext:value-type="float">
            <text:p>9.51266098022461</text:p>
          </table:table-cell>
          <table:table-cell office:value-type="float" office:value="16.5083351135254" calcext:value-type="float">
            <text:p>16.5083351135254</text:p>
          </table:table-cell>
          <table:table-cell office:value-type="float" office:value="14.7778720855713" calcext:value-type="float">
            <text:p>14.7778720855713</text:p>
          </table:table-cell>
        </table:table-row>
        <table:table-row table:style-name="ro1">
          <table:table-cell office:value-type="string" calcext:value-type="string">
            <text:p>7.0817131996154785</text:p>
          </table:table-cell>
          <table:table-cell table:formula="of:=[.A216]*1" office:value-type="float" office:value="7.08171319961548" calcext:value-type="float">
            <text:p>7.08171319961548</text:p>
          </table:table-cell>
          <table:table-cell office:value-type="float" office:value="16.653470993042" calcext:value-type="float">
            <text:p>16.653470993042</text:p>
          </table:table-cell>
          <table:table-cell office:value-type="float" office:value="13.2775135040283" calcext:value-type="float">
            <text:p>13.2775135040283</text:p>
          </table:table-cell>
        </table:table-row>
        <table:table-row table:style-name="ro1">
          <table:table-cell office:value-type="string" calcext:value-type="string">
            <text:p>17.801311492919922</text:p>
          </table:table-cell>
          <table:table-cell table:formula="of:=[.A217]*1" office:value-type="float" office:value="17.8013114929199" calcext:value-type="float">
            <text:p>17.8013114929199</text:p>
          </table:table-cell>
          <table:table-cell office:value-type="float" office:value="12.7625484466553" calcext:value-type="float">
            <text:p>12.7625484466553</text:p>
          </table:table-cell>
          <table:table-cell office:value-type="float" office:value="9.04365348815918" calcext:value-type="float">
            <text:p>9.04365348815918</text:p>
          </table:table-cell>
        </table:table-row>
        <table:table-row table:style-name="ro1">
          <table:table-cell office:value-type="string" calcext:value-type="string">
            <text:p>11.935837745666504</text:p>
          </table:table-cell>
          <table:table-cell table:formula="of:=[.A218]*1" office:value-type="float" office:value="11.9358377456665" calcext:value-type="float">
            <text:p>11.9358377456665</text:p>
          </table:table-cell>
          <table:table-cell office:value-type="float" office:value="16.5018310546875" calcext:value-type="float">
            <text:p>16.5018310546875</text:p>
          </table:table-cell>
          <table:table-cell office:value-type="float" office:value="7.61188220977783" calcext:value-type="float">
            <text:p>7.61188220977783</text:p>
          </table:table-cell>
        </table:table-row>
        <table:table-row table:style-name="ro1">
          <table:table-cell office:value-type="string" calcext:value-type="string">
            <text:p>13.138264656066895</text:p>
          </table:table-cell>
          <table:table-cell table:formula="of:=[.A219]*1" office:value-type="float" office:value="13.1382646560669" calcext:value-type="float">
            <text:p>13.1382646560669</text:p>
          </table:table-cell>
          <table:table-cell office:value-type="float" office:value="12.9492511749268" calcext:value-type="float">
            <text:p>12.9492511749268</text:p>
          </table:table-cell>
          <table:table-cell office:value-type="float" office:value="17.4546356201172" calcext:value-type="float">
            <text:p>17.4546356201172</text:p>
          </table:table-cell>
        </table:table-row>
        <table:table-row table:style-name="ro1">
          <table:table-cell office:value-type="string" calcext:value-type="string">
            <text:p>15.091517448425293</text:p>
          </table:table-cell>
          <table:table-cell table:formula="of:=[.A220]*1" office:value-type="float" office:value="15.0915174484253" calcext:value-type="float">
            <text:p>15.0915174484253</text:p>
          </table:table-cell>
          <table:table-cell office:value-type="float" office:value="19.732250213623" calcext:value-type="float">
            <text:p>19.732250213623</text:p>
          </table:table-cell>
          <table:table-cell office:value-type="float" office:value="16.7101707458496" calcext:value-type="float">
            <text:p>16.7101707458496</text:p>
          </table:table-cell>
        </table:table-row>
        <table:table-row table:style-name="ro1">
          <table:table-cell office:value-type="string" calcext:value-type="string">
            <text:p>7.6385817527771</text:p>
          </table:table-cell>
          <table:table-cell table:formula="of:=[.A221]*1" office:value-type="float" office:value="7.6385817527771" calcext:value-type="float">
            <text:p>7.6385817527771</text:p>
          </table:table-cell>
          <table:table-cell office:value-type="float" office:value="15.0130128860474" calcext:value-type="float">
            <text:p>15.0130128860474</text:p>
          </table:table-cell>
          <table:table-cell office:value-type="float" office:value="9.57940864562988" calcext:value-type="float">
            <text:p>9.57940864562988</text:p>
          </table:table-cell>
        </table:table-row>
        <table:table-row table:style-name="ro1">
          <table:table-cell office:value-type="string" calcext:value-type="string">
            <text:p>10.594141006469727</text:p>
          </table:table-cell>
          <table:table-cell table:formula="of:=[.A222]*1" office:value-type="float" office:value="10.5941410064697" calcext:value-type="float">
            <text:p>10.5941410064697</text:p>
          </table:table-cell>
          <table:table-cell office:value-type="float" office:value="13.9312734603882" calcext:value-type="float">
            <text:p>13.9312734603882</text:p>
          </table:table-cell>
          <table:table-cell office:value-type="float" office:value="11.8153476715088" calcext:value-type="float">
            <text:p>11.8153476715088</text:p>
          </table:table-cell>
        </table:table-row>
        <table:table-row table:style-name="ro1">
          <table:table-cell office:value-type="string" calcext:value-type="string">
            <text:p>10.663832664489746</text:p>
          </table:table-cell>
          <table:table-cell table:formula="of:=[.A223]*1" office:value-type="float" office:value="10.6638326644897" calcext:value-type="float">
            <text:p>10.6638326644897</text:p>
          </table:table-cell>
          <table:table-cell office:value-type="float" office:value="7.51128673553467" calcext:value-type="float">
            <text:p>7.51128673553467</text:p>
          </table:table-cell>
          <table:table-cell office:value-type="float" office:value="12.1172065734863" calcext:value-type="float">
            <text:p>12.1172065734863</text:p>
          </table:table-cell>
        </table:table-row>
        <table:table-row table:style-name="ro1">
          <table:table-cell office:value-type="string" calcext:value-type="string">
            <text:p>14.80461311340332</text:p>
          </table:table-cell>
          <table:table-cell table:formula="of:=[.A224]*1" office:value-type="float" office:value="14.8046131134033" calcext:value-type="float">
            <text:p>14.8046131134033</text:p>
          </table:table-cell>
          <table:table-cell office:value-type="float" office:value="18.1958408355713" calcext:value-type="float">
            <text:p>18.1958408355713</text:p>
          </table:table-cell>
          <table:table-cell office:value-type="float" office:value="13.5621023178101" calcext:value-type="float">
            <text:p>13.5621023178101</text:p>
          </table:table-cell>
        </table:table-row>
        <table:table-row table:style-name="ro1">
          <table:table-cell office:value-type="string" calcext:value-type="string">
            <text:p>13.390954971313477</text:p>
          </table:table-cell>
          <table:table-cell table:formula="of:=[.A225]*1" office:value-type="float" office:value="13.3909549713135" calcext:value-type="float">
            <text:p>13.3909549713135</text:p>
          </table:table-cell>
          <table:table-cell office:value-type="float" office:value="8.79962158203125" calcext:value-type="float">
            <text:p>8.79962158203125</text:p>
          </table:table-cell>
          <table:table-cell office:value-type="float" office:value="12.1025428771973" calcext:value-type="float">
            <text:p>12.1025428771973</text:p>
          </table:table-cell>
        </table:table-row>
        <table:table-row table:style-name="ro1">
          <table:table-cell office:value-type="string" calcext:value-type="string">
            <text:p>5.096437931060791</text:p>
          </table:table-cell>
          <table:table-cell table:formula="of:=[.A226]*1" office:value-type="float" office:value="5.09643793106079" calcext:value-type="float">
            <text:p>5.09643793106079</text:p>
          </table:table-cell>
          <table:table-cell office:value-type="float" office:value="12.8879299163818" calcext:value-type="float">
            <text:p>12.8879299163818</text:p>
          </table:table-cell>
          <table:table-cell office:value-type="float" office:value="15.861008644104" calcext:value-type="float">
            <text:p>15.861008644104</text:p>
          </table:table-cell>
        </table:table-row>
        <table:table-row table:style-name="ro1">
          <table:table-cell office:value-type="string" calcext:value-type="string">
            <text:p>6.971195220947266</text:p>
          </table:table-cell>
          <table:table-cell table:formula="of:=[.A227]*1" office:value-type="float" office:value="6.97119522094727" calcext:value-type="float">
            <text:p>6.97119522094727</text:p>
          </table:table-cell>
          <table:table-cell office:value-type="float" office:value="15.264274597168" calcext:value-type="float">
            <text:p>15.264274597168</text:p>
          </table:table-cell>
          <table:table-cell office:value-type="float" office:value="19.023323059082" calcext:value-type="float">
            <text:p>19.023323059082</text:p>
          </table:table-cell>
        </table:table-row>
        <table:table-row table:style-name="ro1">
          <table:table-cell office:value-type="string" calcext:value-type="string">
            <text:p>9.874650955200195</text:p>
          </table:table-cell>
          <table:table-cell table:formula="of:=[.A228]*1" office:value-type="float" office:value="9.8746509552002" calcext:value-type="float">
            <text:p>9.8746509552002</text:p>
          </table:table-cell>
          <table:table-cell office:value-type="float" office:value="12.7623300552368" calcext:value-type="float">
            <text:p>12.7623300552368</text:p>
          </table:table-cell>
          <table:table-cell office:value-type="float" office:value="13.5845737457275" calcext:value-type="float">
            <text:p>13.5845737457275</text:p>
          </table:table-cell>
        </table:table-row>
        <table:table-row table:style-name="ro1">
          <table:table-cell office:value-type="string" calcext:value-type="string">
            <text:p>13.50793170928955</text:p>
          </table:table-cell>
          <table:table-cell table:formula="of:=[.A229]*1" office:value-type="float" office:value="13.5079317092896" calcext:value-type="float">
            <text:p>13.5079317092896</text:p>
          </table:table-cell>
          <table:table-cell office:value-type="float" office:value="13.4895925521851" calcext:value-type="float">
            <text:p>13.4895925521851</text:p>
          </table:table-cell>
          <table:table-cell office:value-type="float" office:value="13.901460647583" calcext:value-type="float">
            <text:p>13.901460647583</text:p>
          </table:table-cell>
        </table:table-row>
        <table:table-row table:style-name="ro1">
          <table:table-cell office:value-type="string" calcext:value-type="string">
            <text:p>8.30827808380127</text:p>
          </table:table-cell>
          <table:table-cell table:formula="of:=[.A230]*1" office:value-type="float" office:value="8.30827808380127" calcext:value-type="float">
            <text:p>8.30827808380127</text:p>
          </table:table-cell>
          <table:table-cell office:value-type="float" office:value="13.4345989227295" calcext:value-type="float">
            <text:p>13.4345989227295</text:p>
          </table:table-cell>
          <table:table-cell office:value-type="float" office:value="12.5082569122314" calcext:value-type="float">
            <text:p>12.5082569122314</text:p>
          </table:table-cell>
        </table:table-row>
        <table:table-row table:style-name="ro1">
          <table:table-cell office:value-type="string" calcext:value-type="string">
            <text:p>5.231076240539551</text:p>
          </table:table-cell>
          <table:table-cell table:formula="of:=[.A231]*1" office:value-type="float" office:value="5.23107624053955" calcext:value-type="float">
            <text:p>5.23107624053955</text:p>
          </table:table-cell>
          <table:table-cell office:value-type="float" office:value="13.6156730651855" calcext:value-type="float">
            <text:p>13.6156730651855</text:p>
          </table:table-cell>
          <table:table-cell office:value-type="float" office:value="15.3131675720215" calcext:value-type="float">
            <text:p>15.3131675720215</text:p>
          </table:table-cell>
        </table:table-row>
        <table:table-row table:style-name="ro1">
          <table:table-cell office:value-type="string" calcext:value-type="string">
            <text:p>8.38205623626709</text:p>
          </table:table-cell>
          <table:table-cell table:formula="of:=[.A232]*1" office:value-type="float" office:value="8.38205623626709" calcext:value-type="float">
            <text:p>8.38205623626709</text:p>
          </table:table-cell>
          <table:table-cell office:value-type="float" office:value="17.9107799530029" calcext:value-type="float">
            <text:p>17.9107799530029</text:p>
          </table:table-cell>
          <table:table-cell office:value-type="float" office:value="16.5662899017334" calcext:value-type="float">
            <text:p>16.5662899017334</text:p>
          </table:table-cell>
        </table:table-row>
        <table:table-row table:style-name="ro1">
          <table:table-cell office:value-type="string" calcext:value-type="string">
            <text:p>7.8947062492370605</text:p>
          </table:table-cell>
          <table:table-cell table:formula="of:=[.A233]*1" office:value-type="float" office:value="7.89470624923706" calcext:value-type="float">
            <text:p>7.89470624923706</text:p>
          </table:table-cell>
          <table:table-cell office:value-type="float" office:value="11.6189107894897" calcext:value-type="float">
            <text:p>11.6189107894897</text:p>
          </table:table-cell>
          <table:table-cell office:value-type="float" office:value="8.08691310882568" calcext:value-type="float">
            <text:p>8.08691310882568</text:p>
          </table:table-cell>
        </table:table-row>
        <table:table-row table:style-name="ro1">
          <table:table-cell office:value-type="string" calcext:value-type="string">
            <text:p>11.514376640319824</text:p>
          </table:table-cell>
          <table:table-cell table:formula="of:=[.A234]*1" office:value-type="float" office:value="11.5143766403198" calcext:value-type="float">
            <text:p>11.5143766403198</text:p>
          </table:table-cell>
          <table:table-cell office:value-type="float" office:value="10.398419380188" calcext:value-type="float">
            <text:p>10.398419380188</text:p>
          </table:table-cell>
          <table:table-cell office:value-type="float" office:value="15.1788187026978" calcext:value-type="float">
            <text:p>15.1788187026978</text:p>
          </table:table-cell>
        </table:table-row>
        <table:table-row table:style-name="ro1">
          <table:table-cell office:value-type="string" calcext:value-type="string">
            <text:p>22.1978816986084</text:p>
          </table:table-cell>
          <table:table-cell table:formula="of:=[.A235]*1" office:value-type="float" office:value="22.1978816986084" calcext:value-type="float">
            <text:p>22.1978816986084</text:p>
          </table:table-cell>
          <table:table-cell office:value-type="float" office:value="13.9862546920776" calcext:value-type="float">
            <text:p>13.9862546920776</text:p>
          </table:table-cell>
          <table:table-cell office:value-type="float" office:value="11.7119226455688" calcext:value-type="float">
            <text:p>11.7119226455688</text:p>
          </table:table-cell>
        </table:table-row>
        <table:table-row table:style-name="ro1">
          <table:table-cell office:value-type="string" calcext:value-type="string">
            <text:p>6.714566230773926</text:p>
          </table:table-cell>
          <table:table-cell table:formula="of:=[.A236]*1" office:value-type="float" office:value="6.71456623077393" calcext:value-type="float">
            <text:p>6.71456623077393</text:p>
          </table:table-cell>
          <table:table-cell office:value-type="float" office:value="8.92893981933594" calcext:value-type="float">
            <text:p>8.92893981933594</text:p>
          </table:table-cell>
          <table:table-cell office:value-type="float" office:value="16.7676696777344" calcext:value-type="float">
            <text:p>16.7676696777344</text:p>
          </table:table-cell>
        </table:table-row>
        <table:table-row table:style-name="ro1">
          <table:table-cell office:value-type="string" calcext:value-type="string">
            <text:p>10.424293518066406</text:p>
          </table:table-cell>
          <table:table-cell table:formula="of:=[.A237]*1" office:value-type="float" office:value="10.4242935180664" calcext:value-type="float">
            <text:p>10.4242935180664</text:p>
          </table:table-cell>
          <table:table-cell office:value-type="float" office:value="20.7407970428467" calcext:value-type="float">
            <text:p>20.7407970428467</text:p>
          </table:table-cell>
          <table:table-cell office:value-type="float" office:value="10.8332166671753" calcext:value-type="float">
            <text:p>10.8332166671753</text:p>
          </table:table-cell>
        </table:table-row>
        <table:table-row table:style-name="ro1">
          <table:table-cell office:value-type="string" calcext:value-type="string">
            <text:p>7.340843677520752</text:p>
          </table:table-cell>
          <table:table-cell table:formula="of:=[.A238]*1" office:value-type="float" office:value="7.34084367752075" calcext:value-type="float">
            <text:p>7.34084367752075</text:p>
          </table:table-cell>
          <table:table-cell office:value-type="float" office:value="21.1879920959473" calcext:value-type="float">
            <text:p>21.1879920959473</text:p>
          </table:table-cell>
          <table:table-cell office:value-type="float" office:value="11.467432975769" calcext:value-type="float">
            <text:p>11.467432975769</text:p>
          </table:table-cell>
        </table:table-row>
        <table:table-row table:style-name="ro1">
          <table:table-cell office:value-type="string" calcext:value-type="string">
            <text:p>4.559732913970947</text:p>
          </table:table-cell>
          <table:table-cell table:formula="of:=[.A239]*1" office:value-type="float" office:value="4.55973291397095" calcext:value-type="float">
            <text:p>4.55973291397095</text:p>
          </table:table-cell>
          <table:table-cell office:value-type="float" office:value="8.37634658813477" calcext:value-type="float">
            <text:p>8.37634658813477</text:p>
          </table:table-cell>
          <table:table-cell office:value-type="float" office:value="7.03228759765625" calcext:value-type="float">
            <text:p>7.03228759765625</text:p>
          </table:table-cell>
        </table:table-row>
        <table:table-row table:style-name="ro1">
          <table:table-cell office:value-type="string" calcext:value-type="string">
            <text:p>7.88101053237915</text:p>
          </table:table-cell>
          <table:table-cell table:formula="of:=[.A240]*1" office:value-type="float" office:value="7.88101053237915" calcext:value-type="float">
            <text:p>7.88101053237915</text:p>
          </table:table-cell>
          <table:table-cell office:value-type="float" office:value="11.479679107666" calcext:value-type="float">
            <text:p>11.479679107666</text:p>
          </table:table-cell>
          <table:table-cell office:value-type="float" office:value="14.0073938369751" calcext:value-type="float">
            <text:p>14.0073938369751</text:p>
          </table:table-cell>
        </table:table-row>
        <table:table-row table:style-name="ro1">
          <table:table-cell office:value-type="string" calcext:value-type="string">
            <text:p>15.887433052062988</text:p>
          </table:table-cell>
          <table:table-cell table:formula="of:=[.A241]*1" office:value-type="float" office:value="15.887433052063" calcext:value-type="float">
            <text:p>15.887433052063</text:p>
          </table:table-cell>
          <table:table-cell office:value-type="float" office:value="17.7137889862061" calcext:value-type="float">
            <text:p>17.7137889862061</text:p>
          </table:table-cell>
          <table:table-cell office:value-type="float" office:value="16.9778537750244" calcext:value-type="float">
            <text:p>16.9778537750244</text:p>
          </table:table-cell>
        </table:table-row>
        <table:table-row table:style-name="ro1">
          <table:table-cell office:value-type="string" calcext:value-type="string">
            <text:p>8.18138313293457</text:p>
          </table:table-cell>
          <table:table-cell table:formula="of:=[.A242]*1" office:value-type="float" office:value="8.18138313293457" calcext:value-type="float">
            <text:p>8.18138313293457</text:p>
          </table:table-cell>
          <table:table-cell office:value-type="float" office:value="10.051682472229" calcext:value-type="float">
            <text:p>10.051682472229</text:p>
          </table:table-cell>
          <table:table-cell office:value-type="float" office:value="7.76206064224243" calcext:value-type="float">
            <text:p>7.76206064224243</text:p>
          </table:table-cell>
        </table:table-row>
        <table:table-row table:style-name="ro1">
          <table:table-cell office:value-type="string" calcext:value-type="string">
            <text:p>9.877425193786621</text:p>
          </table:table-cell>
          <table:table-cell table:formula="of:=[.A243]*1" office:value-type="float" office:value="9.87742519378662" calcext:value-type="float">
            <text:p>9.87742519378662</text:p>
          </table:table-cell>
          <table:table-cell office:value-type="float" office:value="8.39471530914307" calcext:value-type="float">
            <text:p>8.39471530914307</text:p>
          </table:table-cell>
          <table:table-cell office:value-type="float" office:value="14.4947443008423" calcext:value-type="float">
            <text:p>14.4947443008423</text:p>
          </table:table-cell>
        </table:table-row>
        <table:table-row table:style-name="ro1">
          <table:table-cell office:value-type="string" calcext:value-type="string">
            <text:p>11.777274131774902</text:p>
          </table:table-cell>
          <table:table-cell table:formula="of:=[.A244]*1" office:value-type="float" office:value="11.7772741317749" calcext:value-type="float">
            <text:p>11.7772741317749</text:p>
          </table:table-cell>
          <table:table-cell office:value-type="float" office:value="13.7918214797974" calcext:value-type="float">
            <text:p>13.7918214797974</text:p>
          </table:table-cell>
          <table:table-cell office:value-type="float" office:value="20.77956199646" calcext:value-type="float">
            <text:p>20.77956199646</text:p>
          </table:table-cell>
        </table:table-row>
        <table:table-row table:style-name="ro1">
          <table:table-cell office:value-type="string" calcext:value-type="string">
            <text:p>15.59140682220459</text:p>
          </table:table-cell>
          <table:table-cell table:formula="of:=[.A245]*1" office:value-type="float" office:value="15.5914068222046" calcext:value-type="float">
            <text:p>15.5914068222046</text:p>
          </table:table-cell>
          <table:table-cell office:value-type="float" office:value="9.20858669281006" calcext:value-type="float">
            <text:p>9.20858669281006</text:p>
          </table:table-cell>
          <table:table-cell office:value-type="float" office:value="11.6503591537476" calcext:value-type="float">
            <text:p>11.6503591537476</text:p>
          </table:table-cell>
        </table:table-row>
        <table:table-row table:style-name="ro1">
          <table:table-cell office:value-type="string" calcext:value-type="string">
            <text:p>6.160283088684082</text:p>
          </table:table-cell>
          <table:table-cell table:formula="of:=[.A246]*1" office:value-type="float" office:value="6.16028308868408" calcext:value-type="float">
            <text:p>6.16028308868408</text:p>
          </table:table-cell>
          <table:table-cell office:value-type="float" office:value="11.4142932891846" calcext:value-type="float">
            <text:p>11.4142932891846</text:p>
          </table:table-cell>
          <table:table-cell office:value-type="float" office:value="11.7659683227539" calcext:value-type="float">
            <text:p>11.7659683227539</text:p>
          </table:table-cell>
        </table:table-row>
        <table:table-row table:style-name="ro1">
          <table:table-cell office:value-type="string" calcext:value-type="string">
            <text:p>5.626741886138916</text:p>
          </table:table-cell>
          <table:table-cell table:formula="of:=[.A247]*1" office:value-type="float" office:value="5.62674188613892" calcext:value-type="float">
            <text:p>5.62674188613892</text:p>
          </table:table-cell>
          <table:table-cell office:value-type="float" office:value="13.1655378341675" calcext:value-type="float">
            <text:p>13.1655378341675</text:p>
          </table:table-cell>
          <table:table-cell office:value-type="float" office:value="8.95362281799316" calcext:value-type="float">
            <text:p>8.95362281799316</text:p>
          </table:table-cell>
        </table:table-row>
        <table:table-row table:style-name="ro1">
          <table:table-cell office:value-type="string" calcext:value-type="string">
            <text:p>15.930577278137207</text:p>
          </table:table-cell>
          <table:table-cell table:formula="of:=[.A248]*1" office:value-type="float" office:value="15.9305772781372" calcext:value-type="float">
            <text:p>15.9305772781372</text:p>
          </table:table-cell>
          <table:table-cell office:value-type="float" office:value="19.2641868591309" calcext:value-type="float">
            <text:p>19.2641868591309</text:p>
          </table:table-cell>
          <table:table-cell office:value-type="float" office:value="14.0076532363892" calcext:value-type="float">
            <text:p>14.0076532363892</text:p>
          </table:table-cell>
        </table:table-row>
        <table:table-row table:style-name="ro1">
          <table:table-cell office:value-type="string" calcext:value-type="string">
            <text:p>8.421483039855957</text:p>
          </table:table-cell>
          <table:table-cell table:formula="of:=[.A249]*1" office:value-type="float" office:value="8.42148303985596" calcext:value-type="float">
            <text:p>8.42148303985596</text:p>
          </table:table-cell>
          <table:table-cell office:value-type="float" office:value="11.2569446563721" calcext:value-type="float">
            <text:p>11.2569446563721</text:p>
          </table:table-cell>
          <table:table-cell office:value-type="float" office:value="6.6159520149231" calcext:value-type="float">
            <text:p>6.6159520149231</text:p>
          </table:table-cell>
        </table:table-row>
        <table:table-row table:style-name="ro1">
          <table:table-cell office:value-type="string" calcext:value-type="string">
            <text:p>5.790091037750244</text:p>
          </table:table-cell>
          <table:table-cell table:formula="of:=[.A250]*1" office:value-type="float" office:value="5.79009103775024" calcext:value-type="float">
            <text:p>5.79009103775024</text:p>
          </table:table-cell>
          <table:table-cell office:value-type="float" office:value="12.6259860992432" calcext:value-type="float">
            <text:p>12.6259860992432</text:p>
          </table:table-cell>
          <table:table-cell office:value-type="float" office:value="16.1273632049561" calcext:value-type="float">
            <text:p>16.1273632049561</text:p>
          </table:table-cell>
        </table:table-row>
        <table:table-row table:style-name="ro1">
          <table:table-cell office:value-type="string" calcext:value-type="string">
            <text:p>5.2712225914001465</text:p>
          </table:table-cell>
          <table:table-cell table:formula="of:=[.A251]*1" office:value-type="float" office:value="5.27122259140015" calcext:value-type="float">
            <text:p>5.27122259140015</text:p>
          </table:table-cell>
          <table:table-cell office:value-type="float" office:value="12.1918592453003" calcext:value-type="float">
            <text:p>12.1918592453003</text:p>
          </table:table-cell>
          <table:table-cell office:value-type="float" office:value="12.6947498321533" calcext:value-type="float">
            <text:p>12.6947498321533</text:p>
          </table:table-cell>
        </table:table-row>
        <table:table-row table:style-name="ro1">
          <table:table-cell office:value-type="string" calcext:value-type="string">
            <text:p>9.647135734558105</text:p>
          </table:table-cell>
          <table:table-cell table:formula="of:=[.A252]*1" office:value-type="float" office:value="9.64713573455811" calcext:value-type="float">
            <text:p>9.64713573455811</text:p>
          </table:table-cell>
          <table:table-cell office:value-type="float" office:value="16.2218685150146" calcext:value-type="float">
            <text:p>16.2218685150146</text:p>
          </table:table-cell>
          <table:table-cell office:value-type="float" office:value="18.4380340576172" calcext:value-type="float">
            <text:p>18.4380340576172</text:p>
          </table:table-cell>
        </table:table-row>
        <table:table-row table:style-name="ro1">
          <table:table-cell office:value-type="string" calcext:value-type="string">
            <text:p>0.4598049521446228</text:p>
          </table:table-cell>
          <table:table-cell table:formula="of:=[.A253]*1" office:value-type="float" office:value="0.459804952144623" calcext:value-type="float">
            <text:p>0.459804952144623</text:p>
          </table:table-cell>
          <table:table-cell office:value-type="float" office:value="11.947057723999" calcext:value-type="float">
            <text:p>11.947057723999</text:p>
          </table:table-cell>
          <table:table-cell office:value-type="float" office:value="14.9910097122192" calcext:value-type="float">
            <text:p>14.9910097122192</text:p>
          </table:table-cell>
        </table:table-row>
        <table:table-row table:style-name="ro1">
          <table:table-cell office:value-type="string" calcext:value-type="string">
            <text:p>4.066348552703857</text:p>
          </table:table-cell>
          <table:table-cell table:formula="of:=[.A254]*1" office:value-type="float" office:value="4.06634855270386" calcext:value-type="float">
            <text:p>4.06634855270386</text:p>
          </table:table-cell>
          <table:table-cell office:value-type="float" office:value="8.55004787445068" calcext:value-type="float">
            <text:p>8.55004787445068</text:p>
          </table:table-cell>
          <table:table-cell office:value-type="float" office:value="17.9493255615234" calcext:value-type="float">
            <text:p>17.9493255615234</text:p>
          </table:table-cell>
        </table:table-row>
        <table:table-row table:style-name="ro1">
          <table:table-cell office:value-type="string" calcext:value-type="string">
            <text:p>1.7000701427459717</text:p>
          </table:table-cell>
          <table:table-cell table:formula="of:=[.A255]*1" office:value-type="float" office:value="1.70007014274597" calcext:value-type="float">
            <text:p>1.70007014274597</text:p>
          </table:table-cell>
          <table:table-cell office:value-type="float" office:value="11.5271062850952" calcext:value-type="float">
            <text:p>11.5271062850952</text:p>
          </table:table-cell>
          <table:table-cell office:value-type="float" office:value="6.16734409332275" calcext:value-type="float">
            <text:p>6.16734409332275</text:p>
          </table:table-cell>
        </table:table-row>
        <table:table-row table:style-name="ro1">
          <table:table-cell office:value-type="string" calcext:value-type="string">
            <text:p>12.12993049621582</text:p>
          </table:table-cell>
          <table:table-cell table:formula="of:=[.A256]*1" office:value-type="float" office:value="12.1299304962158" calcext:value-type="float">
            <text:p>12.1299304962158</text:p>
          </table:table-cell>
          <table:table-cell office:value-type="float" office:value="9.88211822509766" calcext:value-type="float">
            <text:p>9.88211822509766</text:p>
          </table:table-cell>
          <table:table-cell office:value-type="float" office:value="8.50318431854248" calcext:value-type="float">
            <text:p>8.50318431854248</text:p>
          </table:table-cell>
        </table:table-row>
        <table:table-row table:style-name="ro1">
          <table:table-cell office:value-type="string" calcext:value-type="string">
            <text:p>10.04320240020752</text:p>
          </table:table-cell>
          <table:table-cell table:formula="of:=[.A257]*1" office:value-type="float" office:value="10.0432024002075" calcext:value-type="float">
            <text:p>10.0432024002075</text:p>
          </table:table-cell>
          <table:table-cell office:value-type="float" office:value="8.46057415008545" calcext:value-type="float">
            <text:p>8.46057415008545</text:p>
          </table:table-cell>
          <table:table-cell office:value-type="float" office:value="7.61247730255127" calcext:value-type="float">
            <text:p>7.61247730255127</text:p>
          </table:table-cell>
        </table:table-row>
        <table:table-row table:style-name="ro1">
          <table:table-cell office:value-type="string" calcext:value-type="string">
            <text:p>11.060033798217773</text:p>
          </table:table-cell>
          <table:table-cell table:formula="of:=[.A258]*1" office:value-type="float" office:value="11.0600337982178" calcext:value-type="float">
            <text:p>11.0600337982178</text:p>
          </table:table-cell>
          <table:table-cell office:value-type="float" office:value="14.7044124603271" calcext:value-type="float">
            <text:p>14.7044124603271</text:p>
          </table:table-cell>
          <table:table-cell office:value-type="float" office:value="7.34506320953369" calcext:value-type="float">
            <text:p>7.34506320953369</text:p>
          </table:table-cell>
        </table:table-row>
        <table:table-row table:style-name="ro1">
          <table:table-cell office:value-type="string" calcext:value-type="string">
            <text:p>5.7088847160339355</text:p>
          </table:table-cell>
          <table:table-cell table:formula="of:=[.A259]*1" office:value-type="float" office:value="5.70888471603394" calcext:value-type="float">
            <text:p>5.70888471603394</text:p>
          </table:table-cell>
          <table:table-cell office:value-type="float" office:value="11.0900926589966" calcext:value-type="float">
            <text:p>11.0900926589966</text:p>
          </table:table-cell>
          <table:table-cell office:value-type="float" office:value="13.4477519989014" calcext:value-type="float">
            <text:p>13.4477519989014</text:p>
          </table:table-cell>
        </table:table-row>
        <table:table-row table:style-name="ro1">
          <table:table-cell office:value-type="string" calcext:value-type="string">
            <text:p>9.329068183898926</text:p>
          </table:table-cell>
          <table:table-cell table:formula="of:=[.A260]*1" office:value-type="float" office:value="9.32906818389893" calcext:value-type="float">
            <text:p>9.32906818389893</text:p>
          </table:table-cell>
          <table:table-cell office:value-type="float" office:value="17.2292385101318" calcext:value-type="float">
            <text:p>17.2292385101318</text:p>
          </table:table-cell>
          <table:table-cell office:value-type="float" office:value="19.5532684326172" calcext:value-type="float">
            <text:p>19.5532684326172</text:p>
          </table:table-cell>
        </table:table-row>
        <table:table-row table:style-name="ro1">
          <table:table-cell office:value-type="string" calcext:value-type="string">
            <text:p>10.32142162322998</text:p>
          </table:table-cell>
          <table:table-cell table:formula="of:=[.A261]*1" office:value-type="float" office:value="10.32142162323" calcext:value-type="float">
            <text:p>10.32142162323</text:p>
          </table:table-cell>
          <table:table-cell office:value-type="float" office:value="8.41518878936768" calcext:value-type="float">
            <text:p>8.41518878936768</text:p>
          </table:table-cell>
          <table:table-cell office:value-type="float" office:value="12.4749689102173" calcext:value-type="float">
            <text:p>12.4749689102173</text:p>
          </table:table-cell>
        </table:table-row>
        <table:table-row table:style-name="ro1">
          <table:table-cell office:value-type="string" calcext:value-type="string">
            <text:p>9.647048950195312</text:p>
          </table:table-cell>
          <table:table-cell table:formula="of:=[.A262]*1" office:value-type="float" office:value="9.64704895019531" calcext:value-type="float">
            <text:p>9.64704895019531</text:p>
          </table:table-cell>
          <table:table-cell office:value-type="float" office:value="6.39077377319336" calcext:value-type="float">
            <text:p>6.39077377319336</text:p>
          </table:table-cell>
          <table:table-cell office:value-type="float" office:value="13.4860334396362" calcext:value-type="float">
            <text:p>13.4860334396362</text:p>
          </table:table-cell>
        </table:table-row>
        <table:table-row table:style-name="ro1">
          <table:table-cell office:value-type="string" calcext:value-type="string">
            <text:p>6.148407459259033</text:p>
          </table:table-cell>
          <table:table-cell table:formula="of:=[.A263]*1" office:value-type="float" office:value="6.14840745925903" calcext:value-type="float">
            <text:p>6.14840745925903</text:p>
          </table:table-cell>
          <table:table-cell office:value-type="float" office:value="11.0772371292114" calcext:value-type="float">
            <text:p>11.0772371292114</text:p>
          </table:table-cell>
          <table:table-cell office:value-type="float" office:value="8.87052249908447" calcext:value-type="float">
            <text:p>8.87052249908447</text:p>
          </table:table-cell>
        </table:table-row>
        <table:table-row table:style-name="ro1">
          <table:table-cell office:value-type="string" calcext:value-type="string">
            <text:p>14.452157974243164</text:p>
          </table:table-cell>
          <table:table-cell table:formula="of:=[.A264]*1" office:value-type="float" office:value="14.4521579742432" calcext:value-type="float">
            <text:p>14.4521579742432</text:p>
          </table:table-cell>
          <table:table-cell office:value-type="float" office:value="11.2898330688477" calcext:value-type="float">
            <text:p>11.2898330688477</text:p>
          </table:table-cell>
          <table:table-cell office:value-type="float" office:value="10.5019454956055" calcext:value-type="float">
            <text:p>10.5019454956055</text:p>
          </table:table-cell>
        </table:table-row>
        <table:table-row table:style-name="ro1">
          <table:table-cell office:value-type="string" calcext:value-type="string">
            <text:p>0.937227189540863</text:p>
          </table:table-cell>
          <table:table-cell table:formula="of:=[.A265]*1" office:value-type="float" office:value="0.937227189540863" calcext:value-type="float">
            <text:p>0.937227189540863</text:p>
          </table:table-cell>
          <table:table-cell office:value-type="float" office:value="13.3521947860718" calcext:value-type="float">
            <text:p>13.3521947860718</text:p>
          </table:table-cell>
          <table:table-cell office:value-type="float" office:value="7.87952280044556" calcext:value-type="float">
            <text:p>7.87952280044556</text:p>
          </table:table-cell>
        </table:table-row>
        <table:table-row table:style-name="ro1">
          <table:table-cell office:value-type="string" calcext:value-type="string">
            <text:p>0.968696653842926</text:p>
          </table:table-cell>
          <table:table-cell table:formula="of:=[.A266]*1" office:value-type="float" office:value="0.968696653842926" calcext:value-type="float">
            <text:p>0.968696653842926</text:p>
          </table:table-cell>
          <table:table-cell office:value-type="float" office:value="2.63554286956787" calcext:value-type="float">
            <text:p>2.63554286956787</text:p>
          </table:table-cell>
          <table:table-cell office:value-type="float" office:value="10.2685794830322" calcext:value-type="float">
            <text:p>10.2685794830322</text:p>
          </table:table-cell>
        </table:table-row>
        <table:table-row table:style-name="ro1">
          <table:table-cell office:value-type="string" calcext:value-type="string">
            <text:p>4.1499762535095215</text:p>
          </table:table-cell>
          <table:table-cell table:formula="of:=[.A267]*1" office:value-type="float" office:value="4.14997625350952" calcext:value-type="float">
            <text:p>4.14997625350952</text:p>
          </table:table-cell>
          <table:table-cell office:value-type="float" office:value="10.0041160583496" calcext:value-type="float">
            <text:p>10.0041160583496</text:p>
          </table:table-cell>
          <table:table-cell office:value-type="float" office:value="15.1454029083252" calcext:value-type="float">
            <text:p>15.1454029083252</text:p>
          </table:table-cell>
        </table:table-row>
        <table:table-row table:style-name="ro1">
          <table:table-cell office:value-type="string" calcext:value-type="string">
            <text:p>7.828664779663086</text:p>
          </table:table-cell>
          <table:table-cell table:formula="of:=[.A268]*1" office:value-type="float" office:value="7.82866477966309" calcext:value-type="float">
            <text:p>7.82866477966309</text:p>
          </table:table-cell>
          <table:table-cell office:value-type="float" office:value="18.5179443359375" calcext:value-type="float">
            <text:p>18.5179443359375</text:p>
          </table:table-cell>
          <table:table-cell office:value-type="float" office:value="7.1435432434082" calcext:value-type="float">
            <text:p>7.1435432434082</text:p>
          </table:table-cell>
        </table:table-row>
        <table:table-row table:style-name="ro1">
          <table:table-cell office:value-type="string" calcext:value-type="string">
            <text:p>5.6143951416015625</text:p>
          </table:table-cell>
          <table:table-cell table:formula="of:=[.A269]*1" office:value-type="float" office:value="5.61439514160156" calcext:value-type="float">
            <text:p>5.61439514160156</text:p>
          </table:table-cell>
          <table:table-cell office:value-type="float" office:value="15.6642026901245" calcext:value-type="float">
            <text:p>15.6642026901245</text:p>
          </table:table-cell>
          <table:table-cell office:value-type="float" office:value="10.2399206161499" calcext:value-type="float">
            <text:p>10.2399206161499</text:p>
          </table:table-cell>
        </table:table-row>
        <table:table-row table:style-name="ro1">
          <table:table-cell office:value-type="string" calcext:value-type="string">
            <text:p>3.434096574783325</text:p>
          </table:table-cell>
          <table:table-cell table:formula="of:=[.A270]*1" office:value-type="float" office:value="3.43409657478333" calcext:value-type="float">
            <text:p>3.43409657478333</text:p>
          </table:table-cell>
          <table:table-cell office:value-type="float" office:value="6.03763246536255" calcext:value-type="float">
            <text:p>6.03763246536255</text:p>
          </table:table-cell>
          <table:table-cell office:value-type="float" office:value="8.00074577331543" calcext:value-type="float">
            <text:p>8.00074577331543</text:p>
          </table:table-cell>
        </table:table-row>
        <table:table-row table:style-name="ro1">
          <table:table-cell office:value-type="string" calcext:value-type="string">
            <text:p>8.375938415527344</text:p>
          </table:table-cell>
          <table:table-cell table:formula="of:=[.A271]*1" office:value-type="float" office:value="8.37593841552734" calcext:value-type="float">
            <text:p>8.37593841552734</text:p>
          </table:table-cell>
          <table:table-cell office:value-type="float" office:value="5.51116561889648" calcext:value-type="float">
            <text:p>5.51116561889648</text:p>
          </table:table-cell>
          <table:table-cell office:value-type="float" office:value="15.1134157180786" calcext:value-type="float">
            <text:p>15.1134157180786</text:p>
          </table:table-cell>
        </table:table-row>
        <table:table-row table:style-name="ro1">
          <table:table-cell office:value-type="string" calcext:value-type="string">
            <text:p>8.807333946228027</text:p>
          </table:table-cell>
          <table:table-cell table:formula="of:=[.A272]*1" office:value-type="float" office:value="8.80733394622803" calcext:value-type="float">
            <text:p>8.80733394622803</text:p>
          </table:table-cell>
          <table:table-cell office:value-type="float" office:value="11.6582164764404" calcext:value-type="float">
            <text:p>11.6582164764404</text:p>
          </table:table-cell>
          <table:table-cell office:value-type="float" office:value="9.88796234130859" calcext:value-type="float">
            <text:p>9.88796234130859</text:p>
          </table:table-cell>
        </table:table-row>
        <table:table-row table:style-name="ro1">
          <table:table-cell office:value-type="string" calcext:value-type="string">
            <text:p>5.2543487548828125</text:p>
          </table:table-cell>
          <table:table-cell table:formula="of:=[.A273]*1" office:value-type="float" office:value="5.25434875488281" calcext:value-type="float">
            <text:p>5.25434875488281</text:p>
          </table:table-cell>
          <table:table-cell office:value-type="float" office:value="5.97170114517212" calcext:value-type="float">
            <text:p>5.97170114517212</text:p>
          </table:table-cell>
          <table:table-cell office:value-type="float" office:value="20.1117305755615" calcext:value-type="float">
            <text:p>20.1117305755615</text:p>
          </table:table-cell>
        </table:table-row>
        <table:table-row table:style-name="ro1">
          <table:table-cell office:value-type="string" calcext:value-type="string">
            <text:p>9.530231475830078</text:p>
          </table:table-cell>
          <table:table-cell table:formula="of:=[.A274]*1" office:value-type="float" office:value="9.53023147583008" calcext:value-type="float">
            <text:p>9.53023147583008</text:p>
          </table:table-cell>
          <table:table-cell office:value-type="float" office:value="9.48146533966064" calcext:value-type="float">
            <text:p>9.48146533966064</text:p>
          </table:table-cell>
          <table:table-cell office:value-type="float" office:value="8.11161613464356" calcext:value-type="float">
            <text:p>8.11161613464356</text:p>
          </table:table-cell>
        </table:table-row>
        <table:table-row table:style-name="ro1">
          <table:table-cell office:value-type="string" calcext:value-type="string">
            <text:p>2.3820133209228516</text:p>
          </table:table-cell>
          <table:table-cell table:formula="of:=[.A275]*1" office:value-type="float" office:value="2.38201332092285" calcext:value-type="float">
            <text:p>2.38201332092285</text:p>
          </table:table-cell>
          <table:table-cell office:value-type="float" office:value="14.1372623443604" calcext:value-type="float">
            <text:p>14.1372623443604</text:p>
          </table:table-cell>
          <table:table-cell office:value-type="float" office:value="15.3735876083374" calcext:value-type="float">
            <text:p>15.3735876083374</text:p>
          </table:table-cell>
        </table:table-row>
        <table:table-row table:style-name="ro1">
          <table:table-cell office:value-type="string" calcext:value-type="string">
            <text:p>9.947885513305664</text:p>
          </table:table-cell>
          <table:table-cell table:formula="of:=[.A276]*1" office:value-type="float" office:value="9.94788551330566" calcext:value-type="float">
            <text:p>9.94788551330566</text:p>
          </table:table-cell>
          <table:table-cell office:value-type="float" office:value="17.4549827575684" calcext:value-type="float">
            <text:p>17.4549827575684</text:p>
          </table:table-cell>
          <table:table-cell office:value-type="float" office:value="12.5450868606567" calcext:value-type="float">
            <text:p>12.5450868606567</text:p>
          </table:table-cell>
        </table:table-row>
        <table:table-row table:style-name="ro1">
          <table:table-cell office:value-type="string" calcext:value-type="string">
            <text:p>6.037947177886963</text:p>
          </table:table-cell>
          <table:table-cell table:formula="of:=[.A277]*1" office:value-type="float" office:value="6.03794717788696" calcext:value-type="float">
            <text:p>6.03794717788696</text:p>
          </table:table-cell>
          <table:table-cell office:value-type="float" office:value="16.2630996704102" calcext:value-type="float">
            <text:p>16.2630996704102</text:p>
          </table:table-cell>
          <table:table-cell office:value-type="float" office:value="10.9253711700439" calcext:value-type="float">
            <text:p>10.9253711700439</text:p>
          </table:table-cell>
        </table:table-row>
        <table:table-row table:style-name="ro1">
          <table:table-cell office:value-type="string" calcext:value-type="string">
            <text:p>4.2198920249938965</text:p>
          </table:table-cell>
          <table:table-cell table:formula="of:=[.A278]*1" office:value-type="float" office:value="4.2198920249939" calcext:value-type="float">
            <text:p>4.2198920249939</text:p>
          </table:table-cell>
          <table:table-cell office:value-type="float" office:value="16.150857925415" calcext:value-type="float">
            <text:p>16.150857925415</text:p>
          </table:table-cell>
          <table:table-cell office:value-type="float" office:value="17.8178462982178" calcext:value-type="float">
            <text:p>17.8178462982178</text:p>
          </table:table-cell>
        </table:table-row>
        <table:table-row table:style-name="ro1">
          <table:table-cell office:value-type="string" calcext:value-type="string">
            <text:p>4.7176337242126465</text:p>
          </table:table-cell>
          <table:table-cell table:formula="of:=[.A279]*1" office:value-type="float" office:value="4.71763372421265" calcext:value-type="float">
            <text:p>4.71763372421265</text:p>
          </table:table-cell>
          <table:table-cell office:value-type="float" office:value="11.2281827926636" calcext:value-type="float">
            <text:p>11.2281827926636</text:p>
          </table:table-cell>
          <table:table-cell office:value-type="float" office:value="4.95438718795776" calcext:value-type="float">
            <text:p>4.95438718795776</text:p>
          </table:table-cell>
        </table:table-row>
        <table:table-row table:style-name="ro1">
          <table:table-cell office:value-type="string" calcext:value-type="string">
            <text:p>7.355241298675537</text:p>
          </table:table-cell>
          <table:table-cell table:formula="of:=[.A280]*1" office:value-type="float" office:value="7.35524129867554" calcext:value-type="float">
            <text:p>7.35524129867554</text:p>
          </table:table-cell>
          <table:table-cell office:value-type="float" office:value="6.4431676864624" calcext:value-type="float">
            <text:p>6.4431676864624</text:p>
          </table:table-cell>
          <table:table-cell office:value-type="float" office:value="8.23213768005371" calcext:value-type="float">
            <text:p>8.23213768005371</text:p>
          </table:table-cell>
        </table:table-row>
        <table:table-row table:style-name="ro1">
          <table:table-cell office:value-type="string" calcext:value-type="string">
            <text:p>8.059525489807129</text:p>
          </table:table-cell>
          <table:table-cell table:formula="of:=[.A281]*1" office:value-type="float" office:value="8.05952548980713" calcext:value-type="float">
            <text:p>8.05952548980713</text:p>
          </table:table-cell>
          <table:table-cell office:value-type="float" office:value="13.6890745162964" calcext:value-type="float">
            <text:p>13.6890745162964</text:p>
          </table:table-cell>
          <table:table-cell office:value-type="float" office:value="9.94662380218506" calcext:value-type="float">
            <text:p>9.94662380218506</text:p>
          </table:table-cell>
        </table:table-row>
        <table:table-row table:style-name="ro1">
          <table:table-cell office:value-type="string" calcext:value-type="string">
            <text:p>7.799125671386719</text:p>
          </table:table-cell>
          <table:table-cell table:formula="of:=[.A282]*1" office:value-type="float" office:value="7.79912567138672" calcext:value-type="float">
            <text:p>7.79912567138672</text:p>
          </table:table-cell>
          <table:table-cell office:value-type="float" office:value="10.652660369873" calcext:value-type="float">
            <text:p>10.652660369873</text:p>
          </table:table-cell>
          <table:table-cell office:value-type="float" office:value="14.6965284347534" calcext:value-type="float">
            <text:p>14.6965284347534</text:p>
          </table:table-cell>
        </table:table-row>
        <table:table-row table:style-name="ro1">
          <table:table-cell office:value-type="string" calcext:value-type="string">
            <text:p>9.708699226379395</text:p>
          </table:table-cell>
          <table:table-cell table:formula="of:=[.A283]*1" office:value-type="float" office:value="9.70869922637939" calcext:value-type="float">
            <text:p>9.70869922637939</text:p>
          </table:table-cell>
          <table:table-cell office:value-type="float" office:value="19.4698638916016" calcext:value-type="float">
            <text:p>19.4698638916016</text:p>
          </table:table-cell>
          <table:table-cell office:value-type="float" office:value="6.36523532867432" calcext:value-type="float">
            <text:p>6.36523532867432</text:p>
          </table:table-cell>
        </table:table-row>
        <table:table-row table:style-name="ro1">
          <table:table-cell office:value-type="string" calcext:value-type="string">
            <text:p>2.2906765937805176</text:p>
          </table:table-cell>
          <table:table-cell table:formula="of:=[.A284]*1" office:value-type="float" office:value="2.29067659378052" calcext:value-type="float">
            <text:p>2.29067659378052</text:p>
          </table:table-cell>
          <table:table-cell office:value-type="float" office:value="14.8698959350586" calcext:value-type="float">
            <text:p>14.8698959350586</text:p>
          </table:table-cell>
          <table:table-cell office:value-type="float" office:value="8.72863864898682" calcext:value-type="float">
            <text:p>8.72863864898682</text:p>
          </table:table-cell>
        </table:table-row>
        <table:table-row table:style-name="ro1">
          <table:table-cell office:value-type="string" calcext:value-type="string">
            <text:p>1.9430267810821533</text:p>
          </table:table-cell>
          <table:table-cell table:formula="of:=[.A285]*1" office:value-type="float" office:value="1.94302678108215" calcext:value-type="float">
            <text:p>1.94302678108215</text:p>
          </table:table-cell>
          <table:table-cell office:value-type="float" office:value="11.8332576751709" calcext:value-type="float">
            <text:p>11.8332576751709</text:p>
          </table:table-cell>
          <table:table-cell office:value-type="float" office:value="11.4986047744751" calcext:value-type="float">
            <text:p>11.4986047744751</text:p>
          </table:table-cell>
        </table:table-row>
        <table:table-row table:style-name="ro1">
          <table:table-cell office:value-type="string" calcext:value-type="string">
            <text:p>4.83685827255249</text:p>
          </table:table-cell>
          <table:table-cell table:formula="of:=[.A286]*1" office:value-type="float" office:value="4.83685827255249" calcext:value-type="float">
            <text:p>4.83685827255249</text:p>
          </table:table-cell>
          <table:table-cell office:value-type="float" office:value="13.9934730529785" calcext:value-type="float">
            <text:p>13.9934730529785</text:p>
          </table:table-cell>
          <table:table-cell office:value-type="float" office:value="10.6689043045044" calcext:value-type="float">
            <text:p>10.6689043045044</text:p>
          </table:table-cell>
        </table:table-row>
        <table:table-row table:style-name="ro1">
          <table:table-cell office:value-type="string" calcext:value-type="string">
            <text:p>11.28410816192627</text:p>
          </table:table-cell>
          <table:table-cell table:formula="of:=[.A287]*1" office:value-type="float" office:value="11.2841081619263" calcext:value-type="float">
            <text:p>11.2841081619263</text:p>
          </table:table-cell>
          <table:table-cell office:value-type="float" office:value="9.12022399902344" calcext:value-type="float">
            <text:p>9.12022399902344</text:p>
          </table:table-cell>
          <table:table-cell office:value-type="float" office:value="16.2396049499512" calcext:value-type="float">
            <text:p>16.2396049499512</text:p>
          </table:table-cell>
        </table:table-row>
        <table:table-row table:style-name="ro1">
          <table:table-cell office:value-type="string" calcext:value-type="string">
            <text:p>9.80085563659668</text:p>
          </table:table-cell>
          <table:table-cell table:formula="of:=[.A288]*1" office:value-type="float" office:value="9.80085563659668" calcext:value-type="float">
            <text:p>9.80085563659668</text:p>
          </table:table-cell>
          <table:table-cell office:value-type="float" office:value="7.98500537872314" calcext:value-type="float">
            <text:p>7.98500537872314</text:p>
          </table:table-cell>
          <table:table-cell office:value-type="float" office:value="5.61767101287842" calcext:value-type="float">
            <text:p>5.61767101287842</text:p>
          </table:table-cell>
        </table:table-row>
        <table:table-row table:style-name="ro1">
          <table:table-cell office:value-type="string" calcext:value-type="string">
            <text:p>13.771503448486328</text:p>
          </table:table-cell>
          <table:table-cell table:formula="of:=[.A289]*1" office:value-type="float" office:value="13.7715034484863" calcext:value-type="float">
            <text:p>13.7715034484863</text:p>
          </table:table-cell>
          <table:table-cell office:value-type="float" office:value="4.61924552917481" calcext:value-type="float">
            <text:p>4.61924552917481</text:p>
          </table:table-cell>
          <table:table-cell office:value-type="float" office:value="17.8603534698486" calcext:value-type="float">
            <text:p>17.8603534698486</text:p>
          </table:table-cell>
        </table:table-row>
        <table:table-row table:style-name="ro1">
          <table:table-cell office:value-type="string" calcext:value-type="string">
            <text:p>5.942517280578613</text:p>
          </table:table-cell>
          <table:table-cell table:formula="of:=[.A290]*1" office:value-type="float" office:value="5.94251728057861" calcext:value-type="float">
            <text:p>5.94251728057861</text:p>
          </table:table-cell>
          <table:table-cell office:value-type="float" office:value="9.28121852874756" calcext:value-type="float">
            <text:p>9.28121852874756</text:p>
          </table:table-cell>
          <table:table-cell office:value-type="float" office:value="4.19320011138916" calcext:value-type="float">
            <text:p>4.19320011138916</text:p>
          </table:table-cell>
        </table:table-row>
        <table:table-row table:style-name="ro1">
          <table:table-cell office:value-type="string" calcext:value-type="string">
            <text:p>9.089627265930176</text:p>
          </table:table-cell>
          <table:table-cell table:formula="of:=[.A291]*1" office:value-type="float" office:value="9.08962726593018" calcext:value-type="float">
            <text:p>9.08962726593018</text:p>
          </table:table-cell>
          <table:table-cell office:value-type="float" office:value="9.36136817932129" calcext:value-type="float">
            <text:p>9.36136817932129</text:p>
          </table:table-cell>
          <table:table-cell office:value-type="float" office:value="4.69899845123291" calcext:value-type="float">
            <text:p>4.69899845123291</text:p>
          </table:table-cell>
        </table:table-row>
        <table:table-row table:style-name="ro1">
          <table:table-cell office:value-type="string" calcext:value-type="string">
            <text:p>7.914650917053223</text:p>
          </table:table-cell>
          <table:table-cell table:formula="of:=[.A292]*1" office:value-type="float" office:value="7.91465091705322" calcext:value-type="float">
            <text:p>7.91465091705322</text:p>
          </table:table-cell>
          <table:table-cell office:value-type="float" office:value="13.9153890609741" calcext:value-type="float">
            <text:p>13.9153890609741</text:p>
          </table:table-cell>
          <table:table-cell office:value-type="float" office:value="7.49449443817139" calcext:value-type="float">
            <text:p>7.49449443817139</text:p>
          </table:table-cell>
        </table:table-row>
        <table:table-row table:style-name="ro1">
          <table:table-cell office:value-type="string" calcext:value-type="string">
            <text:p>8.131033897399902</text:p>
          </table:table-cell>
          <table:table-cell table:formula="of:=[.A293]*1" office:value-type="float" office:value="8.1310338973999" calcext:value-type="float">
            <text:p>8.1310338973999</text:p>
          </table:table-cell>
          <table:table-cell office:value-type="float" office:value="12.0528469085693" calcext:value-type="float">
            <text:p>12.0528469085693</text:p>
          </table:table-cell>
          <table:table-cell office:value-type="float" office:value="6.056809425354" calcext:value-type="float">
            <text:p>6.056809425354</text:p>
          </table:table-cell>
        </table:table-row>
        <table:table-row table:style-name="ro1">
          <table:table-cell office:value-type="string" calcext:value-type="string">
            <text:p>11.288147926330566</text:p>
          </table:table-cell>
          <table:table-cell table:formula="of:=[.A294]*1" office:value-type="float" office:value="11.2881479263306" calcext:value-type="float">
            <text:p>11.2881479263306</text:p>
          </table:table-cell>
          <table:table-cell office:value-type="float" office:value="14.3871536254883" calcext:value-type="float">
            <text:p>14.3871536254883</text:p>
          </table:table-cell>
          <table:table-cell office:value-type="float" office:value="13.5680732727051" calcext:value-type="float">
            <text:p>13.5680732727051</text:p>
          </table:table-cell>
        </table:table-row>
        <table:table-row table:style-name="ro1">
          <table:table-cell office:value-type="string" calcext:value-type="string">
            <text:p>7.734071731567383</text:p>
          </table:table-cell>
          <table:table-cell table:formula="of:=[.A295]*1" office:value-type="float" office:value="7.73407173156738" calcext:value-type="float">
            <text:p>7.73407173156738</text:p>
          </table:table-cell>
          <table:table-cell office:value-type="float" office:value="21.6544609069824" calcext:value-type="float">
            <text:p>21.6544609069824</text:p>
          </table:table-cell>
          <table:table-cell office:value-type="float" office:value="16.3084850311279" calcext:value-type="float">
            <text:p>16.3084850311279</text:p>
          </table:table-cell>
        </table:table-row>
        <table:table-row table:style-name="ro1">
          <table:table-cell office:value-type="string" calcext:value-type="string">
            <text:p>5.752068042755127</text:p>
          </table:table-cell>
          <table:table-cell table:formula="of:=[.A296]*1" office:value-type="float" office:value="5.75206804275513" calcext:value-type="float">
            <text:p>5.75206804275513</text:p>
          </table:table-cell>
          <table:table-cell office:value-type="float" office:value="9.00246810913086" calcext:value-type="float">
            <text:p>9.00246810913086</text:p>
          </table:table-cell>
          <table:table-cell office:value-type="float" office:value="12.3139820098877" calcext:value-type="float">
            <text:p>12.3139820098877</text:p>
          </table:table-cell>
        </table:table-row>
        <table:table-row table:style-name="ro1">
          <table:table-cell office:value-type="string" calcext:value-type="string">
            <text:p>7.821084499359131</text:p>
          </table:table-cell>
          <table:table-cell table:formula="of:=[.A297]*1" office:value-type="float" office:value="7.82108449935913" calcext:value-type="float">
            <text:p>7.82108449935913</text:p>
          </table:table-cell>
          <table:table-cell office:value-type="float" office:value="12.3487434387207" calcext:value-type="float">
            <text:p>12.3487434387207</text:p>
          </table:table-cell>
          <table:table-cell office:value-type="float" office:value="9.90908432006836" calcext:value-type="float">
            <text:p>9.90908432006836</text:p>
          </table:table-cell>
        </table:table-row>
        <table:table-row table:style-name="ro1">
          <table:table-cell office:value-type="string" calcext:value-type="string">
            <text:p>5.77122163772583</text:p>
          </table:table-cell>
          <table:table-cell table:formula="of:=[.A298]*1" office:value-type="float" office:value="5.77122163772583" calcext:value-type="float">
            <text:p>5.77122163772583</text:p>
          </table:table-cell>
          <table:table-cell office:value-type="float" office:value="11.3986577987671" calcext:value-type="float">
            <text:p>11.3986577987671</text:p>
          </table:table-cell>
          <table:table-cell office:value-type="float" office:value="10.5556287765503" calcext:value-type="float">
            <text:p>10.5556287765503</text:p>
          </table:table-cell>
        </table:table-row>
        <table:table-row table:style-name="ro1">
          <table:table-cell office:value-type="string" calcext:value-type="string">
            <text:p>6.092782974243164</text:p>
          </table:table-cell>
          <table:table-cell table:formula="of:=[.A299]*1" office:value-type="float" office:value="6.09278297424316" calcext:value-type="float">
            <text:p>6.09278297424316</text:p>
          </table:table-cell>
          <table:table-cell office:value-type="float" office:value="3.62076139450073" calcext:value-type="float">
            <text:p>3.62076139450073</text:p>
          </table:table-cell>
          <table:table-cell office:value-type="float" office:value="3.59669017791748" calcext:value-type="float">
            <text:p>3.59669017791748</text:p>
          </table:table-cell>
        </table:table-row>
        <table:table-row table:style-name="ro1">
          <table:table-cell office:value-type="string" calcext:value-type="string">
            <text:p>13.50074577331543</text:p>
          </table:table-cell>
          <table:table-cell table:formula="of:=[.A300]*1" office:value-type="float" office:value="13.5007457733154" calcext:value-type="float">
            <text:p>13.5007457733154</text:p>
          </table:table-cell>
          <table:table-cell office:value-type="float" office:value="10.5858697891235" calcext:value-type="float">
            <text:p>10.5858697891235</text:p>
          </table:table-cell>
          <table:table-cell office:value-type="float" office:value="21.5561294555664" calcext:value-type="float">
            <text:p>21.5561294555664</text:p>
          </table:table-cell>
        </table:table-row>
        <table:table-row table:style-name="ro1">
          <table:table-cell office:value-type="string" calcext:value-type="string">
            <text:p>8.642733573913574</text:p>
          </table:table-cell>
          <table:table-cell table:formula="of:=[.A301]*1" office:value-type="float" office:value="8.64273357391357" calcext:value-type="float">
            <text:p>8.64273357391357</text:p>
          </table:table-cell>
          <table:table-cell office:value-type="float" office:value="8.60728645324707" calcext:value-type="float">
            <text:p>8.60728645324707</text:p>
          </table:table-cell>
          <table:table-cell office:value-type="float" office:value="7.60037899017334" calcext:value-type="float">
            <text:p>7.60037899017334</text:p>
          </table:table-cell>
        </table:table-row>
        <table:table-row table:style-name="ro1">
          <table:table-cell office:value-type="string" calcext:value-type="string">
            <text:p>4.129088878631592</text:p>
          </table:table-cell>
          <table:table-cell table:formula="of:=[.A302]*1" office:value-type="float" office:value="4.12908887863159" calcext:value-type="float">
            <text:p>4.12908887863159</text:p>
          </table:table-cell>
          <table:table-cell office:value-type="float" office:value="11.6197214126587" calcext:value-type="float">
            <text:p>11.6197214126587</text:p>
          </table:table-cell>
          <table:table-cell office:value-type="float" office:value="10.0586099624634" calcext:value-type="float">
            <text:p>10.0586099624634</text:p>
          </table:table-cell>
        </table:table-row>
        <table:table-row table:style-name="ro1">
          <table:table-cell office:value-type="string" calcext:value-type="string">
            <text:p>3.433891534805298</text:p>
          </table:table-cell>
          <table:table-cell table:formula="of:=[.A303]*1" office:value-type="float" office:value="3.4338915348053" calcext:value-type="float">
            <text:p>3.4338915348053</text:p>
          </table:table-cell>
          <table:table-cell office:value-type="float" office:value="15.1323900222778" calcext:value-type="float">
            <text:p>15.1323900222778</text:p>
          </table:table-cell>
          <table:table-cell office:value-type="float" office:value="11.8934717178345" calcext:value-type="float">
            <text:p>11.8934717178345</text:p>
          </table:table-cell>
        </table:table-row>
        <table:table-row table:style-name="ro1">
          <table:table-cell office:value-type="string" calcext:value-type="string">
            <text:p>4.302046298980713</text:p>
          </table:table-cell>
          <table:table-cell table:formula="of:=[.A304]*1" office:value-type="float" office:value="4.30204629898071" calcext:value-type="float">
            <text:p>4.30204629898071</text:p>
          </table:table-cell>
          <table:table-cell office:value-type="float" office:value="7.62747192382813" calcext:value-type="float">
            <text:p>7.62747192382813</text:p>
          </table:table-cell>
          <table:table-cell office:value-type="float" office:value="8.31155204772949" calcext:value-type="float">
            <text:p>8.31155204772949</text:p>
          </table:table-cell>
        </table:table-row>
        <table:table-row table:style-name="ro1">
          <table:table-cell office:value-type="string" calcext:value-type="string">
            <text:p>5.987227916717529</text:p>
          </table:table-cell>
          <table:table-cell table:formula="of:=[.A305]*1" office:value-type="float" office:value="5.98722791671753" calcext:value-type="float">
            <text:p>5.98722791671753</text:p>
          </table:table-cell>
          <table:table-cell office:value-type="float" office:value="6.02172803878784" calcext:value-type="float">
            <text:p>6.02172803878784</text:p>
          </table:table-cell>
          <table:table-cell office:value-type="float" office:value="9.90340805053711" calcext:value-type="float">
            <text:p>9.90340805053711</text:p>
          </table:table-cell>
        </table:table-row>
        <table:table-row table:style-name="ro1">
          <table:table-cell office:value-type="string" calcext:value-type="string">
            <text:p>9.738787651062012</text:p>
          </table:table-cell>
          <table:table-cell table:formula="of:=[.A306]*1" office:value-type="float" office:value="9.73878765106201" calcext:value-type="float">
            <text:p>9.73878765106201</text:p>
          </table:table-cell>
          <table:table-cell office:value-type="float" office:value="3.37486600875854" calcext:value-type="float">
            <text:p>3.37486600875854</text:p>
          </table:table-cell>
          <table:table-cell office:value-type="float" office:value="15.8299913406372" calcext:value-type="float">
            <text:p>15.8299913406372</text:p>
          </table:table-cell>
        </table:table-row>
        <table:table-row table:style-name="ro1">
          <table:table-cell office:value-type="string" calcext:value-type="string">
            <text:p>2.2265028953552246</text:p>
          </table:table-cell>
          <table:table-cell table:formula="of:=[.A307]*1" office:value-type="float" office:value="2.22650289535522" calcext:value-type="float">
            <text:p>2.22650289535522</text:p>
          </table:table-cell>
          <table:table-cell office:value-type="float" office:value="10.8446016311646" calcext:value-type="float">
            <text:p>10.8446016311646</text:p>
          </table:table-cell>
          <table:table-cell office:value-type="float" office:value="9.29666614532471" calcext:value-type="float">
            <text:p>9.29666614532471</text:p>
          </table:table-cell>
        </table:table-row>
        <table:table-row table:style-name="ro1">
          <table:table-cell office:value-type="string" calcext:value-type="string">
            <text:p>5.8356523513793945</text:p>
          </table:table-cell>
          <table:table-cell table:formula="of:=[.A308]*1" office:value-type="float" office:value="5.83565235137939" calcext:value-type="float">
            <text:p>5.83565235137939</text:p>
          </table:table-cell>
          <table:table-cell office:value-type="float" office:value="8.46164703369141" calcext:value-type="float">
            <text:p>8.46164703369141</text:p>
          </table:table-cell>
          <table:table-cell office:value-type="float" office:value="11.8158664703369" calcext:value-type="float">
            <text:p>11.8158664703369</text:p>
          </table:table-cell>
        </table:table-row>
        <table:table-row table:style-name="ro1">
          <table:table-cell office:value-type="string" calcext:value-type="string">
            <text:p>9.452797889709473</text:p>
          </table:table-cell>
          <table:table-cell table:formula="of:=[.A309]*1" office:value-type="float" office:value="9.45279788970947" calcext:value-type="float">
            <text:p>9.45279788970947</text:p>
          </table:table-cell>
          <table:table-cell office:value-type="float" office:value="12.1871318817139" calcext:value-type="float">
            <text:p>12.1871318817139</text:p>
          </table:table-cell>
          <table:table-cell office:value-type="float" office:value="17.0397109985352" calcext:value-type="float">
            <text:p>17.0397109985352</text:p>
          </table:table-cell>
        </table:table-row>
        <table:table-row table:style-name="ro1">
          <table:table-cell office:value-type="string" calcext:value-type="string">
            <text:p>4.355840682983398</text:p>
          </table:table-cell>
          <table:table-cell table:formula="of:=[.A310]*1" office:value-type="float" office:value="4.3558406829834" calcext:value-type="float">
            <text:p>4.3558406829834</text:p>
          </table:table-cell>
          <table:table-cell office:value-type="float" office:value="7.92030048370361" calcext:value-type="float">
            <text:p>7.92030048370361</text:p>
          </table:table-cell>
          <table:table-cell office:value-type="float" office:value="6.30484867095947" calcext:value-type="float">
            <text:p>6.30484867095947</text:p>
          </table:table-cell>
        </table:table-row>
        <table:table-row table:style-name="ro1">
          <table:table-cell office:value-type="string" calcext:value-type="string">
            <text:p>13.394054412841797</text:p>
          </table:table-cell>
          <table:table-cell table:formula="of:=[.A311]*1" office:value-type="float" office:value="13.3940544128418" calcext:value-type="float">
            <text:p>13.3940544128418</text:p>
          </table:table-cell>
          <table:table-cell office:value-type="float" office:value="6.31432151794434" calcext:value-type="float">
            <text:p>6.31432151794434</text:p>
          </table:table-cell>
          <table:table-cell office:value-type="float" office:value="11.4951333999634" calcext:value-type="float">
            <text:p>11.4951333999634</text:p>
          </table:table-cell>
        </table:table-row>
        <table:table-row table:style-name="ro1">
          <table:table-cell office:value-type="string" calcext:value-type="string">
            <text:p>1.722766637802124</text:p>
          </table:table-cell>
          <table:table-cell table:formula="of:=[.A312]*1" office:value-type="float" office:value="1.72276663780212" calcext:value-type="float">
            <text:p>1.72276663780212</text:p>
          </table:table-cell>
          <table:table-cell office:value-type="float" office:value="6.51471948623657" calcext:value-type="float">
            <text:p>6.51471948623657</text:p>
          </table:table-cell>
          <table:table-cell office:value-type="float" office:value="14.408899307251" calcext:value-type="float">
            <text:p>14.408899307251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1" office:value-type="string" calcext:value-type="string">
            <text:p>modelo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outros modelo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r = 0.05 e l=3</text:p>
          </table:table-cell>
          <table:table-cell office:value-type="string" calcext:value-type="string">
            <text:p>L2=0.00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r = 0.05 e l=2</text:p>
          </table:table-cell>
          <table:table-cell office:value-type="string" calcext:value-type="string">
            <text:p>L2=0.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4:37:39.470992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16:01:10.020978860</dc:date>
    <meta:editing-duration>PT1H29M14S</meta:editing-duration>
    <meta:editing-cycles>4</meta:editing-cycles>
    <meta:generator>LibreOffice/6.2.4.2.0$Linux_X86_64 LibreOffice_project/20$Build-2</meta:generator>
    <meta:document-statistic meta:table-count="1" meta:cell-count="12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031cm" svg:height="18.168cm" xlink:href=".." xlink:type="simple" chart:class="chart:line" chart:column-mapping="0 2 1" chart:style-name="ch1">
        <chart:title svg:x="13.628cm" svg:y="0.498cm" chart:style-name="ch2">
          <text:p>Margem = 2 e L2 = 0.0001</text:p>
        </chart:title>
        <chart:legend chart:legend-position="end" svg:x="26.77cm" svg:y="8.374cm" style:legend-expansion="high" chart:style-name="ch3"/>
        <chart:plot-area chart:style-name="ch4" table:cell-range-address="cost_train_18.B1:cost_train_18.D312" chart:data-source-has-labels="row" svg:x="1.546cm" svg:y="1.612cm" svg:width="24.624cm" svg:height="15.277cm">
          <chartooo:coordinate-region svg:x="2.203cm" svg:y="1.775cm" svg:width="23.967cm" svg:height="14.185cm"/>
          <chart:axis chart:dimension="x" chart:name="primary-x" chart:style-name="ch5">
            <chart:title svg:x="13.36cm" svg:y="17.253cm" chart:style-name="ch6">
              <text:p>Passo</text:p>
            </chart:title>
          </chart:axis>
          <chart:axis chart:dimension="y" chart:name="primary-y" chart:style-name="ch5">
            <chart:title svg:x="0.451cm" svg:y="10.814cm" chart:style-name="ch7">
              <text:p>custo média da batch</text:p>
            </chart:title>
            <chart:grid chart:style-name="ch8" chart:class="major"/>
          </chart:axis>
          <chart:series chart:style-name="ch9" chart:values-cell-range-address="cost_train_18.B2:cost_train_18.B312" chart:label-cell-address="cost_train_18.B1:cost_train_18.B1" chart:class="chart:line">
            <chart:data-point chart:repeated="77"/>
            <chart:data-point chart:style-name="ch10"/>
            <chart:data-point chart:repeated="233"/>
          </chart:series>
          <chart:series chart:style-name="ch11" chart:values-cell-range-address="cost_train_18.D2:cost_train_18.D312" chart:label-cell-address="cost_train_18.D1:cost_train_18.D1" chart:class="chart:line">
            <chart:data-point chart:repeated="311"/>
          </chart:series>
          <chart:series chart:style-name="ch12" chart:values-cell-range-address="cost_train_18.C2:cost_train_18.C312" chart:label-cell-address="cost_train_18.C1:cost_train_18.C1" chart:class="chart:line">
            <chart:data-point chart:repeated="3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 = 0.1 e l = 3</text:p>
                <draw:g>
                  <svg:desc>cost_train_18.B1:cost_train_18.B1</svg:desc>
                </draw:g>
              </table:table-cell>
              <table:table-cell office:value-type="string">
                <text:p>Lr = 0.01 e l = 2</text:p>
                <draw:g>
                  <svg:desc>cost_train_18.D1:cost_train_18.D1</svg:desc>
                </draw:g>
              </table:table-cell>
              <table:table-cell office:value-type="string">
                <text:p>Lr = 0.01 e l = 3</text:p>
                <draw:g>
                  <svg:desc>cost_train_18.C1:cost_train_1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5250854492188">
                <text:p>65.5250854492188</text:p>
                <draw:g>
                  <svg:desc>cost_train_18.B2:cost_train_18.B312</svg:desc>
                </draw:g>
              </table:table-cell>
              <table:table-cell office:value-type="float" office:value="61.5614242553711">
                <text:p>61.5614242553711</text:p>
                <draw:g>
                  <svg:desc>cost_train_18.D2:cost_train_18.D312</svg:desc>
                </draw:g>
              </table:table-cell>
              <table:table-cell office:value-type="float" office:value="76.7486114501953">
                <text:p>76.7486114501953</text:p>
                <draw:g>
                  <svg:desc>cost_train_18.C2:cost_train_18.C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3647613525391">
                <text:p>51.3647613525391</text:p>
              </table:table-cell>
              <table:table-cell office:value-type="float" office:value="53.3954048156738">
                <text:p>53.3954048156738</text:p>
              </table:table-cell>
              <table:table-cell office:value-type="float" office:value="77.0276260375977">
                <text:p>77.0276260375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4029312133789">
                <text:p>71.4029312133789</text:p>
              </table:table-cell>
              <table:table-cell office:value-type="float" office:value="62.142505645752">
                <text:p>62.142505645752</text:p>
              </table:table-cell>
              <table:table-cell office:value-type="float" office:value="70.0257110595703">
                <text:p>70.0257110595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8934707641602">
                <text:p>68.8934707641602</text:p>
              </table:table-cell>
              <table:table-cell office:value-type="float" office:value="68.154052734375">
                <text:p>68.154052734375</text:p>
              </table:table-cell>
              <table:table-cell office:value-type="float" office:value="72.9650344848633">
                <text:p>72.9650344848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5874214172363">
                <text:p>58.5874214172363</text:p>
              </table:table-cell>
              <table:table-cell office:value-type="float" office:value="62.2607307434082">
                <text:p>62.2607307434082</text:p>
              </table:table-cell>
              <table:table-cell office:value-type="float" office:value="72.8391876220703">
                <text:p>72.83918762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5935363769531">
                <text:p>64.5935363769531</text:p>
              </table:table-cell>
              <table:table-cell office:value-type="float" office:value="60.3783416748047">
                <text:p>60.3783416748047</text:p>
              </table:table-cell>
              <table:table-cell office:value-type="float" office:value="67.2667007446289">
                <text:p>67.2667007446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0742568969727">
                <text:p>69.0742568969727</text:p>
              </table:table-cell>
              <table:table-cell office:value-type="float" office:value="61.2102088928223">
                <text:p>61.2102088928223</text:p>
              </table:table-cell>
              <table:table-cell office:value-type="float" office:value="68.2422790527344">
                <text:p>68.242279052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1498718261719">
                <text:p>64.1498718261719</text:p>
              </table:table-cell>
              <table:table-cell office:value-type="float" office:value="54.6950607299805">
                <text:p>54.6950607299805</text:p>
              </table:table-cell>
              <table:table-cell office:value-type="float" office:value="63.5051612854004">
                <text:p>63.5051612854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995979309082">
                <text:p>53.995979309082</text:p>
              </table:table-cell>
              <table:table-cell office:value-type="float" office:value="49.517032623291">
                <text:p>49.517032623291</text:p>
              </table:table-cell>
              <table:table-cell office:value-type="float" office:value="61.8878974914551">
                <text:p>61.8878974914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326644897461">
                <text:p>56.3326644897461</text:p>
              </table:table-cell>
              <table:table-cell office:value-type="float" office:value="60.6033439636231">
                <text:p>60.6033439636231</text:p>
              </table:table-cell>
              <table:table-cell office:value-type="float" office:value="64.1082382202148">
                <text:p>64.1082382202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3716278076172">
                <text:p>78.3716278076172</text:p>
              </table:table-cell>
              <table:table-cell office:value-type="float" office:value="57.189094543457">
                <text:p>57.189094543457</text:p>
              </table:table-cell>
              <table:table-cell office:value-type="float" office:value="55.521598815918">
                <text:p>55.521598815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8705635070801">
                <text:p>63.8705635070801</text:p>
              </table:table-cell>
              <table:table-cell office:value-type="float" office:value="50.7929611206055">
                <text:p>50.7929611206055</text:p>
              </table:table-cell>
              <table:table-cell office:value-type="float" office:value="58.1273460388184">
                <text:p>58.1273460388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.1046447753906">
                <text:p>71.1046447753906</text:p>
              </table:table-cell>
              <table:table-cell office:value-type="float" office:value="55.8209495544434">
                <text:p>55.8209495544434</text:p>
              </table:table-cell>
              <table:table-cell office:value-type="float" office:value="57.4039039611816">
                <text:p>57.4039039611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0081405639648">
                <text:p>62.0081405639648</text:p>
              </table:table-cell>
              <table:table-cell office:value-type="float" office:value="61.1510200500488">
                <text:p>61.1510200500488</text:p>
              </table:table-cell>
              <table:table-cell office:value-type="float" office:value="52.0078010559082">
                <text:p>52.0078010559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861701965332">
                <text:p>57.861701965332</text:p>
              </table:table-cell>
              <table:table-cell office:value-type="float" office:value="54.5945663452148">
                <text:p>54.5945663452148</text:p>
              </table:table-cell>
              <table:table-cell office:value-type="float" office:value="59.9869956970215">
                <text:p>59.9869956970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7607116699219">
                <text:p>66.7607116699219</text:p>
              </table:table-cell>
              <table:table-cell office:value-type="float" office:value="55.3937950134277">
                <text:p>55.3937950134277</text:p>
              </table:table-cell>
              <table:table-cell office:value-type="float" office:value="43.837646484375">
                <text:p>43.837646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5214004516602">
                <text:p>68.5214004516602</text:p>
              </table:table-cell>
              <table:table-cell office:value-type="float" office:value="41.9018707275391">
                <text:p>41.9018707275391</text:p>
              </table:table-cell>
              <table:table-cell office:value-type="float" office:value="54.5304565429688">
                <text:p>54.5304565429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7246475219727">
                <text:p>66.7246475219727</text:p>
              </table:table-cell>
              <table:table-cell office:value-type="float" office:value="42.5282554626465">
                <text:p>42.5282554626465</text:p>
              </table:table-cell>
              <table:table-cell office:value-type="float" office:value="41.1028175354004">
                <text:p>41.1028175354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6475791931152">
                <text:p>45.6475791931152</text:p>
              </table:table-cell>
              <table:table-cell office:value-type="float" office:value="44.480396270752">
                <text:p>44.480396270752</text:p>
              </table:table-cell>
              <table:table-cell office:value-type="float" office:value="46.2657814025879">
                <text:p>46.2657814025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795822143555">
                <text:p>65.5795822143555</text:p>
              </table:table-cell>
              <table:table-cell office:value-type="float" office:value="44.7180709838867">
                <text:p>44.7180709838867</text:p>
              </table:table-cell>
              <table:table-cell office:value-type="float" office:value="48.8444023132324">
                <text:p>48.8444023132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0176277160645">
                <text:p>54.0176277160645</text:p>
              </table:table-cell>
              <table:table-cell office:value-type="float" office:value="46.2796478271484">
                <text:p>46.2796478271484</text:p>
              </table:table-cell>
              <table:table-cell office:value-type="float" office:value="43.0555458068848">
                <text:p>43.0555458068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0741806030273">
                <text:p>56.0741806030273</text:p>
              </table:table-cell>
              <table:table-cell office:value-type="float" office:value="36.5344848632812">
                <text:p>36.5344848632812</text:p>
              </table:table-cell>
              <table:table-cell office:value-type="float" office:value="63.716495513916">
                <text:p>63.716495513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0173683166504">
                <text:p>52.0173683166504</text:p>
              </table:table-cell>
              <table:table-cell office:value-type="float" office:value="47.6094284057617">
                <text:p>47.6094284057617</text:p>
              </table:table-cell>
              <table:table-cell office:value-type="float" office:value="54.8427467346191">
                <text:p>54.8427467346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3543472290039">
                <text:p>65.3543472290039</text:p>
              </table:table-cell>
              <table:table-cell office:value-type="float" office:value="31.1862907409668">
                <text:p>31.1862907409668</text:p>
              </table:table-cell>
              <table:table-cell office:value-type="float" office:value="46.801025390625">
                <text:p>46.80102539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8150520324707">
                <text:p>51.8150520324707</text:p>
              </table:table-cell>
              <table:table-cell office:value-type="float" office:value="42.0322265625">
                <text:p>42.0322265625</text:p>
              </table:table-cell>
              <table:table-cell office:value-type="float" office:value="52.0955619812012">
                <text:p>52.0955619812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0132484436035">
                <text:p>60.0132484436035</text:p>
              </table:table-cell>
              <table:table-cell office:value-type="float" office:value="42.2063522338867">
                <text:p>42.2063522338867</text:p>
              </table:table-cell>
              <table:table-cell office:value-type="float" office:value="47.6263961791992">
                <text:p>47.6263961791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2992935180664">
                <text:p>51.2992935180664</text:p>
              </table:table-cell>
              <table:table-cell office:value-type="float" office:value="38.4584083557129">
                <text:p>38.4584083557129</text:p>
              </table:table-cell>
              <table:table-cell office:value-type="float" office:value="54.3285217285156">
                <text:p>54.3285217285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017456054688">
                <text:p>48.6017456054688</text:p>
              </table:table-cell>
              <table:table-cell office:value-type="float" office:value="38.4815254211426">
                <text:p>38.4815254211426</text:p>
              </table:table-cell>
              <table:table-cell office:value-type="float" office:value="55.8870391845703">
                <text:p>55.8870391845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666088104248">
                <text:p>54.666088104248</text:p>
              </table:table-cell>
              <table:table-cell office:value-type="float" office:value="41.3674430847168">
                <text:p>41.3674430847168</text:p>
              </table:table-cell>
              <table:table-cell office:value-type="float" office:value="55.265682220459">
                <text:p>55.265682220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1486473083496">
                <text:p>39.1486473083496</text:p>
              </table:table-cell>
              <table:table-cell office:value-type="float" office:value="41.9037208557129">
                <text:p>41.9037208557129</text:p>
              </table:table-cell>
              <table:table-cell office:value-type="float" office:value="43.9546127319336">
                <text:p>43.9546127319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3594245910645">
                <text:p>52.3594245910645</text:p>
              </table:table-cell>
              <table:table-cell office:value-type="float" office:value="36.2153091430664">
                <text:p>36.2153091430664</text:p>
              </table:table-cell>
              <table:table-cell office:value-type="float" office:value="45.6624031066895">
                <text:p>45.6624031066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0811576843262">
                <text:p>49.0811576843262</text:p>
              </table:table-cell>
              <table:table-cell office:value-type="float" office:value="39.1485977172852">
                <text:p>39.1485977172852</text:p>
              </table:table-cell>
              <table:table-cell office:value-type="float" office:value="47.367057800293">
                <text:p>47.367057800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591323852539">
                <text:p>32.2591323852539</text:p>
              </table:table-cell>
              <table:table-cell office:value-type="float" office:value="34.819938659668">
                <text:p>34.819938659668</text:p>
              </table:table-cell>
              <table:table-cell office:value-type="float" office:value="46.5733261108398">
                <text:p>46.5733261108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1009826660156">
                <text:p>57.1009826660156</text:p>
              </table:table-cell>
              <table:table-cell office:value-type="float" office:value="44.9645843505859">
                <text:p>44.9645843505859</text:p>
              </table:table-cell>
              <table:table-cell office:value-type="float" office:value="42.642448425293">
                <text:p>42.642448425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7265472412109">
                <text:p>45.7265472412109</text:p>
              </table:table-cell>
              <table:table-cell office:value-type="float" office:value="36.1235580444336">
                <text:p>36.1235580444336</text:p>
              </table:table-cell>
              <table:table-cell office:value-type="float" office:value="46.4408721923828">
                <text:p>46.4408721923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9048194885254">
                <text:p>38.9048194885254</text:p>
              </table:table-cell>
              <table:table-cell office:value-type="float" office:value="38.4878578186035">
                <text:p>38.4878578186035</text:p>
              </table:table-cell>
              <table:table-cell office:value-type="float" office:value="46.3989334106445">
                <text:p>46.3989334106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6038932800293">
                <text:p>48.6038932800293</text:p>
              </table:table-cell>
              <table:table-cell office:value-type="float" office:value="23.2959842681885">
                <text:p>23.2959842681885</text:p>
              </table:table-cell>
              <table:table-cell office:value-type="float" office:value="36.5464706420898">
                <text:p>36.5464706420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7384872436523">
                <text:p>41.7384872436523</text:p>
              </table:table-cell>
              <table:table-cell office:value-type="float" office:value="35.3278541564941">
                <text:p>35.3278541564941</text:p>
              </table:table-cell>
              <table:table-cell office:value-type="float" office:value="46.1823043823242">
                <text:p>46.1823043823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.9511566162109">
                <text:p>42.9511566162109</text:p>
              </table:table-cell>
              <table:table-cell office:value-type="float" office:value="37.2734069824219">
                <text:p>37.2734069824219</text:p>
              </table:table-cell>
              <table:table-cell office:value-type="float" office:value="48.4561920166016">
                <text:p>48.4561920166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.2887840270996">
                <text:p>46.2887840270996</text:p>
              </table:table-cell>
              <table:table-cell office:value-type="float" office:value="34.4890556335449">
                <text:p>34.4890556335449</text:p>
              </table:table-cell>
              <table:table-cell office:value-type="float" office:value="42.7916488647461">
                <text:p>42.7916488647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0538864135742">
                <text:p>54.0538864135742</text:p>
              </table:table-cell>
              <table:table-cell office:value-type="float" office:value="31.3203125">
                <text:p>31.3203125</text:p>
              </table:table-cell>
              <table:table-cell office:value-type="float" office:value="41.6492042541504">
                <text:p>41.6492042541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2329902648926">
                <text:p>45.2329902648926</text:p>
              </table:table-cell>
              <table:table-cell office:value-type="float" office:value="27.8652420043945">
                <text:p>27.8652420043945</text:p>
              </table:table-cell>
              <table:table-cell office:value-type="float" office:value="48.7844123840332">
                <text:p>48.78441238403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3231658935547">
                <text:p>44.3231658935547</text:p>
              </table:table-cell>
              <table:table-cell office:value-type="float" office:value="37.8092346191406">
                <text:p>37.8092346191406</text:p>
              </table:table-cell>
              <table:table-cell office:value-type="float" office:value="50.6890335083008">
                <text:p>50.6890335083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6966552734375">
                <text:p>42.6966552734375</text:p>
              </table:table-cell>
              <table:table-cell office:value-type="float" office:value="29.5351734161377">
                <text:p>29.5351734161377</text:p>
              </table:table-cell>
              <table:table-cell office:value-type="float" office:value="39.2647705078125">
                <text:p>39.264770507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6009864807129">
                <text:p>45.6009864807129</text:p>
              </table:table-cell>
              <table:table-cell office:value-type="float" office:value="34.2322463989258">
                <text:p>34.2322463989258</text:p>
              </table:table-cell>
              <table:table-cell office:value-type="float" office:value="43.557502746582">
                <text:p>43.557502746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9787063598633">
                <text:p>45.9787063598633</text:p>
              </table:table-cell>
              <table:table-cell office:value-type="float" office:value="45.9710159301758">
                <text:p>45.9710159301758</text:p>
              </table:table-cell>
              <table:table-cell office:value-type="float" office:value="43.3528938293457">
                <text:p>43.35289382934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889556884766">
                <text:p>44.7889556884766</text:p>
              </table:table-cell>
              <table:table-cell office:value-type="float" office:value="41.3511695861816">
                <text:p>41.3511695861816</text:p>
              </table:table-cell>
              <table:table-cell office:value-type="float" office:value="34.4210548400879">
                <text:p>34.4210548400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8414535522461">
                <text:p>37.8414535522461</text:p>
              </table:table-cell>
              <table:table-cell office:value-type="float" office:value="30.3525695800781">
                <text:p>30.3525695800781</text:p>
              </table:table-cell>
              <table:table-cell office:value-type="float" office:value="40.9583435058594">
                <text:p>40.9583435058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1513442993164">
                <text:p>37.1513442993164</text:p>
              </table:table-cell>
              <table:table-cell office:value-type="float" office:value="31.6213359832764">
                <text:p>31.6213359832764</text:p>
              </table:table-cell>
              <table:table-cell office:value-type="float" office:value="32.6555633544922">
                <text:p>32.6555633544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8045806884766">
                <text:p>39.8045806884766</text:p>
              </table:table-cell>
              <table:table-cell office:value-type="float" office:value="33.9161376953125">
                <text:p>33.9161376953125</text:p>
              </table:table-cell>
              <table:table-cell office:value-type="float" office:value="36.1730461120605">
                <text:p>36.1730461120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9236602783203">
                <text:p>39.9236602783203</text:p>
              </table:table-cell>
              <table:table-cell office:value-type="float" office:value="25.0378551483154">
                <text:p>25.0378551483154</text:p>
              </table:table-cell>
              <table:table-cell office:value-type="float" office:value="39.8078231811523">
                <text:p>39.8078231811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8171939849854">
                <text:p>25.8171939849854</text:p>
              </table:table-cell>
              <table:table-cell office:value-type="float" office:value="30.1257610321045">
                <text:p>30.1257610321045</text:p>
              </table:table-cell>
              <table:table-cell office:value-type="float" office:value="35.5121765136719">
                <text:p>35.5121765136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.0512180328369">
                <text:p>31.0512180328369</text:p>
              </table:table-cell>
              <table:table-cell office:value-type="float" office:value="25.6557083129883">
                <text:p>25.6557083129883</text:p>
              </table:table-cell>
              <table:table-cell office:value-type="float" office:value="34.6028747558594">
                <text:p>34.6028747558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.1691131591797">
                <text:p>37.1691131591797</text:p>
              </table:table-cell>
              <table:table-cell office:value-type="float" office:value="29.5730419158936">
                <text:p>29.5730419158936</text:p>
              </table:table-cell>
              <table:table-cell office:value-type="float" office:value="33.2139701843262">
                <text:p>33.2139701843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.3129997253418">
                <text:p>39.3129997253418</text:p>
              </table:table-cell>
              <table:table-cell office:value-type="float" office:value="25.9891586303711">
                <text:p>25.9891586303711</text:p>
              </table:table-cell>
              <table:table-cell office:value-type="float" office:value="35.032283782959">
                <text:p>35.0322837829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405632019043">
                <text:p>51.405632019043</text:p>
              </table:table-cell>
              <table:table-cell office:value-type="float" office:value="15.9247531890869">
                <text:p>15.9247531890869</text:p>
              </table:table-cell>
              <table:table-cell office:value-type="float" office:value="31.4750919342041">
                <text:p>31.475091934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0122337341309">
                <text:p>34.0122337341309</text:p>
              </table:table-cell>
              <table:table-cell office:value-type="float" office:value="23.9547824859619">
                <text:p>23.9547824859619</text:p>
              </table:table-cell>
              <table:table-cell office:value-type="float" office:value="26.9250602722168">
                <text:p>26.9250602722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.4679107666016">
                <text:p>36.4679107666016</text:p>
              </table:table-cell>
              <table:table-cell office:value-type="float" office:value="24.1620769500732">
                <text:p>24.1620769500732</text:p>
              </table:table-cell>
              <table:table-cell office:value-type="float" office:value="30.4552116394043">
                <text:p>30.4552116394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.4841442108154">
                <text:p>31.4841442108154</text:p>
              </table:table-cell>
              <table:table-cell office:value-type="float" office:value="37.4655456542969">
                <text:p>37.4655456542969</text:p>
              </table:table-cell>
              <table:table-cell office:value-type="float" office:value="35.028621673584">
                <text:p>35.028621673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1834297180176">
                <text:p>27.1834297180176</text:p>
              </table:table-cell>
              <table:table-cell office:value-type="float" office:value="16.0063095092773">
                <text:p>16.0063095092773</text:p>
              </table:table-cell>
              <table:table-cell office:value-type="float" office:value="37.6162719726562">
                <text:p>37.6162719726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0306663513184">
                <text:p>34.0306663513184</text:p>
              </table:table-cell>
              <table:table-cell office:value-type="float" office:value="33.0336799621582">
                <text:p>33.0336799621582</text:p>
              </table:table-cell>
              <table:table-cell office:value-type="float" office:value="28.988374710083">
                <text:p>28.988374710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3898601531982">
                <text:p>23.3898601531982</text:p>
              </table:table-cell>
              <table:table-cell office:value-type="float" office:value="31.8802604675293">
                <text:p>31.8802604675293</text:p>
              </table:table-cell>
              <table:table-cell office:value-type="float" office:value="37.3818664550781">
                <text:p>37.3818664550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0205535888672">
                <text:p>40.0205535888672</text:p>
              </table:table-cell>
              <table:table-cell office:value-type="float" office:value="22.7256355285645">
                <text:p>22.7256355285645</text:p>
              </table:table-cell>
              <table:table-cell office:value-type="float" office:value="25.6603202819824">
                <text:p>25.6603202819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3673725128174">
                <text:p>28.3673725128174</text:p>
              </table:table-cell>
              <table:table-cell office:value-type="float" office:value="19.5539226531982">
                <text:p>19.5539226531982</text:p>
              </table:table-cell>
              <table:table-cell office:value-type="float" office:value="41.0232963562012">
                <text:p>41.0232963562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8792896270752">
                <text:p>23.8792896270752</text:p>
              </table:table-cell>
              <table:table-cell office:value-type="float" office:value="32.5902824401855">
                <text:p>32.5902824401855</text:p>
              </table:table-cell>
              <table:table-cell office:value-type="float" office:value="31.2819786071777">
                <text:p>31.2819786071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431678771973">
                <text:p>29.2431678771973</text:p>
              </table:table-cell>
              <table:table-cell office:value-type="float" office:value="31.0270881652832">
                <text:p>31.0270881652832</text:p>
              </table:table-cell>
              <table:table-cell office:value-type="float" office:value="18.9840641021729">
                <text:p>18.98406410217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991491317749">
                <text:p>20.991491317749</text:p>
              </table:table-cell>
              <table:table-cell office:value-type="float" office:value="17.4770450592041">
                <text:p>17.4770450592041</text:p>
              </table:table-cell>
              <table:table-cell office:value-type="float" office:value="31.8510932922363">
                <text:p>31.8510932922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6382141113281">
                <text:p>27.6382141113281</text:p>
              </table:table-cell>
              <table:table-cell office:value-type="float" office:value="33.2184028625488">
                <text:p>33.2184028625488</text:p>
              </table:table-cell>
              <table:table-cell office:value-type="float" office:value="33.317325592041">
                <text:p>33.317325592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1297225952148">
                <text:p>33.1297225952148</text:p>
              </table:table-cell>
              <table:table-cell office:value-type="float" office:value="27.3833599090576">
                <text:p>27.3833599090576</text:p>
              </table:table-cell>
              <table:table-cell office:value-type="float" office:value="34.8907432556152">
                <text:p>34.8907432556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8182830810547">
                <text:p>22.8182830810547</text:p>
              </table:table-cell>
              <table:table-cell office:value-type="float" office:value="21.6769847869873">
                <text:p>21.6769847869873</text:p>
              </table:table-cell>
              <table:table-cell office:value-type="float" office:value="34.0407638549805">
                <text:p>34.0407638549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3524131774902">
                <text:p>26.3524131774902</text:p>
              </table:table-cell>
              <table:table-cell office:value-type="float" office:value="31.7797794342041">
                <text:p>31.7797794342041</text:p>
              </table:table-cell>
              <table:table-cell office:value-type="float" office:value="30.9479103088379">
                <text:p>30.9479103088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.4554138183594">
                <text:p>28.4554138183594</text:p>
              </table:table-cell>
              <table:table-cell office:value-type="float" office:value="22.6215476989746">
                <text:p>22.6215476989746</text:p>
              </table:table-cell>
              <table:table-cell office:value-type="float" office:value="28.5585193634033">
                <text:p>28.5585193634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1991271972656">
                <text:p>23.1991271972656</text:p>
              </table:table-cell>
              <table:table-cell office:value-type="float" office:value="22.6657867431641">
                <text:p>22.6657867431641</text:p>
              </table:table-cell>
              <table:table-cell office:value-type="float" office:value="27.1894836425781">
                <text:p>27.1894836425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6133079528809">
                <text:p>25.6133079528809</text:p>
              </table:table-cell>
              <table:table-cell office:value-type="float" office:value="26.5325031280518">
                <text:p>26.5325031280518</text:p>
              </table:table-cell>
              <table:table-cell office:value-type="float" office:value="28.7519798278809">
                <text:p>28.75197982788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.5467376708984">
                <text:p>30.5467376708984</text:p>
              </table:table-cell>
              <table:table-cell office:value-type="float" office:value="23.4637336730957">
                <text:p>23.4637336730957</text:p>
              </table:table-cell>
              <table:table-cell office:value-type="float" office:value="32.9384002685547">
                <text:p>32.93840026855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6753578186035">
                <text:p>36.6753578186035</text:p>
              </table:table-cell>
              <table:table-cell office:value-type="float" office:value="24.3827877044678">
                <text:p>24.3827877044678</text:p>
              </table:table-cell>
              <table:table-cell office:value-type="float" office:value="22.6123161315918">
                <text:p>22.6123161315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.852518081665">
                <text:p>29.852518081665</text:p>
              </table:table-cell>
              <table:table-cell office:value-type="float" office:value="28.1538505554199">
                <text:p>28.1538505554199</text:p>
              </table:table-cell>
              <table:table-cell office:value-type="float" office:value="29.3537521362305">
                <text:p>29.35375213623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898078918457">
                <text:p>21.898078918457</text:p>
              </table:table-cell>
              <table:table-cell office:value-type="float" office:value="21.3524723052979">
                <text:p>21.3524723052979</text:p>
              </table:table-cell>
              <table:table-cell office:value-type="float" office:value="28.5534820556641">
                <text:p>28.5534820556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1130027770996">
                <text:p>22.1130027770996</text:p>
              </table:table-cell>
              <table:table-cell office:value-type="float" office:value="23.392972946167">
                <text:p>23.392972946167</text:p>
              </table:table-cell>
              <table:table-cell office:value-type="float" office:value="29.0309829711914">
                <text:p>29.0309829711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776237487793">
                <text:p>25.776237487793</text:p>
              </table:table-cell>
              <table:table-cell office:value-type="float" office:value="24.7041149139404">
                <text:p>24.7041149139404</text:p>
              </table:table-cell>
              <table:table-cell office:value-type="float" office:value="28.109733581543">
                <text:p>28.1097335815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.8515396118164">
                <text:p>32.8515396118164</text:p>
              </table:table-cell>
              <table:table-cell office:value-type="float" office:value="24.6319065093994">
                <text:p>24.6319065093994</text:p>
              </table:table-cell>
              <table:table-cell office:value-type="float" office:value="31.4825592041016">
                <text:p>31.4825592041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5733394622803">
                <text:p>24.5733394622803</text:p>
              </table:table-cell>
              <table:table-cell office:value-type="float" office:value="19.7248954772949">
                <text:p>19.7248954772949</text:p>
              </table:table-cell>
              <table:table-cell office:value-type="float" office:value="23.080472946167">
                <text:p>23.080472946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0147380828857">
                <text:p>29.0147380828857</text:p>
              </table:table-cell>
              <table:table-cell office:value-type="float" office:value="25.6236610412598">
                <text:p>25.6236610412598</text:p>
              </table:table-cell>
              <table:table-cell office:value-type="float" office:value="29.8979682922363">
                <text:p>29.8979682922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6596584320068">
                <text:p>24.6596584320068</text:p>
              </table:table-cell>
              <table:table-cell office:value-type="float" office:value="20.735279083252">
                <text:p>20.735279083252</text:p>
              </table:table-cell>
              <table:table-cell office:value-type="float" office:value="35.8602828979492">
                <text:p>35.8602828979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.88134765625">
                <text:p>33.88134765625</text:p>
              </table:table-cell>
              <table:table-cell office:value-type="float" office:value="27.6345539093018">
                <text:p>27.6345539093018</text:p>
              </table:table-cell>
              <table:table-cell office:value-type="float" office:value="27.2559223175049">
                <text:p>27.2559223175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4369602203369">
                <text:p>16.4369602203369</text:p>
              </table:table-cell>
              <table:table-cell office:value-type="float" office:value="30.0475788116455">
                <text:p>30.0475788116455</text:p>
              </table:table-cell>
              <table:table-cell office:value-type="float" office:value="30.9489479064941">
                <text:p>30.9489479064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9215679168701">
                <text:p>22.9215679168701</text:p>
              </table:table-cell>
              <table:table-cell office:value-type="float" office:value="16.9720726013184">
                <text:p>16.9720726013184</text:p>
              </table:table-cell>
              <table:table-cell office:value-type="float" office:value="29.4125308990478">
                <text:p>29.41253089904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.0115280151367">
                <text:p>40.0115280151367</text:p>
              </table:table-cell>
              <table:table-cell office:value-type="float" office:value="27.7178421020508">
                <text:p>27.7178421020508</text:p>
              </table:table-cell>
              <table:table-cell office:value-type="float" office:value="38.5731468200684">
                <text:p>38.5731468200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082412719727">
                <text:p>19.9082412719727</text:p>
              </table:table-cell>
              <table:table-cell office:value-type="float" office:value="20.8737983703613">
                <text:p>20.8737983703613</text:p>
              </table:table-cell>
              <table:table-cell office:value-type="float" office:value="27.5829544067383">
                <text:p>27.5829544067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8763198852539">
                <text:p>24.8763198852539</text:p>
              </table:table-cell>
              <table:table-cell office:value-type="float" office:value="27.3513641357422">
                <text:p>27.3513641357422</text:p>
              </table:table-cell>
              <table:table-cell office:value-type="float" office:value="20.167537689209">
                <text:p>20.167537689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8250217437744">
                <text:p>25.8250217437744</text:p>
              </table:table-cell>
              <table:table-cell office:value-type="float" office:value="33.328742980957">
                <text:p>33.328742980957</text:p>
              </table:table-cell>
              <table:table-cell office:value-type="float" office:value="19.0316295623779">
                <text:p>19.0316295623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7197647094727">
                <text:p>28.7197647094727</text:p>
              </table:table-cell>
              <table:table-cell office:value-type="float" office:value="22.5238418579102">
                <text:p>22.5238418579102</text:p>
              </table:table-cell>
              <table:table-cell office:value-type="float" office:value="18.7783432006836">
                <text:p>18.7783432006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6418914794922">
                <text:p>33.6418914794922</text:p>
              </table:table-cell>
              <table:table-cell office:value-type="float" office:value="23.7666473388672">
                <text:p>23.7666473388672</text:p>
              </table:table-cell>
              <table:table-cell office:value-type="float" office:value="28.9817733764648">
                <text:p>28.98177337646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489128112793">
                <text:p>22.489128112793</text:p>
              </table:table-cell>
              <table:table-cell office:value-type="float" office:value="27.1021385192871">
                <text:p>27.1021385192871</text:p>
              </table:table-cell>
              <table:table-cell office:value-type="float" office:value="23.3545341491699">
                <text:p>23.3545341491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5043563842773">
                <text:p>22.5043563842773</text:p>
              </table:table-cell>
              <table:table-cell office:value-type="float" office:value="22.7281322479248">
                <text:p>22.7281322479248</text:p>
              </table:table-cell>
              <table:table-cell office:value-type="float" office:value="15.8022489547729">
                <text:p>15.80224895477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.9287414550781">
                <text:p>33.9287414550781</text:p>
              </table:table-cell>
              <table:table-cell office:value-type="float" office:value="28.5636310577393">
                <text:p>28.5636310577393</text:p>
              </table:table-cell>
              <table:table-cell office:value-type="float" office:value="29.2448844909668">
                <text:p>29.2448844909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7531108856201">
                <text:p>23.7531108856201</text:p>
              </table:table-cell>
              <table:table-cell office:value-type="float" office:value="22.375768661499">
                <text:p>22.375768661499</text:p>
              </table:table-cell>
              <table:table-cell office:value-type="float" office:value="27.5552711486816">
                <text:p>27.5552711486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8351001739502">
                <text:p>21.8351001739502</text:p>
              </table:table-cell>
              <table:table-cell office:value-type="float" office:value="23.8790035247803">
                <text:p>23.8790035247803</text:p>
              </table:table-cell>
              <table:table-cell office:value-type="float" office:value="26.0911026000977">
                <text:p>26.0911026000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077449798584">
                <text:p>18.077449798584</text:p>
              </table:table-cell>
              <table:table-cell office:value-type="float" office:value="14.0887632369995">
                <text:p>14.0887632369995</text:p>
              </table:table-cell>
              <table:table-cell office:value-type="float" office:value="22.9384937286377">
                <text:p>22.9384937286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3941402435303">
                <text:p>26.3941402435303</text:p>
              </table:table-cell>
              <table:table-cell office:value-type="float" office:value="23.9115028381348">
                <text:p>23.9115028381348</text:p>
              </table:table-cell>
              <table:table-cell office:value-type="float" office:value="25.1794357299805">
                <text:p>25.1794357299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8606758117676">
                <text:p>32.8606758117676</text:p>
              </table:table-cell>
              <table:table-cell office:value-type="float" office:value="19.9177284240723">
                <text:p>19.9177284240723</text:p>
              </table:table-cell>
              <table:table-cell office:value-type="float" office:value="30.395658493042">
                <text:p>30.3956584930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3471012115478">
                <text:p>21.3471012115478</text:p>
              </table:table-cell>
              <table:table-cell office:value-type="float" office:value="31.7166576385498">
                <text:p>31.7166576385498</text:p>
              </table:table-cell>
              <table:table-cell office:value-type="float" office:value="30.856273651123">
                <text:p>30.856273651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29153823853">
                <text:p>12.7529153823853</text:p>
              </table:table-cell>
              <table:table-cell office:value-type="float" office:value="24.5181674957275">
                <text:p>24.5181674957275</text:p>
              </table:table-cell>
              <table:table-cell office:value-type="float" office:value="16.0100746154785">
                <text:p>16.01007461547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7838878631592">
                <text:p>31.7838878631592</text:p>
              </table:table-cell>
              <table:table-cell office:value-type="float" office:value="19.0125961303711">
                <text:p>19.0125961303711</text:p>
              </table:table-cell>
              <table:table-cell office:value-type="float" office:value="21.6772365570068">
                <text:p>21.6772365570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3024368286133">
                <text:p>15.3024368286133</text:p>
              </table:table-cell>
              <table:table-cell office:value-type="float" office:value="22.1101322174072">
                <text:p>22.1101322174072</text:p>
              </table:table-cell>
              <table:table-cell office:value-type="float" office:value="15.931471824646">
                <text:p>15.9314718246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615532875061">
                <text:p>15.615532875061</text:p>
              </table:table-cell>
              <table:table-cell office:value-type="float" office:value="26.4541988372803">
                <text:p>26.4541988372803</text:p>
              </table:table-cell>
              <table:table-cell office:value-type="float" office:value="31.8867664337158">
                <text:p>31.8867664337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4055776596069">
                <text:p>15.4055776596069</text:p>
              </table:table-cell>
              <table:table-cell office:value-type="float" office:value="25.5741310119629">
                <text:p>25.5741310119629</text:p>
              </table:table-cell>
              <table:table-cell office:value-type="float" office:value="31.5998229980469">
                <text:p>31.599822998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6036033630371">
                <text:p>17.6036033630371</text:p>
              </table:table-cell>
              <table:table-cell office:value-type="float" office:value="22.3061447143555">
                <text:p>22.3061447143555</text:p>
              </table:table-cell>
              <table:table-cell office:value-type="float" office:value="21.9524154663086">
                <text:p>21.9524154663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.3506011962891">
                <text:p>24.3506011962891</text:p>
              </table:table-cell>
              <table:table-cell office:value-type="float" office:value="25.6066360473633">
                <text:p>25.6066360473633</text:p>
              </table:table-cell>
              <table:table-cell office:value-type="float" office:value="13.9964933395386">
                <text:p>13.99649333953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089822769165">
                <text:p>17.089822769165</text:p>
              </table:table-cell>
              <table:table-cell office:value-type="float" office:value="26.6349124908447">
                <text:p>26.6349124908447</text:p>
              </table:table-cell>
              <table:table-cell office:value-type="float" office:value="19.6890029907227">
                <text:p>19.68900299072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0917091369629">
                <text:p>17.0917091369629</text:p>
              </table:table-cell>
              <table:table-cell office:value-type="float" office:value="24.4685821533203">
                <text:p>24.4685821533203</text:p>
              </table:table-cell>
              <table:table-cell office:value-type="float" office:value="22.9702186584473">
                <text:p>22.97021865844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4794445037842">
                <text:p>16.4794445037842</text:p>
              </table:table-cell>
              <table:table-cell office:value-type="float" office:value="23.8292007446289">
                <text:p>23.8292007446289</text:p>
              </table:table-cell>
              <table:table-cell office:value-type="float" office:value="20.0724086761475">
                <text:p>20.0724086761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3899831771851">
                <text:p>15.3899831771851</text:p>
              </table:table-cell>
              <table:table-cell office:value-type="float" office:value="28.7707366943359">
                <text:p>28.7707366943359</text:p>
              </table:table-cell>
              <table:table-cell office:value-type="float" office:value="24.1493053436279">
                <text:p>24.14930534362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5590763092041">
                <text:p>14.5590763092041</text:p>
              </table:table-cell>
              <table:table-cell office:value-type="float" office:value="27.1010055541992">
                <text:p>27.1010055541992</text:p>
              </table:table-cell>
              <table:table-cell office:value-type="float" office:value="24.2652072906494">
                <text:p>24.2652072906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679996490479">
                <text:p>14.2679996490479</text:p>
              </table:table-cell>
              <table:table-cell office:value-type="float" office:value="19.8388767242432">
                <text:p>19.8388767242432</text:p>
              </table:table-cell>
              <table:table-cell office:value-type="float" office:value="22.2904853820801">
                <text:p>22.29048538208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2118606567383">
                <text:p>16.2118606567383</text:p>
              </table:table-cell>
              <table:table-cell office:value-type="float" office:value="17.2188682556152">
                <text:p>17.2188682556152</text:p>
              </table:table-cell>
              <table:table-cell office:value-type="float" office:value="17.2436943054199">
                <text:p>17.24369430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0199413299561">
                <text:p>20.0199413299561</text:p>
              </table:table-cell>
              <table:table-cell office:value-type="float" office:value="22.7541618347168">
                <text:p>22.7541618347168</text:p>
              </table:table-cell>
              <table:table-cell office:value-type="float" office:value="26.8255882263184">
                <text:p>26.8255882263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7740802764893">
                <text:p>21.7740802764893</text:p>
              </table:table-cell>
              <table:table-cell office:value-type="float" office:value="12.4125022888184">
                <text:p>12.4125022888184</text:p>
              </table:table-cell>
              <table:table-cell office:value-type="float" office:value="30.0405559539795">
                <text:p>30.04055595397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6657257080078">
                <text:p>20.6657257080078</text:p>
              </table:table-cell>
              <table:table-cell office:value-type="float" office:value="18.9156799316406">
                <text:p>18.9156799316406</text:p>
              </table:table-cell>
              <table:table-cell office:value-type="float" office:value="13.7237567901611">
                <text:p>13.7237567901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2921714782715">
                <text:p>11.2921714782715</text:p>
              </table:table-cell>
              <table:table-cell office:value-type="float" office:value="25.2008094787598">
                <text:p>25.2008094787598</text:p>
              </table:table-cell>
              <table:table-cell office:value-type="float" office:value="30.3739700317383">
                <text:p>30.37397003173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0778388977051">
                <text:p>23.0778388977051</text:p>
              </table:table-cell>
              <table:table-cell office:value-type="float" office:value="26.5335140228271">
                <text:p>26.5335140228271</text:p>
              </table:table-cell>
              <table:table-cell office:value-type="float" office:value="29.7086944580078">
                <text:p>29.70869445800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8465003967285">
                <text:p>14.8465003967285</text:p>
              </table:table-cell>
              <table:table-cell office:value-type="float" office:value="17.0946979522705">
                <text:p>17.0946979522705</text:p>
              </table:table-cell>
              <table:table-cell office:value-type="float" office:value="15.5104932785034">
                <text:p>15.5104932785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1824512481689">
                <text:p>17.1824512481689</text:p>
              </table:table-cell>
              <table:table-cell office:value-type="float" office:value="21.0164413452148">
                <text:p>21.0164413452148</text:p>
              </table:table-cell>
              <table:table-cell office:value-type="float" office:value="16.0716400146484">
                <text:p>16.07164001464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1867294311523">
                <text:p>24.1867294311523</text:p>
              </table:table-cell>
              <table:table-cell office:value-type="float" office:value="23.8526363372803">
                <text:p>23.8526363372803</text:p>
              </table:table-cell>
              <table:table-cell office:value-type="float" office:value="19.7873973846436">
                <text:p>19.78739738464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06759834289551">
                <text:p>9.06759834289551</text:p>
              </table:table-cell>
              <table:table-cell office:value-type="float" office:value="21.7216339111328">
                <text:p>21.7216339111328</text:p>
              </table:table-cell>
              <table:table-cell office:value-type="float" office:value="30.48317527771">
                <text:p>30.483175277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3311014175415">
                <text:p>14.3311014175415</text:p>
              </table:table-cell>
              <table:table-cell office:value-type="float" office:value="19.0975227355957">
                <text:p>19.0975227355957</text:p>
              </table:table-cell>
              <table:table-cell office:value-type="float" office:value="30.6591911315918">
                <text:p>30.65919113159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.2848072052002">
                <text:p>31.2848072052002</text:p>
              </table:table-cell>
              <table:table-cell office:value-type="float" office:value="25.0246601104736">
                <text:p>25.0246601104736</text:p>
              </table:table-cell>
              <table:table-cell office:value-type="float" office:value="24.3627338409424">
                <text:p>24.36273384094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2428932189941">
                <text:p>20.2428932189941</text:p>
              </table:table-cell>
              <table:table-cell office:value-type="float" office:value="15.581127166748">
                <text:p>15.581127166748</text:p>
              </table:table-cell>
              <table:table-cell office:value-type="float" office:value="20.5764865875244">
                <text:p>20.5764865875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9336166381836">
                <text:p>21.9336166381836</text:p>
              </table:table-cell>
              <table:table-cell office:value-type="float" office:value="25.8045463562012">
                <text:p>25.8045463562012</text:p>
              </table:table-cell>
              <table:table-cell office:value-type="float" office:value="24.696081161499">
                <text:p>24.6960811614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6188373565674">
                <text:p>18.6188373565674</text:p>
              </table:table-cell>
              <table:table-cell office:value-type="float" office:value="14.7559566497803">
                <text:p>14.7559566497803</text:p>
              </table:table-cell>
              <table:table-cell office:value-type="float" office:value="15.4438781738281">
                <text:p>15.4438781738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9226913452148">
                <text:p>17.9226913452148</text:p>
              </table:table-cell>
              <table:table-cell office:value-type="float" office:value="15.9299917221069">
                <text:p>15.9299917221069</text:p>
              </table:table-cell>
              <table:table-cell office:value-type="float" office:value="17.8016796112061">
                <text:p>17.8016796112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102653503418">
                <text:p>11.102653503418</text:p>
              </table:table-cell>
              <table:table-cell office:value-type="float" office:value="20.9963645935059">
                <text:p>20.9963645935059</text:p>
              </table:table-cell>
              <table:table-cell office:value-type="float" office:value="26.015344619751">
                <text:p>26.0153446197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2294292449951">
                <text:p>5.12294292449951</text:p>
              </table:table-cell>
              <table:table-cell office:value-type="float" office:value="14.4661808013916">
                <text:p>14.4661808013916</text:p>
              </table:table-cell>
              <table:table-cell office:value-type="float" office:value="16.9121913909912">
                <text:p>16.91219139099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5758800506592">
                <text:p>11.5758800506592</text:p>
              </table:table-cell>
              <table:table-cell office:value-type="float" office:value="13.6246862411499">
                <text:p>13.6246862411499</text:p>
              </table:table-cell>
              <table:table-cell office:value-type="float" office:value="22.9874572753906">
                <text:p>22.98745727539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591121673584">
                <text:p>22.591121673584</text:p>
              </table:table-cell>
              <table:table-cell office:value-type="float" office:value="18.4233226776123">
                <text:p>18.4233226776123</text:p>
              </table:table-cell>
              <table:table-cell office:value-type="float" office:value="20.1066989898682">
                <text:p>20.10669898986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263210296631">
                <text:p>15.9263210296631</text:p>
              </table:table-cell>
              <table:table-cell office:value-type="float" office:value="12.8699407577515">
                <text:p>12.8699407577515</text:p>
              </table:table-cell>
              <table:table-cell office:value-type="float" office:value="28.4297409057617">
                <text:p>28.4297409057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7476749420166">
                <text:p>5.7476749420166</text:p>
              </table:table-cell>
              <table:table-cell office:value-type="float" office:value="20.4354057312012">
                <text:p>20.4354057312012</text:p>
              </table:table-cell>
              <table:table-cell office:value-type="float" office:value="19.9273319244385">
                <text:p>19.9273319244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7117290496826">
                <text:p>19.7117290496826</text:p>
              </table:table-cell>
              <table:table-cell office:value-type="float" office:value="22.5260486602783">
                <text:p>22.5260486602783</text:p>
              </table:table-cell>
              <table:table-cell office:value-type="float" office:value="17.2457695007324">
                <text:p>17.2457695007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5629405975342">
                <text:p>20.5629405975342</text:p>
              </table:table-cell>
              <table:table-cell office:value-type="float" office:value="21.0291519165039">
                <text:p>21.0291519165039</text:p>
              </table:table-cell>
              <table:table-cell office:value-type="float" office:value="17.2021236419678">
                <text:p>17.20212364196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4572629928589">
                <text:p>10.4572629928589</text:p>
              </table:table-cell>
              <table:table-cell office:value-type="float" office:value="10.9906234741211">
                <text:p>10.9906234741211</text:p>
              </table:table-cell>
              <table:table-cell office:value-type="float" office:value="18.5648078918457">
                <text:p>18.56480789184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9673194885254">
                <text:p>8.79673194885254</text:p>
              </table:table-cell>
              <table:table-cell office:value-type="float" office:value="25.5189628601074">
                <text:p>25.5189628601074</text:p>
              </table:table-cell>
              <table:table-cell office:value-type="float" office:value="24.0485076904297">
                <text:p>24.04850769042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43244171142578">
                <text:p>8.43244171142578</text:p>
              </table:table-cell>
              <table:table-cell office:value-type="float" office:value="19.2535438537598">
                <text:p>19.2535438537598</text:p>
              </table:table-cell>
              <table:table-cell office:value-type="float" office:value="22.9774646759033">
                <text:p>22.9774646759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618688583374">
                <text:p>10.618688583374</text:p>
              </table:table-cell>
              <table:table-cell office:value-type="float" office:value="16.0626831054687">
                <text:p>16.0626831054687</text:p>
              </table:table-cell>
              <table:table-cell office:value-type="float" office:value="14.2644052505493">
                <text:p>14.26440525054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33539867401123">
                <text:p>9.33539867401123</text:p>
              </table:table-cell>
              <table:table-cell office:value-type="float" office:value="12.0158443450928">
                <text:p>12.0158443450928</text:p>
              </table:table-cell>
              <table:table-cell office:value-type="float" office:value="26.4884452819824">
                <text:p>26.4884452819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7838115692139">
                <text:p>15.7838115692139</text:p>
              </table:table-cell>
              <table:table-cell office:value-type="float" office:value="37.5232620239258">
                <text:p>37.5232620239258</text:p>
              </table:table-cell>
              <table:table-cell office:value-type="float" office:value="22.9783535003662">
                <text:p>22.9783535003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74384021759033">
                <text:p>6.74384021759033</text:p>
              </table:table-cell>
              <table:table-cell office:value-type="float" office:value="11.1548728942871">
                <text:p>11.1548728942871</text:p>
              </table:table-cell>
              <table:table-cell office:value-type="float" office:value="24.9795436859131">
                <text:p>24.97954368591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.6516895294189">
                <text:p>27.6516895294189</text:p>
              </table:table-cell>
              <table:table-cell office:value-type="float" office:value="17.9593696594238">
                <text:p>17.9593696594238</text:p>
              </table:table-cell>
              <table:table-cell office:value-type="float" office:value="18.1788959503174">
                <text:p>18.17889595031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1446170806885">
                <text:p>14.1446170806885</text:p>
              </table:table-cell>
              <table:table-cell office:value-type="float" office:value="19.7024822235107">
                <text:p>19.7024822235107</text:p>
              </table:table-cell>
              <table:table-cell office:value-type="float" office:value="18.2719116210938">
                <text:p>18.27191162109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8792762756348">
                <text:p>6.78792762756348</text:p>
              </table:table-cell>
              <table:table-cell office:value-type="float" office:value="17.2380352020264">
                <text:p>17.2380352020264</text:p>
              </table:table-cell>
              <table:table-cell office:value-type="float" office:value="21.7437305450439">
                <text:p>21.74373054504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1223974227905">
                <text:p>13.1223974227905</text:p>
              </table:table-cell>
              <table:table-cell office:value-type="float" office:value="25.2159233093262">
                <text:p>25.2159233093262</text:p>
              </table:table-cell>
              <table:table-cell office:value-type="float" office:value="19.8769989013672">
                <text:p>19.87699890136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4197578430176">
                <text:p>15.4197578430176</text:p>
              </table:table-cell>
              <table:table-cell office:value-type="float" office:value="17.9574031829834">
                <text:p>17.9574031829834</text:p>
              </table:table-cell>
              <table:table-cell office:value-type="float" office:value="26.043062210083">
                <text:p>26.0430622100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67846012115479">
                <text:p>5.67846012115479</text:p>
              </table:table-cell>
              <table:table-cell office:value-type="float" office:value="9.6371955871582">
                <text:p>9.6371955871582</text:p>
              </table:table-cell>
              <table:table-cell office:value-type="float" office:value="26.0676231384277">
                <text:p>26.0676231384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1052474975586">
                <text:p>11.1052474975586</text:p>
              </table:table-cell>
              <table:table-cell office:value-type="float" office:value="21.1515598297119">
                <text:p>21.1515598297119</text:p>
              </table:table-cell>
              <table:table-cell office:value-type="float" office:value="19.2984104156494">
                <text:p>19.29841041564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87063503265381">
                <text:p>9.87063503265381</text:p>
              </table:table-cell>
              <table:table-cell office:value-type="float" office:value="22.4207706451416">
                <text:p>22.4207706451416</text:p>
              </table:table-cell>
              <table:table-cell office:value-type="float" office:value="26.0838832855225">
                <text:p>26.0838832855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335412979126">
                <text:p>5.4335412979126</text:p>
              </table:table-cell>
              <table:table-cell office:value-type="float" office:value="22.3579807281494">
                <text:p>22.3579807281494</text:p>
              </table:table-cell>
              <table:table-cell office:value-type="float" office:value="23.989236831665">
                <text:p>23.9892368316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0262069702148">
                <text:p>19.0262069702148</text:p>
              </table:table-cell>
              <table:table-cell office:value-type="float" office:value="13.6956243515015">
                <text:p>13.6956243515015</text:p>
              </table:table-cell>
              <table:table-cell office:value-type="float" office:value="21.1931190490723">
                <text:p>21.19311904907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0757350921631">
                <text:p>7.60757350921631</text:p>
              </table:table-cell>
              <table:table-cell office:value-type="float" office:value="20.5831356048584">
                <text:p>20.5831356048584</text:p>
              </table:table-cell>
              <table:table-cell office:value-type="float" office:value="15.9541883468628">
                <text:p>15.9541883468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3643398284912">
                <text:p>17.3643398284912</text:p>
              </table:table-cell>
              <table:table-cell office:value-type="float" office:value="19.5829200744629">
                <text:p>19.5829200744629</text:p>
              </table:table-cell>
              <table:table-cell office:value-type="float" office:value="18.5440883636475">
                <text:p>18.54408836364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09400701522827">
                <text:p>5.09400701522827</text:p>
              </table:table-cell>
              <table:table-cell office:value-type="float" office:value="12.87233543396">
                <text:p>12.87233543396</text:p>
              </table:table-cell>
              <table:table-cell office:value-type="float" office:value="17.7821311950684">
                <text:p>17.78213119506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11728143692017">
                <text:p>5.11728143692017</text:p>
              </table:table-cell>
              <table:table-cell office:value-type="float" office:value="12.6010999679565">
                <text:p>12.6010999679565</text:p>
              </table:table-cell>
              <table:table-cell office:value-type="float" office:value="17.9214172363281">
                <text:p>17.92141723632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7512874603271">
                <text:p>19.7512874603271</text:p>
              </table:table-cell>
              <table:table-cell office:value-type="float" office:value="14.3927555084229">
                <text:p>14.3927555084229</text:p>
              </table:table-cell>
              <table:table-cell office:value-type="float" office:value="11.3728733062744">
                <text:p>11.3728733062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8159828186035">
                <text:p>10.8159828186035</text:p>
              </table:table-cell>
              <table:table-cell office:value-type="float" office:value="18.7614440917969">
                <text:p>18.7614440917969</text:p>
              </table:table-cell>
              <table:table-cell office:value-type="float" office:value="14.412784576416">
                <text:p>14.412784576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25163459777832">
                <text:p>9.25163459777832</text:p>
              </table:table-cell>
              <table:table-cell office:value-type="float" office:value="17.9446258544922">
                <text:p>17.9446258544922</text:p>
              </table:table-cell>
              <table:table-cell office:value-type="float" office:value="15.5895986557007">
                <text:p>15.58959865570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62307214736939">
                <text:p>7.62307214736939</text:p>
              </table:table-cell>
              <table:table-cell office:value-type="float" office:value="17.8282890319824">
                <text:p>17.8282890319824</text:p>
              </table:table-cell>
              <table:table-cell office:value-type="float" office:value="14.1816463470459">
                <text:p>14.18164634704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2275142669678">
                <text:p>17.2275142669678</text:p>
              </table:table-cell>
              <table:table-cell office:value-type="float" office:value="11.5863409042358">
                <text:p>11.5863409042358</text:p>
              </table:table-cell>
              <table:table-cell office:value-type="float" office:value="12.3944625854492">
                <text:p>12.3944625854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61796092987061">
                <text:p>5.61796092987061</text:p>
              </table:table-cell>
              <table:table-cell office:value-type="float" office:value="11.9601678848267">
                <text:p>11.9601678848267</text:p>
              </table:table-cell>
              <table:table-cell office:value-type="float" office:value="22.7520618438721">
                <text:p>22.75206184387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25889396667481">
                <text:p>7.25889396667481</text:p>
              </table:table-cell>
              <table:table-cell office:value-type="float" office:value="15.7416172027588">
                <text:p>15.7416172027588</text:p>
              </table:table-cell>
              <table:table-cell office:value-type="float" office:value="11.0466032028198">
                <text:p>11.0466032028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4948949813843">
                <text:p>13.4948949813843</text:p>
              </table:table-cell>
              <table:table-cell office:value-type="float" office:value="9.97434043884277">
                <text:p>9.97434043884277</text:p>
              </table:table-cell>
              <table:table-cell office:value-type="float" office:value="11.3842649459839">
                <text:p>11.3842649459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6285743713379">
                <text:p>20.6285743713379</text:p>
              </table:table-cell>
              <table:table-cell office:value-type="float" office:value="19.4357585906982">
                <text:p>19.4357585906982</text:p>
              </table:table-cell>
              <table:table-cell office:value-type="float" office:value="15.6839714050293">
                <text:p>15.68397140502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7490043640137">
                <text:p>23.7490043640137</text:p>
              </table:table-cell>
              <table:table-cell office:value-type="float" office:value="19.4269924163818">
                <text:p>19.4269924163818</text:p>
              </table:table-cell>
              <table:table-cell office:value-type="float" office:value="19.6808032989502">
                <text:p>19.68080329895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3555736541748">
                <text:p>20.3555736541748</text:p>
              </table:table-cell>
              <table:table-cell office:value-type="float" office:value="16.6449089050293">
                <text:p>16.6449089050293</text:p>
              </table:table-cell>
              <table:table-cell office:value-type="float" office:value="20.0308494567871">
                <text:p>20.03084945678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09922504425049">
                <text:p>9.09922504425049</text:p>
              </table:table-cell>
              <table:table-cell office:value-type="float" office:value="16.2558631896973">
                <text:p>16.2558631896973</text:p>
              </table:table-cell>
              <table:table-cell office:value-type="float" office:value="20.5257225036621">
                <text:p>20.52572250366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0626287460327">
                <text:p>13.0626287460327</text:p>
              </table:table-cell>
              <table:table-cell office:value-type="float" office:value="14.3415756225586">
                <text:p>14.3415756225586</text:p>
              </table:table-cell>
              <table:table-cell office:value-type="float" office:value="20.6543159484863">
                <text:p>20.65431594848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600830078125">
                <text:p>8.9600830078125</text:p>
              </table:table-cell>
              <table:table-cell office:value-type="float" office:value="19.0449867248535">
                <text:p>19.0449867248535</text:p>
              </table:table-cell>
              <table:table-cell office:value-type="float" office:value="18.4922027587891">
                <text:p>18.49220275878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7730922698975">
                <text:p>4.97730922698975</text:p>
              </table:table-cell>
              <table:table-cell office:value-type="float" office:value="25.0154304504395">
                <text:p>25.0154304504395</text:p>
              </table:table-cell>
              <table:table-cell office:value-type="float" office:value="22.7071933746338">
                <text:p>22.70719337463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1578168869019">
                <text:p>15.1578168869019</text:p>
              </table:table-cell>
              <table:table-cell office:value-type="float" office:value="13.8123092651367">
                <text:p>13.8123092651367</text:p>
              </table:table-cell>
              <table:table-cell office:value-type="float" office:value="18.1879825592041">
                <text:p>18.1879825592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6215991973877">
                <text:p>8.16215991973877</text:p>
              </table:table-cell>
              <table:table-cell office:value-type="float" office:value="25.4516277313232">
                <text:p>25.4516277313232</text:p>
              </table:table-cell>
              <table:table-cell office:value-type="float" office:value="27.4596843719482">
                <text:p>27.45968437194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9940185546875">
                <text:p>14.9940185546875</text:p>
              </table:table-cell>
              <table:table-cell office:value-type="float" office:value="18.3435916900635">
                <text:p>18.3435916900635</text:p>
              </table:table-cell>
              <table:table-cell office:value-type="float" office:value="23.2746543884277">
                <text:p>23.27465438842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54599285125732">
                <text:p>9.54599285125732</text:p>
              </table:table-cell>
              <table:table-cell office:value-type="float" office:value="13.8849115371704">
                <text:p>13.8849115371704</text:p>
              </table:table-cell>
              <table:table-cell office:value-type="float" office:value="16.0388145446777">
                <text:p>16.03881454467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91445636749268">
                <text:p>6.91445636749268</text:p>
              </table:table-cell>
              <table:table-cell office:value-type="float" office:value="15.2822599411011">
                <text:p>15.2822599411011</text:p>
              </table:table-cell>
              <table:table-cell office:value-type="float" office:value="18.3533840179443">
                <text:p>18.35338401794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52362155914307">
                <text:p>8.52362155914307</text:p>
              </table:table-cell>
              <table:table-cell office:value-type="float" office:value="27.0102577209473">
                <text:p>27.0102577209473</text:p>
              </table:table-cell>
              <table:table-cell office:value-type="float" office:value="16.4794101715088">
                <text:p>16.47941017150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72554779052734">
                <text:p>5.72554779052734</text:p>
              </table:table-cell>
              <table:table-cell office:value-type="float" office:value="17.9440460205078">
                <text:p>17.9440460205078</text:p>
              </table:table-cell>
              <table:table-cell office:value-type="float" office:value="25.9013710021973">
                <text:p>25.90137100219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80836486816406">
                <text:p>8.80836486816406</text:p>
              </table:table-cell>
              <table:table-cell office:value-type="float" office:value="15.8668622970581">
                <text:p>15.8668622970581</text:p>
              </table:table-cell>
              <table:table-cell office:value-type="float" office:value="20.1462631225586">
                <text:p>20.14626312255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353029251099">
                <text:p>14.2353029251099</text:p>
              </table:table-cell>
              <table:table-cell office:value-type="float" office:value="16.4936618804932">
                <text:p>16.4936618804932</text:p>
              </table:table-cell>
              <table:table-cell office:value-type="float" office:value="15.2325325012207">
                <text:p>15.23253250122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54161548614502">
                <text:p>6.54161548614502</text:p>
              </table:table-cell>
              <table:table-cell office:value-type="float" office:value="16.6935005187988">
                <text:p>16.6935005187988</text:p>
              </table:table-cell>
              <table:table-cell office:value-type="float" office:value="16.4633712768555">
                <text:p>16.46337127685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38851451873779">
                <text:p>9.38851451873779</text:p>
              </table:table-cell>
              <table:table-cell office:value-type="float" office:value="15.2978067398071">
                <text:p>15.2978067398071</text:p>
              </table:table-cell>
              <table:table-cell office:value-type="float" office:value="22.5547351837158">
                <text:p>22.55473518371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8979892730713">
                <text:p>18.8979892730713</text:p>
              </table:table-cell>
              <table:table-cell office:value-type="float" office:value="25.9380588531494">
                <text:p>25.9380588531494</text:p>
              </table:table-cell>
              <table:table-cell office:value-type="float" office:value="14.303729057312">
                <text:p>14.303729057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43478393554688">
                <text:p>5.43478393554688</text:p>
              </table:table-cell>
              <table:table-cell office:value-type="float" office:value="17.3967323303223">
                <text:p>17.3967323303223</text:p>
              </table:table-cell>
              <table:table-cell office:value-type="float" office:value="13.0519857406616">
                <text:p>13.05198574066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2416725158691">
                <text:p>8.82416725158691</text:p>
              </table:table-cell>
              <table:table-cell office:value-type="float" office:value="20.8040008544922">
                <text:p>20.8040008544922</text:p>
              </table:table-cell>
              <table:table-cell office:value-type="float" office:value="12.5503854751587">
                <text:p>12.5503854751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3294887542725">
                <text:p>19.3294887542725</text:p>
              </table:table-cell>
              <table:table-cell office:value-type="float" office:value="19.0895214080811">
                <text:p>19.0895214080811</text:p>
              </table:table-cell>
              <table:table-cell office:value-type="float" office:value="20.7875785827637">
                <text:p>20.7875785827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3851203918457">
                <text:p>13.3851203918457</text:p>
              </table:table-cell>
              <table:table-cell office:value-type="float" office:value="17.5602645874023">
                <text:p>17.5602645874023</text:p>
              </table:table-cell>
              <table:table-cell office:value-type="float" office:value="12.3479890823364">
                <text:p>12.3479890823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9727973937988">
                <text:p>7.39727973937988</text:p>
              </table:table-cell>
              <table:table-cell office:value-type="float" office:value="16.1782093048096">
                <text:p>16.1782093048096</text:p>
              </table:table-cell>
              <table:table-cell office:value-type="float" office:value="22.0032176971436">
                <text:p>22.00321769714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9390077590942">
                <text:p>12.9390077590942</text:p>
              </table:table-cell>
              <table:table-cell office:value-type="float" office:value="13.6114130020142">
                <text:p>13.6114130020142</text:p>
              </table:table-cell>
              <table:table-cell office:value-type="float" office:value="17.4252986907959">
                <text:p>17.42529869079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9315204620361">
                <text:p>10.9315204620361</text:p>
              </table:table-cell>
              <table:table-cell office:value-type="float" office:value="18.9642505645752">
                <text:p>18.9642505645752</text:p>
              </table:table-cell>
              <table:table-cell office:value-type="float" office:value="14.8698787689209">
                <text:p>14.8698787689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5851602554321">
                <text:p>11.5851602554321</text:p>
              </table:table-cell>
              <table:table-cell office:value-type="float" office:value="8.89191627502441">
                <text:p>8.89191627502441</text:p>
              </table:table-cell>
              <table:table-cell office:value-type="float" office:value="13.1734294891357">
                <text:p>13.17342948913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25063705444336">
                <text:p>5.25063705444336</text:p>
              </table:table-cell>
              <table:table-cell office:value-type="float" office:value="8.35830116271973">
                <text:p>8.35830116271973</text:p>
              </table:table-cell>
              <table:table-cell office:value-type="float" office:value="18.2202777862549">
                <text:p>18.2202777862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46308040618897">
                <text:p>6.46308040618897</text:p>
              </table:table-cell>
              <table:table-cell office:value-type="float" office:value="18.6794872283936">
                <text:p>18.6794872283936</text:p>
              </table:table-cell>
              <table:table-cell office:value-type="float" office:value="14.3479843139648">
                <text:p>14.34798431396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1326484680176">
                <text:p>10.1326484680176</text:p>
              </table:table-cell>
              <table:table-cell office:value-type="float" office:value="8.49906730651856">
                <text:p>8.49906730651856</text:p>
              </table:table-cell>
              <table:table-cell office:value-type="float" office:value="13.4863653182983">
                <text:p>13.48636531829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06041622161865">
                <text:p>8.06041622161865</text:p>
              </table:table-cell>
              <table:table-cell office:value-type="float" office:value="25.1856250762939">
                <text:p>25.1856250762939</text:p>
              </table:table-cell>
              <table:table-cell office:value-type="float" office:value="9.49745178222656">
                <text:p>9.497451782226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32306861877441">
                <text:p>8.32306861877441</text:p>
              </table:table-cell>
              <table:table-cell office:value-type="float" office:value="23.346851348877">
                <text:p>23.346851348877</text:p>
              </table:table-cell>
              <table:table-cell office:value-type="float" office:value="9.95660400390625">
                <text:p>9.95660400390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4027853012085">
                <text:p>15.4027853012085</text:p>
              </table:table-cell>
              <table:table-cell office:value-type="float" office:value="17.1731910705566">
                <text:p>17.1731910705566</text:p>
              </table:table-cell>
              <table:table-cell office:value-type="float" office:value="9.63107872009277">
                <text:p>9.631078720092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05961418151856">
                <text:p>9.05961418151856</text:p>
              </table:table-cell>
              <table:table-cell office:value-type="float" office:value="20.4297523498535">
                <text:p>20.4297523498535</text:p>
              </table:table-cell>
              <table:table-cell office:value-type="float" office:value="7.01874113082886">
                <text:p>7.018741130828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8249406814575">
                <text:p>13.8249406814575</text:p>
              </table:table-cell>
              <table:table-cell office:value-type="float" office:value="12.5390672683716">
                <text:p>12.5390672683716</text:p>
              </table:table-cell>
              <table:table-cell office:value-type="float" office:value="14.0107908248901">
                <text:p>14.01079082489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75925159454346">
                <text:p>9.75925159454346</text:p>
              </table:table-cell>
              <table:table-cell office:value-type="float" office:value="4.43287181854248">
                <text:p>4.43287181854248</text:p>
              </table:table-cell>
              <table:table-cell office:value-type="float" office:value="14.1990270614624">
                <text:p>14.19902706146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1918439865112">
                <text:p>10.1918439865112</text:p>
              </table:table-cell>
              <table:table-cell office:value-type="float" office:value="11.3808374404907">
                <text:p>11.3808374404907</text:p>
              </table:table-cell>
              <table:table-cell office:value-type="float" office:value="12.0192794799805">
                <text:p>12.01927947998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95087718963623">
                <text:p>7.95087718963623</text:p>
              </table:table-cell>
              <table:table-cell office:value-type="float" office:value="9.41228675842285">
                <text:p>9.41228675842285</text:p>
              </table:table-cell>
              <table:table-cell office:value-type="float" office:value="15.0283918380737">
                <text:p>15.02839183807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74625444412231">
                <text:p>7.74625444412231</text:p>
              </table:table-cell>
              <table:table-cell office:value-type="float" office:value="15.6939344406128">
                <text:p>15.6939344406128</text:p>
              </table:table-cell>
              <table:table-cell office:value-type="float" office:value="20.7323360443115">
                <text:p>20.73233604431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8247871398926">
                <text:p>10.8247871398926</text:p>
              </table:table-cell>
              <table:table-cell office:value-type="float" office:value="13.1406993865967">
                <text:p>13.1406993865967</text:p>
              </table:table-cell>
              <table:table-cell office:value-type="float" office:value="17.9652805328369">
                <text:p>17.96528053283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8026027679443">
                <text:p>24.8026027679443</text:p>
              </table:table-cell>
              <table:table-cell office:value-type="float" office:value="13.9519262313843">
                <text:p>13.9519262313843</text:p>
              </table:table-cell>
              <table:table-cell office:value-type="float" office:value="17.187520980835">
                <text:p>17.1875209808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2556076049805">
                <text:p>16.2556076049805</text:p>
              </table:table-cell>
              <table:table-cell office:value-type="float" office:value="14.0408058166504">
                <text:p>14.0408058166504</text:p>
              </table:table-cell>
              <table:table-cell office:value-type="float" office:value="17.9896793365479">
                <text:p>17.98967933654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9943027496338">
                <text:p>12.9943027496338</text:p>
              </table:table-cell>
              <table:table-cell office:value-type="float" office:value="16.2124633789063">
                <text:p>16.2124633789063</text:p>
              </table:table-cell>
              <table:table-cell office:value-type="float" office:value="10.2549810409546">
                <text:p>10.2549810409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2206373214722">
                <text:p>11.2206373214722</text:p>
              </table:table-cell>
              <table:table-cell office:value-type="float" office:value="15.3395318984985">
                <text:p>15.3395318984985</text:p>
              </table:table-cell>
              <table:table-cell office:value-type="float" office:value="10.9708824157715">
                <text:p>10.97088241577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4858646392822">
                <text:p>10.4858646392822</text:p>
              </table:table-cell>
              <table:table-cell office:value-type="float" office:value="17.0490856170654">
                <text:p>17.0490856170654</text:p>
              </table:table-cell>
              <table:table-cell office:value-type="float" office:value="14.5859336853027">
                <text:p>14.58593368530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51266098022461">
                <text:p>9.51266098022461</text:p>
              </table:table-cell>
              <table:table-cell office:value-type="float" office:value="14.7778720855713">
                <text:p>14.7778720855713</text:p>
              </table:table-cell>
              <table:table-cell office:value-type="float" office:value="16.5083351135254">
                <text:p>16.50833511352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08171319961548">
                <text:p>7.08171319961548</text:p>
              </table:table-cell>
              <table:table-cell office:value-type="float" office:value="13.2775135040283">
                <text:p>13.2775135040283</text:p>
              </table:table-cell>
              <table:table-cell office:value-type="float" office:value="16.653470993042">
                <text:p>16.6534709930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8013114929199">
                <text:p>17.8013114929199</text:p>
              </table:table-cell>
              <table:table-cell office:value-type="float" office:value="9.04365348815918">
                <text:p>9.04365348815918</text:p>
              </table:table-cell>
              <table:table-cell office:value-type="float" office:value="12.7625484466553">
                <text:p>12.76254844665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9358377456665">
                <text:p>11.9358377456665</text:p>
              </table:table-cell>
              <table:table-cell office:value-type="float" office:value="7.61188220977783">
                <text:p>7.61188220977783</text:p>
              </table:table-cell>
              <table:table-cell office:value-type="float" office:value="16.5018310546875">
                <text:p>16.5018310546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1382646560669">
                <text:p>13.1382646560669</text:p>
              </table:table-cell>
              <table:table-cell office:value-type="float" office:value="17.4546356201172">
                <text:p>17.4546356201172</text:p>
              </table:table-cell>
              <table:table-cell office:value-type="float" office:value="12.9492511749268">
                <text:p>12.9492511749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0915174484253">
                <text:p>15.0915174484253</text:p>
              </table:table-cell>
              <table:table-cell office:value-type="float" office:value="16.7101707458496">
                <text:p>16.7101707458496</text:p>
              </table:table-cell>
              <table:table-cell office:value-type="float" office:value="19.732250213623">
                <text:p>19.7322502136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385817527771">
                <text:p>7.6385817527771</text:p>
              </table:table-cell>
              <table:table-cell office:value-type="float" office:value="9.57940864562988">
                <text:p>9.57940864562988</text:p>
              </table:table-cell>
              <table:table-cell office:value-type="float" office:value="15.0130128860474">
                <text:p>15.01301288604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5941410064697">
                <text:p>10.5941410064697</text:p>
              </table:table-cell>
              <table:table-cell office:value-type="float" office:value="11.8153476715088">
                <text:p>11.8153476715088</text:p>
              </table:table-cell>
              <table:table-cell office:value-type="float" office:value="13.9312734603882">
                <text:p>13.93127346038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6638326644897">
                <text:p>10.6638326644897</text:p>
              </table:table-cell>
              <table:table-cell office:value-type="float" office:value="12.1172065734863">
                <text:p>12.1172065734863</text:p>
              </table:table-cell>
              <table:table-cell office:value-type="float" office:value="7.51128673553467">
                <text:p>7.511286735534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8046131134033">
                <text:p>14.8046131134033</text:p>
              </table:table-cell>
              <table:table-cell office:value-type="float" office:value="13.5621023178101">
                <text:p>13.5621023178101</text:p>
              </table:table-cell>
              <table:table-cell office:value-type="float" office:value="18.1958408355713">
                <text:p>18.19584083557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3909549713135">
                <text:p>13.3909549713135</text:p>
              </table:table-cell>
              <table:table-cell office:value-type="float" office:value="12.1025428771973">
                <text:p>12.1025428771973</text:p>
              </table:table-cell>
              <table:table-cell office:value-type="float" office:value="8.79962158203125">
                <text:p>8.7996215820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09643793106079">
                <text:p>5.09643793106079</text:p>
              </table:table-cell>
              <table:table-cell office:value-type="float" office:value="15.861008644104">
                <text:p>15.861008644104</text:p>
              </table:table-cell>
              <table:table-cell office:value-type="float" office:value="12.8879299163818">
                <text:p>12.88792991638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97119522094727">
                <text:p>6.97119522094727</text:p>
              </table:table-cell>
              <table:table-cell office:value-type="float" office:value="19.023323059082">
                <text:p>19.023323059082</text:p>
              </table:table-cell>
              <table:table-cell office:value-type="float" office:value="15.264274597168">
                <text:p>15.264274597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8746509552002">
                <text:p>9.8746509552002</text:p>
              </table:table-cell>
              <table:table-cell office:value-type="float" office:value="13.5845737457275">
                <text:p>13.5845737457275</text:p>
              </table:table-cell>
              <table:table-cell office:value-type="float" office:value="12.7623300552368">
                <text:p>12.76233005523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5079317092896">
                <text:p>13.5079317092896</text:p>
              </table:table-cell>
              <table:table-cell office:value-type="float" office:value="13.901460647583">
                <text:p>13.901460647583</text:p>
              </table:table-cell>
              <table:table-cell office:value-type="float" office:value="13.4895925521851">
                <text:p>13.48959255218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30827808380127">
                <text:p>8.30827808380127</text:p>
              </table:table-cell>
              <table:table-cell office:value-type="float" office:value="12.5082569122314">
                <text:p>12.5082569122314</text:p>
              </table:table-cell>
              <table:table-cell office:value-type="float" office:value="13.4345989227295">
                <text:p>13.4345989227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3107624053955">
                <text:p>5.23107624053955</text:p>
              </table:table-cell>
              <table:table-cell office:value-type="float" office:value="15.3131675720215">
                <text:p>15.3131675720215</text:p>
              </table:table-cell>
              <table:table-cell office:value-type="float" office:value="13.6156730651855">
                <text:p>13.61567306518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38205623626709">
                <text:p>8.38205623626709</text:p>
              </table:table-cell>
              <table:table-cell office:value-type="float" office:value="16.5662899017334">
                <text:p>16.5662899017334</text:p>
              </table:table-cell>
              <table:table-cell office:value-type="float" office:value="17.9107799530029">
                <text:p>17.91077995300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89470624923706">
                <text:p>7.89470624923706</text:p>
              </table:table-cell>
              <table:table-cell office:value-type="float" office:value="8.08691310882568">
                <text:p>8.08691310882568</text:p>
              </table:table-cell>
              <table:table-cell office:value-type="float" office:value="11.6189107894897">
                <text:p>11.61891078948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5143766403198">
                <text:p>11.5143766403198</text:p>
              </table:table-cell>
              <table:table-cell office:value-type="float" office:value="15.1788187026978">
                <text:p>15.1788187026978</text:p>
              </table:table-cell>
              <table:table-cell office:value-type="float" office:value="10.398419380188">
                <text:p>10.3984193801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1978816986084">
                <text:p>22.1978816986084</text:p>
              </table:table-cell>
              <table:table-cell office:value-type="float" office:value="11.7119226455688">
                <text:p>11.7119226455688</text:p>
              </table:table-cell>
              <table:table-cell office:value-type="float" office:value="13.9862546920776">
                <text:p>13.98625469207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71456623077393">
                <text:p>6.71456623077393</text:p>
              </table:table-cell>
              <table:table-cell office:value-type="float" office:value="16.7676696777344">
                <text:p>16.7676696777344</text:p>
              </table:table-cell>
              <table:table-cell office:value-type="float" office:value="8.92893981933594">
                <text:p>8.928939819335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4242935180664">
                <text:p>10.4242935180664</text:p>
              </table:table-cell>
              <table:table-cell office:value-type="float" office:value="10.8332166671753">
                <text:p>10.8332166671753</text:p>
              </table:table-cell>
              <table:table-cell office:value-type="float" office:value="20.7407970428467">
                <text:p>20.74079704284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34084367752075">
                <text:p>7.34084367752075</text:p>
              </table:table-cell>
              <table:table-cell office:value-type="float" office:value="11.467432975769">
                <text:p>11.467432975769</text:p>
              </table:table-cell>
              <table:table-cell office:value-type="float" office:value="21.1879920959473">
                <text:p>21.18799209594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55973291397095">
                <text:p>4.55973291397095</text:p>
              </table:table-cell>
              <table:table-cell office:value-type="float" office:value="7.03228759765625">
                <text:p>7.03228759765625</text:p>
              </table:table-cell>
              <table:table-cell office:value-type="float" office:value="8.37634658813477">
                <text:p>8.376346588134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88101053237915">
                <text:p>7.88101053237915</text:p>
              </table:table-cell>
              <table:table-cell office:value-type="float" office:value="14.0073938369751">
                <text:p>14.0073938369751</text:p>
              </table:table-cell>
              <table:table-cell office:value-type="float" office:value="11.479679107666">
                <text:p>11.4796791076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887433052063">
                <text:p>15.887433052063</text:p>
              </table:table-cell>
              <table:table-cell office:value-type="float" office:value="16.9778537750244">
                <text:p>16.9778537750244</text:p>
              </table:table-cell>
              <table:table-cell office:value-type="float" office:value="17.7137889862061">
                <text:p>17.71378898620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18138313293457">
                <text:p>8.18138313293457</text:p>
              </table:table-cell>
              <table:table-cell office:value-type="float" office:value="7.76206064224243">
                <text:p>7.76206064224243</text:p>
              </table:table-cell>
              <table:table-cell office:value-type="float" office:value="10.051682472229">
                <text:p>10.0516824722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87742519378662">
                <text:p>9.87742519378662</text:p>
              </table:table-cell>
              <table:table-cell office:value-type="float" office:value="14.4947443008423">
                <text:p>14.4947443008423</text:p>
              </table:table-cell>
              <table:table-cell office:value-type="float" office:value="8.39471530914307">
                <text:p>8.394715309143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7772741317749">
                <text:p>11.7772741317749</text:p>
              </table:table-cell>
              <table:table-cell office:value-type="float" office:value="20.77956199646">
                <text:p>20.77956199646</text:p>
              </table:table-cell>
              <table:table-cell office:value-type="float" office:value="13.7918214797974">
                <text:p>13.7918214797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5914068222046">
                <text:p>15.5914068222046</text:p>
              </table:table-cell>
              <table:table-cell office:value-type="float" office:value="11.6503591537476">
                <text:p>11.6503591537476</text:p>
              </table:table-cell>
              <table:table-cell office:value-type="float" office:value="9.20858669281006">
                <text:p>9.208586692810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6028308868408">
                <text:p>6.16028308868408</text:p>
              </table:table-cell>
              <table:table-cell office:value-type="float" office:value="11.7659683227539">
                <text:p>11.7659683227539</text:p>
              </table:table-cell>
              <table:table-cell office:value-type="float" office:value="11.4142932891846">
                <text:p>11.41429328918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62674188613892">
                <text:p>5.62674188613892</text:p>
              </table:table-cell>
              <table:table-cell office:value-type="float" office:value="8.95362281799316">
                <text:p>8.95362281799316</text:p>
              </table:table-cell>
              <table:table-cell office:value-type="float" office:value="13.1655378341675">
                <text:p>13.1655378341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9305772781372">
                <text:p>15.9305772781372</text:p>
              </table:table-cell>
              <table:table-cell office:value-type="float" office:value="14.0076532363892">
                <text:p>14.0076532363892</text:p>
              </table:table-cell>
              <table:table-cell office:value-type="float" office:value="19.2641868591309">
                <text:p>19.26418685913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42148303985596">
                <text:p>8.42148303985596</text:p>
              </table:table-cell>
              <table:table-cell office:value-type="float" office:value="6.6159520149231">
                <text:p>6.6159520149231</text:p>
              </table:table-cell>
              <table:table-cell office:value-type="float" office:value="11.2569446563721">
                <text:p>11.25694465637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79009103775024">
                <text:p>5.79009103775024</text:p>
              </table:table-cell>
              <table:table-cell office:value-type="float" office:value="16.1273632049561">
                <text:p>16.1273632049561</text:p>
              </table:table-cell>
              <table:table-cell office:value-type="float" office:value="12.6259860992432">
                <text:p>12.6259860992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27122259140015">
                <text:p>5.27122259140015</text:p>
              </table:table-cell>
              <table:table-cell office:value-type="float" office:value="12.6947498321533">
                <text:p>12.6947498321533</text:p>
              </table:table-cell>
              <table:table-cell office:value-type="float" office:value="12.1918592453003">
                <text:p>12.19185924530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64713573455811">
                <text:p>9.64713573455811</text:p>
              </table:table-cell>
              <table:table-cell office:value-type="float" office:value="18.4380340576172">
                <text:p>18.4380340576172</text:p>
              </table:table-cell>
              <table:table-cell office:value-type="float" office:value="16.2218685150146">
                <text:p>16.22186851501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59804952144623">
                <text:p>0.459804952144623</text:p>
              </table:table-cell>
              <table:table-cell office:value-type="float" office:value="14.9910097122192">
                <text:p>14.9910097122192</text:p>
              </table:table-cell>
              <table:table-cell office:value-type="float" office:value="11.947057723999">
                <text:p>11.947057723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06634855270386">
                <text:p>4.06634855270386</text:p>
              </table:table-cell>
              <table:table-cell office:value-type="float" office:value="17.9493255615234">
                <text:p>17.9493255615234</text:p>
              </table:table-cell>
              <table:table-cell office:value-type="float" office:value="8.55004787445068">
                <text:p>8.550047874450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0007014274597">
                <text:p>1.70007014274597</text:p>
              </table:table-cell>
              <table:table-cell office:value-type="float" office:value="6.16734409332275">
                <text:p>6.16734409332275</text:p>
              </table:table-cell>
              <table:table-cell office:value-type="float" office:value="11.5271062850952">
                <text:p>11.52710628509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1299304962158">
                <text:p>12.1299304962158</text:p>
              </table:table-cell>
              <table:table-cell office:value-type="float" office:value="8.50318431854248">
                <text:p>8.50318431854248</text:p>
              </table:table-cell>
              <table:table-cell office:value-type="float" office:value="9.88211822509766">
                <text:p>9.882118225097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0432024002075">
                <text:p>10.0432024002075</text:p>
              </table:table-cell>
              <table:table-cell office:value-type="float" office:value="7.61247730255127">
                <text:p>7.61247730255127</text:p>
              </table:table-cell>
              <table:table-cell office:value-type="float" office:value="8.46057415008545">
                <text:p>8.460574150085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0600337982178">
                <text:p>11.0600337982178</text:p>
              </table:table-cell>
              <table:table-cell office:value-type="float" office:value="7.34506320953369">
                <text:p>7.34506320953369</text:p>
              </table:table-cell>
              <table:table-cell office:value-type="float" office:value="14.7044124603271">
                <text:p>14.70441246032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0888471603394">
                <text:p>5.70888471603394</text:p>
              </table:table-cell>
              <table:table-cell office:value-type="float" office:value="13.4477519989014">
                <text:p>13.4477519989014</text:p>
              </table:table-cell>
              <table:table-cell office:value-type="float" office:value="11.0900926589966">
                <text:p>11.09009265899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32906818389893">
                <text:p>9.32906818389893</text:p>
              </table:table-cell>
              <table:table-cell office:value-type="float" office:value="19.5532684326172">
                <text:p>19.5532684326172</text:p>
              </table:table-cell>
              <table:table-cell office:value-type="float" office:value="17.2292385101318">
                <text:p>17.22923851013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2142162323">
                <text:p>10.32142162323</text:p>
              </table:table-cell>
              <table:table-cell office:value-type="float" office:value="12.4749689102173">
                <text:p>12.4749689102173</text:p>
              </table:table-cell>
              <table:table-cell office:value-type="float" office:value="8.41518878936768">
                <text:p>8.415188789367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64704895019531">
                <text:p>9.64704895019531</text:p>
              </table:table-cell>
              <table:table-cell office:value-type="float" office:value="13.4860334396362">
                <text:p>13.4860334396362</text:p>
              </table:table-cell>
              <table:table-cell office:value-type="float" office:value="6.39077377319336">
                <text:p>6.390773773193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4840745925903">
                <text:p>6.14840745925903</text:p>
              </table:table-cell>
              <table:table-cell office:value-type="float" office:value="8.87052249908447">
                <text:p>8.87052249908447</text:p>
              </table:table-cell>
              <table:table-cell office:value-type="float" office:value="11.0772371292114">
                <text:p>11.07723712921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4521579742432">
                <text:p>14.4521579742432</text:p>
              </table:table-cell>
              <table:table-cell office:value-type="float" office:value="10.5019454956055">
                <text:p>10.5019454956055</text:p>
              </table:table-cell>
              <table:table-cell office:value-type="float" office:value="11.2898330688477">
                <text:p>11.28983306884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37227189540863">
                <text:p>0.937227189540863</text:p>
              </table:table-cell>
              <table:table-cell office:value-type="float" office:value="7.87952280044556">
                <text:p>7.87952280044556</text:p>
              </table:table-cell>
              <table:table-cell office:value-type="float" office:value="13.3521947860718">
                <text:p>13.35219478607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68696653842926">
                <text:p>0.968696653842926</text:p>
              </table:table-cell>
              <table:table-cell office:value-type="float" office:value="10.2685794830322">
                <text:p>10.2685794830322</text:p>
              </table:table-cell>
              <table:table-cell office:value-type="float" office:value="2.63554286956787">
                <text:p>2.635542869567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4997625350952">
                <text:p>4.14997625350952</text:p>
              </table:table-cell>
              <table:table-cell office:value-type="float" office:value="15.1454029083252">
                <text:p>15.1454029083252</text:p>
              </table:table-cell>
              <table:table-cell office:value-type="float" office:value="10.0041160583496">
                <text:p>10.00411605834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82866477966309">
                <text:p>7.82866477966309</text:p>
              </table:table-cell>
              <table:table-cell office:value-type="float" office:value="7.1435432434082">
                <text:p>7.1435432434082</text:p>
              </table:table-cell>
              <table:table-cell office:value-type="float" office:value="18.5179443359375">
                <text:p>18.517944335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1439514160156">
                <text:p>5.61439514160156</text:p>
              </table:table-cell>
              <table:table-cell office:value-type="float" office:value="10.2399206161499">
                <text:p>10.2399206161499</text:p>
              </table:table-cell>
              <table:table-cell office:value-type="float" office:value="15.6642026901245">
                <text:p>15.66420269012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43409657478333">
                <text:p>3.43409657478333</text:p>
              </table:table-cell>
              <table:table-cell office:value-type="float" office:value="8.00074577331543">
                <text:p>8.00074577331543</text:p>
              </table:table-cell>
              <table:table-cell office:value-type="float" office:value="6.03763246536255">
                <text:p>6.037632465362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37593841552734">
                <text:p>8.37593841552734</text:p>
              </table:table-cell>
              <table:table-cell office:value-type="float" office:value="15.1134157180786">
                <text:p>15.1134157180786</text:p>
              </table:table-cell>
              <table:table-cell office:value-type="float" office:value="5.51116561889648">
                <text:p>5.511165618896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80733394622803">
                <text:p>8.80733394622803</text:p>
              </table:table-cell>
              <table:table-cell office:value-type="float" office:value="9.88796234130859">
                <text:p>9.88796234130859</text:p>
              </table:table-cell>
              <table:table-cell office:value-type="float" office:value="11.6582164764404">
                <text:p>11.65821647644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25434875488281">
                <text:p>5.25434875488281</text:p>
              </table:table-cell>
              <table:table-cell office:value-type="float" office:value="20.1117305755615">
                <text:p>20.1117305755615</text:p>
              </table:table-cell>
              <table:table-cell office:value-type="float" office:value="5.97170114517212">
                <text:p>5.971701145172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53023147583008">
                <text:p>9.53023147583008</text:p>
              </table:table-cell>
              <table:table-cell office:value-type="float" office:value="8.11161613464356">
                <text:p>8.11161613464356</text:p>
              </table:table-cell>
              <table:table-cell office:value-type="float" office:value="9.48146533966064">
                <text:p>9.481465339660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38201332092285">
                <text:p>2.38201332092285</text:p>
              </table:table-cell>
              <table:table-cell office:value-type="float" office:value="15.3735876083374">
                <text:p>15.3735876083374</text:p>
              </table:table-cell>
              <table:table-cell office:value-type="float" office:value="14.1372623443604">
                <text:p>14.13726234436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94788551330566">
                <text:p>9.94788551330566</text:p>
              </table:table-cell>
              <table:table-cell office:value-type="float" office:value="12.5450868606567">
                <text:p>12.5450868606567</text:p>
              </table:table-cell>
              <table:table-cell office:value-type="float" office:value="17.4549827575684">
                <text:p>17.45498275756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03794717788696">
                <text:p>6.03794717788696</text:p>
              </table:table-cell>
              <table:table-cell office:value-type="float" office:value="10.9253711700439">
                <text:p>10.9253711700439</text:p>
              </table:table-cell>
              <table:table-cell office:value-type="float" office:value="16.2630996704102">
                <text:p>16.26309967041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2198920249939">
                <text:p>4.2198920249939</text:p>
              </table:table-cell>
              <table:table-cell office:value-type="float" office:value="17.8178462982178">
                <text:p>17.8178462982178</text:p>
              </table:table-cell>
              <table:table-cell office:value-type="float" office:value="16.150857925415">
                <text:p>16.1508579254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71763372421265">
                <text:p>4.71763372421265</text:p>
              </table:table-cell>
              <table:table-cell office:value-type="float" office:value="4.95438718795776">
                <text:p>4.95438718795776</text:p>
              </table:table-cell>
              <table:table-cell office:value-type="float" office:value="11.2281827926636">
                <text:p>11.22818279266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35524129867554">
                <text:p>7.35524129867554</text:p>
              </table:table-cell>
              <table:table-cell office:value-type="float" office:value="8.23213768005371">
                <text:p>8.23213768005371</text:p>
              </table:table-cell>
              <table:table-cell office:value-type="float" office:value="6.4431676864624">
                <text:p>6.44316768646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05952548980713">
                <text:p>8.05952548980713</text:p>
              </table:table-cell>
              <table:table-cell office:value-type="float" office:value="9.94662380218506">
                <text:p>9.94662380218506</text:p>
              </table:table-cell>
              <table:table-cell office:value-type="float" office:value="13.6890745162964">
                <text:p>13.68907451629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79912567138672">
                <text:p>7.79912567138672</text:p>
              </table:table-cell>
              <table:table-cell office:value-type="float" office:value="14.6965284347534">
                <text:p>14.6965284347534</text:p>
              </table:table-cell>
              <table:table-cell office:value-type="float" office:value="10.652660369873">
                <text:p>10.6526603698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70869922637939">
                <text:p>9.70869922637939</text:p>
              </table:table-cell>
              <table:table-cell office:value-type="float" office:value="6.36523532867432">
                <text:p>6.36523532867432</text:p>
              </table:table-cell>
              <table:table-cell office:value-type="float" office:value="19.4698638916016">
                <text:p>19.4698638916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9067659378052">
                <text:p>2.29067659378052</text:p>
              </table:table-cell>
              <table:table-cell office:value-type="float" office:value="8.72863864898682">
                <text:p>8.72863864898682</text:p>
              </table:table-cell>
              <table:table-cell office:value-type="float" office:value="14.8698959350586">
                <text:p>14.86989593505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4302678108215">
                <text:p>1.94302678108215</text:p>
              </table:table-cell>
              <table:table-cell office:value-type="float" office:value="11.4986047744751">
                <text:p>11.4986047744751</text:p>
              </table:table-cell>
              <table:table-cell office:value-type="float" office:value="11.8332576751709">
                <text:p>11.83325767517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83685827255249">
                <text:p>4.83685827255249</text:p>
              </table:table-cell>
              <table:table-cell office:value-type="float" office:value="10.6689043045044">
                <text:p>10.6689043045044</text:p>
              </table:table-cell>
              <table:table-cell office:value-type="float" office:value="13.9934730529785">
                <text:p>13.99347305297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2841081619263">
                <text:p>11.2841081619263</text:p>
              </table:table-cell>
              <table:table-cell office:value-type="float" office:value="16.2396049499512">
                <text:p>16.2396049499512</text:p>
              </table:table-cell>
              <table:table-cell office:value-type="float" office:value="9.12022399902344">
                <text:p>9.120223999023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80085563659668">
                <text:p>9.80085563659668</text:p>
              </table:table-cell>
              <table:table-cell office:value-type="float" office:value="5.61767101287842">
                <text:p>5.61767101287842</text:p>
              </table:table-cell>
              <table:table-cell office:value-type="float" office:value="7.98500537872314">
                <text:p>7.98500537872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7715034484863">
                <text:p>13.7715034484863</text:p>
              </table:table-cell>
              <table:table-cell office:value-type="float" office:value="17.8603534698486">
                <text:p>17.8603534698486</text:p>
              </table:table-cell>
              <table:table-cell office:value-type="float" office:value="4.61924552917481">
                <text:p>4.619245529174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94251728057861">
                <text:p>5.94251728057861</text:p>
              </table:table-cell>
              <table:table-cell office:value-type="float" office:value="4.19320011138916">
                <text:p>4.19320011138916</text:p>
              </table:table-cell>
              <table:table-cell office:value-type="float" office:value="9.28121852874756">
                <text:p>9.281218528747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08962726593018">
                <text:p>9.08962726593018</text:p>
              </table:table-cell>
              <table:table-cell office:value-type="float" office:value="4.69899845123291">
                <text:p>4.69899845123291</text:p>
              </table:table-cell>
              <table:table-cell office:value-type="float" office:value="9.36136817932129">
                <text:p>9.361368179321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91465091705322">
                <text:p>7.91465091705322</text:p>
              </table:table-cell>
              <table:table-cell office:value-type="float" office:value="7.49449443817139">
                <text:p>7.49449443817139</text:p>
              </table:table-cell>
              <table:table-cell office:value-type="float" office:value="13.9153890609741">
                <text:p>13.91538906097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1310338973999">
                <text:p>8.1310338973999</text:p>
              </table:table-cell>
              <table:table-cell office:value-type="float" office:value="6.056809425354">
                <text:p>6.056809425354</text:p>
              </table:table-cell>
              <table:table-cell office:value-type="float" office:value="12.0528469085693">
                <text:p>12.05284690856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2881479263306">
                <text:p>11.2881479263306</text:p>
              </table:table-cell>
              <table:table-cell office:value-type="float" office:value="13.5680732727051">
                <text:p>13.5680732727051</text:p>
              </table:table-cell>
              <table:table-cell office:value-type="float" office:value="14.3871536254883">
                <text:p>14.38715362548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73407173156738">
                <text:p>7.73407173156738</text:p>
              </table:table-cell>
              <table:table-cell office:value-type="float" office:value="16.3084850311279">
                <text:p>16.3084850311279</text:p>
              </table:table-cell>
              <table:table-cell office:value-type="float" office:value="21.6544609069824">
                <text:p>21.65446090698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75206804275513">
                <text:p>5.75206804275513</text:p>
              </table:table-cell>
              <table:table-cell office:value-type="float" office:value="12.3139820098877">
                <text:p>12.3139820098877</text:p>
              </table:table-cell>
              <table:table-cell office:value-type="float" office:value="9.00246810913086">
                <text:p>9.002468109130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82108449935913">
                <text:p>7.82108449935913</text:p>
              </table:table-cell>
              <table:table-cell office:value-type="float" office:value="9.90908432006836">
                <text:p>9.90908432006836</text:p>
              </table:table-cell>
              <table:table-cell office:value-type="float" office:value="12.3487434387207">
                <text:p>12.34874343872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77122163772583">
                <text:p>5.77122163772583</text:p>
              </table:table-cell>
              <table:table-cell office:value-type="float" office:value="10.5556287765503">
                <text:p>10.5556287765503</text:p>
              </table:table-cell>
              <table:table-cell office:value-type="float" office:value="11.3986577987671">
                <text:p>11.39865779876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09278297424316">
                <text:p>6.09278297424316</text:p>
              </table:table-cell>
              <table:table-cell office:value-type="float" office:value="3.59669017791748">
                <text:p>3.59669017791748</text:p>
              </table:table-cell>
              <table:table-cell office:value-type="float" office:value="3.62076139450073">
                <text:p>3.620761394500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5007457733154">
                <text:p>13.5007457733154</text:p>
              </table:table-cell>
              <table:table-cell office:value-type="float" office:value="21.5561294555664">
                <text:p>21.5561294555664</text:p>
              </table:table-cell>
              <table:table-cell office:value-type="float" office:value="10.5858697891235">
                <text:p>10.58586978912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64273357391357">
                <text:p>8.64273357391357</text:p>
              </table:table-cell>
              <table:table-cell office:value-type="float" office:value="7.60037899017334">
                <text:p>7.60037899017334</text:p>
              </table:table-cell>
              <table:table-cell office:value-type="float" office:value="8.60728645324707">
                <text:p>8.60728645324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12908887863159">
                <text:p>4.12908887863159</text:p>
              </table:table-cell>
              <table:table-cell office:value-type="float" office:value="10.0586099624634">
                <text:p>10.0586099624634</text:p>
              </table:table-cell>
              <table:table-cell office:value-type="float" office:value="11.6197214126587">
                <text:p>11.61972141265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4338915348053">
                <text:p>3.4338915348053</text:p>
              </table:table-cell>
              <table:table-cell office:value-type="float" office:value="11.8934717178345">
                <text:p>11.8934717178345</text:p>
              </table:table-cell>
              <table:table-cell office:value-type="float" office:value="15.1323900222778">
                <text:p>15.13239002227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30204629898071">
                <text:p>4.30204629898071</text:p>
              </table:table-cell>
              <table:table-cell office:value-type="float" office:value="8.31155204772949">
                <text:p>8.31155204772949</text:p>
              </table:table-cell>
              <table:table-cell office:value-type="float" office:value="7.62747192382813">
                <text:p>7.627471923828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98722791671753">
                <text:p>5.98722791671753</text:p>
              </table:table-cell>
              <table:table-cell office:value-type="float" office:value="9.90340805053711">
                <text:p>9.90340805053711</text:p>
              </table:table-cell>
              <table:table-cell office:value-type="float" office:value="6.02172803878784">
                <text:p>6.021728038787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73878765106201">
                <text:p>9.73878765106201</text:p>
              </table:table-cell>
              <table:table-cell office:value-type="float" office:value="15.8299913406372">
                <text:p>15.8299913406372</text:p>
              </table:table-cell>
              <table:table-cell office:value-type="float" office:value="3.37486600875854">
                <text:p>3.374866008758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2650289535522">
                <text:p>2.22650289535522</text:p>
              </table:table-cell>
              <table:table-cell office:value-type="float" office:value="9.29666614532471">
                <text:p>9.29666614532471</text:p>
              </table:table-cell>
              <table:table-cell office:value-type="float" office:value="10.8446016311646">
                <text:p>10.84460163116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83565235137939">
                <text:p>5.83565235137939</text:p>
              </table:table-cell>
              <table:table-cell office:value-type="float" office:value="11.8158664703369">
                <text:p>11.8158664703369</text:p>
              </table:table-cell>
              <table:table-cell office:value-type="float" office:value="8.46164703369141">
                <text:p>8.461647033691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.45279788970947">
                <text:p>9.45279788970947</text:p>
              </table:table-cell>
              <table:table-cell office:value-type="float" office:value="17.0397109985352">
                <text:p>17.0397109985352</text:p>
              </table:table-cell>
              <table:table-cell office:value-type="float" office:value="12.1871318817139">
                <text:p>12.18713188171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3558406829834">
                <text:p>4.3558406829834</text:p>
              </table:table-cell>
              <table:table-cell office:value-type="float" office:value="6.30484867095947">
                <text:p>6.30484867095947</text:p>
              </table:table-cell>
              <table:table-cell office:value-type="float" office:value="7.92030048370361">
                <text:p>7.920300483703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3940544128418">
                <text:p>13.3940544128418</text:p>
              </table:table-cell>
              <table:table-cell office:value-type="float" office:value="11.4951333999634">
                <text:p>11.4951333999634</text:p>
              </table:table-cell>
              <table:table-cell office:value-type="float" office:value="6.31432151794434">
                <text:p>6.314321517944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2276663780212">
                <text:p>1.72276663780212</text:p>
              </table:table-cell>
              <table:table-cell office:value-type="float" office:value="14.408899307251">
                <text:p>14.408899307251</text:p>
              </table:table-cell>
              <table:table-cell office:value-type="float" office:value="6.51471948623657">
                <text:p>6.51471948623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